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_ang_prueba_squad_01" table:style-name="ta1">
        <table:shapes>
          <draw:frame draw:z-index="0" draw:style-name="gr1" draw:text-style-name="P1" svg:width="15.999cm" svg:height="8.999cm" svg:x="11.662cm" svg:y="1.03cm">
            <draw:object draw:notify-on-update-of-ranges="datos_ang_prueba_squad_01.C1:datos_ang_prueba_squad_01.C1 datos_ang_prueba_squad_01.C2:datos_ang_prueba_squad_01.C279 datos_ang_prueba_squad_01.D1:datos_ang_prueba_squad_01.D1 datos_ang_prueba_squad_01.D2:datos_ang_prueba_squad_01.D279 datos_ang_prueba_squad_01.C1:datos_ang_prueba_squad_01.C1 datos_ang_prueba_squad_01.C2:datos_ang_prueba_squad_01.C279 datos_ang_prueba_squad_01.E1:datos_ang_prueba_squad_01.E1 datos_ang_prueba_squad_01.E2:datos_ang_prueba_squad_01.E27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Time (s)</text:p>
          </table:table-cell>
          <table:table-cell office:value-type="string" calcext:value-type="string">
            <text:p># Ang (°)</text:p>
          </table:table-cell>
          <table:table-cell office:value-type="string" calcext:value-type="string">
            <text:p>Vel (°/s)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7.49" calcext:value-type="float">
            <text:p>167,49</text:p>
          </table:table-cell>
          <table:table-cell office:value-type="float" office:value="-1.747" calcext:value-type="float">
            <text:p>-1,747</text:p>
          </table:table-cell>
        </table:table-row>
        <table:table-row table:style-name="ro1">
          <table:table-cell table:number-columns-repeated="2"/>
          <table:table-cell office:value-type="float" office:value="0.04" calcext:value-type="float">
            <text:p>0,04</text:p>
          </table:table-cell>
          <table:table-cell office:value-type="float" office:value="166.745" calcext:value-type="float">
            <text:p>166,745</text:p>
          </table:table-cell>
          <table:table-cell office:value-type="float" office:value="-17.043" calcext:value-type="float">
            <text:p>-17,043</text:p>
          </table:table-cell>
        </table:table-row>
        <table:table-row table:style-name="ro1">
          <table:table-cell table:number-columns-repeated="2"/>
          <table:table-cell office:value-type="float" office:value="0.08" calcext:value-type="float">
            <text:p>0,08</text:p>
          </table:table-cell>
          <table:table-cell office:value-type="float" office:value="166.675" calcext:value-type="float">
            <text:p>166,675</text:p>
          </table:table-cell>
          <table:table-cell office:value-type="float" office:value="-29.45" calcext:value-type="float">
            <text:p>-29,45</text:p>
          </table:table-cell>
        </table:table-row>
        <table:table-row table:style-name="ro1">
          <table:table-cell table:number-columns-repeated="2"/>
          <table:table-cell office:value-type="float" office:value="0.12" calcext:value-type="float">
            <text:p>0,12</text:p>
          </table:table-cell>
          <table:table-cell office:value-type="float" office:value="165.993" calcext:value-type="float">
            <text:p>165,993</text:p>
          </table:table-cell>
          <table:table-cell office:value-type="float" office:value="-49.123" calcext:value-type="float">
            <text:p>-49,123</text:p>
          </table:table-cell>
        </table:table-row>
        <table:table-row table:style-name="ro1">
          <table:table-cell table:number-columns-repeated="2"/>
          <table:table-cell office:value-type="float" office:value="0.16" calcext:value-type="float">
            <text:p>0,16</text:p>
          </table:table-cell>
          <table:table-cell office:value-type="float" office:value="164.815" calcext:value-type="float">
            <text:p>164,815</text:p>
          </table:table-cell>
          <table:table-cell office:value-type="float" office:value="-71.595" calcext:value-type="float">
            <text:p>-71,595</text:p>
          </table:table-cell>
        </table:table-row>
        <table:table-row table:style-name="ro1"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162.85" calcext:value-type="float">
            <text:p>162,85</text:p>
          </table:table-cell>
          <table:table-cell office:value-type="float" office:value="-84.145" calcext:value-type="float">
            <text:p>-84,145</text:p>
          </table:table-cell>
        </table:table-row>
        <table:table-row table:style-name="ro1">
          <table:table-cell table:number-columns-repeated="2"/>
          <table:table-cell office:value-type="float" office:value="0.24" calcext:value-type="float">
            <text:p>0,24</text:p>
          </table:table-cell>
          <table:table-cell office:value-type="float" office:value="159.987" calcext:value-type="float">
            <text:p>159,987</text:p>
          </table:table-cell>
          <table:table-cell office:value-type="float" office:value="-91.194" calcext:value-type="float">
            <text:p>-91,194</text:p>
          </table:table-cell>
        </table:table-row>
        <table:table-row table:style-name="ro1">
          <table:table-cell table:number-columns-repeated="2"/>
          <table:table-cell office:value-type="float" office:value="0.28" calcext:value-type="float">
            <text:p>0,28</text:p>
          </table:table-cell>
          <table:table-cell office:value-type="float" office:value="156.621" calcext:value-type="float">
            <text:p>156,621</text:p>
          </table:table-cell>
          <table:table-cell office:value-type="float" office:value="-104.263" calcext:value-type="float">
            <text:p>-104,263</text:p>
          </table:table-cell>
        </table:table-row>
        <table:table-row table:style-name="ro1">
          <table:table-cell table:number-columns-repeated="2"/>
          <table:table-cell office:value-type="float" office:value="0.32" calcext:value-type="float">
            <text:p>0,32</text:p>
          </table:table-cell>
          <table:table-cell office:value-type="float" office:value="152.973" calcext:value-type="float">
            <text:p>152,973</text:p>
          </table:table-cell>
          <table:table-cell office:value-type="float" office:value="-113.688" calcext:value-type="float">
            <text:p>-113,688</text:p>
          </table:table-cell>
        </table:table-row>
        <table:table-row table:style-name="ro1"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148.803" calcext:value-type="float">
            <text:p>148,803</text:p>
          </table:table-cell>
          <table:table-cell office:value-type="float" office:value="-116.923" calcext:value-type="float">
            <text:p>-116,923</text:p>
          </table:table-cell>
        </table:table-row>
        <table:table-row table:style-name="ro1">
          <table:table-cell table:number-columns-repeated="2"/>
          <table:table-cell office:value-type="float" office:value="0.4" calcext:value-type="float">
            <text:p>0,4</text:p>
          </table:table-cell>
          <table:table-cell office:value-type="float" office:value="144.255" calcext:value-type="float">
            <text:p>144,255</text:p>
          </table:table-cell>
          <table:table-cell office:value-type="float" office:value="-110.69" calcext:value-type="float">
            <text:p>-110,69</text:p>
          </table:table-cell>
        </table:table-row>
        <table:table-row table:style-name="ro1">
          <table:table-cell table:number-columns-repeated="2"/>
          <table:table-cell office:value-type="float" office:value="0.44" calcext:value-type="float">
            <text:p>0,44</text:p>
          </table:table-cell>
          <table:table-cell office:value-type="float" office:value="139.578" calcext:value-type="float">
            <text:p>139,578</text:p>
          </table:table-cell>
          <table:table-cell office:value-type="float" office:value="-107.238" calcext:value-type="float">
            <text:p>-107,238</text:p>
          </table:table-cell>
        </table:table-row>
        <table:table-row table:style-name="ro1">
          <table:table-cell table:number-columns-repeated="2"/>
          <table:table-cell office:value-type="float" office:value="0.48" calcext:value-type="float">
            <text:p>0,48</text:p>
          </table:table-cell>
          <table:table-cell office:value-type="float" office:value="135.151" calcext:value-type="float">
            <text:p>135,151</text:p>
          </table:table-cell>
          <table:table-cell office:value-type="float" office:value="-106.402" calcext:value-type="float">
            <text:p>-106,402</text:p>
          </table:table-cell>
        </table:table-row>
        <table:table-row table:style-name="ro1">
          <table:table-cell table:number-columns-repeated="2"/>
          <table:table-cell office:value-type="float" office:value="0.52" calcext:value-type="float">
            <text:p>0,52</text:p>
          </table:table-cell>
          <table:table-cell office:value-type="float" office:value="130.861" calcext:value-type="float">
            <text:p>130,861</text:p>
          </table:table-cell>
          <table:table-cell office:value-type="float" office:value="-111.721" calcext:value-type="float">
            <text:p>-111,721</text:p>
          </table:table-cell>
        </table:table-row>
        <table:table-row table:style-name="ro1">
          <table:table-cell table:number-columns-repeated="2"/>
          <table:table-cell office:value-type="float" office:value="0.56" calcext:value-type="float">
            <text:p>0,56</text:p>
          </table:table-cell>
          <table:table-cell office:value-type="float" office:value="126.605" calcext:value-type="float">
            <text:p>126,605</text:p>
          </table:table-cell>
          <table:table-cell office:value-type="float" office:value="-107.247" calcext:value-type="float">
            <text:p>-107,247</text:p>
          </table:table-cell>
        </table:table-row>
        <table:table-row table:style-name="ro1"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22.136" calcext:value-type="float">
            <text:p>122,136</text:p>
          </table:table-cell>
          <table:table-cell office:value-type="float" office:value="-97.493" calcext:value-type="float">
            <text:p>-97,493</text:p>
          </table:table-cell>
        </table:table-row>
        <table:table-row table:style-name="ro1">
          <table:table-cell table:number-columns-repeated="2"/>
          <table:table-cell office:value-type="float" office:value="0.64" calcext:value-type="float">
            <text:p>0,64</text:p>
          </table:table-cell>
          <table:table-cell office:value-type="float" office:value="117.846" calcext:value-type="float">
            <text:p>117,846</text:p>
          </table:table-cell>
          <table:table-cell office:value-type="float" office:value="-94.802" calcext:value-type="float">
            <text:p>-94,802</text:p>
          </table:table-cell>
        </table:table-row>
        <table:table-row table:style-name="ro1">
          <table:table-cell table:number-columns-repeated="2"/>
          <table:table-cell office:value-type="float" office:value="0.68" calcext:value-type="float">
            <text:p>0,68</text:p>
          </table:table-cell>
          <table:table-cell office:value-type="float" office:value="113.946" calcext:value-type="float">
            <text:p>113,946</text:p>
          </table:table-cell>
          <table:table-cell office:value-type="float" office:value="-95.71" calcext:value-type="float">
            <text:p>-95,71</text:p>
          </table:table-cell>
        </table:table-row>
        <table:table-row table:style-name="ro1">
          <table:table-cell table:number-columns-repeated="2"/>
          <table:table-cell office:value-type="float" office:value="0.72" calcext:value-type="float">
            <text:p>0,72</text:p>
          </table:table-cell>
          <table:table-cell office:value-type="float" office:value="110.154" calcext:value-type="float">
            <text:p>110,154</text:p>
          </table:table-cell>
          <table:table-cell office:value-type="float" office:value="-92.775" calcext:value-type="float">
            <text:p>-92,775</text:p>
          </table:table-cell>
        </table:table-row>
        <table:table-row table:style-name="ro1">
          <table:table-cell table:number-columns-repeated="2"/>
          <table:table-cell office:value-type="float" office:value="0.76" calcext:value-type="float">
            <text:p>0,76</text:p>
          </table:table-cell>
          <table:table-cell office:value-type="float" office:value="106.326" calcext:value-type="float">
            <text:p>106,326</text:p>
          </table:table-cell>
          <table:table-cell office:value-type="float" office:value="-88.831" calcext:value-type="float">
            <text:p>-88,831</text:p>
          </table:table-cell>
        </table:table-row>
        <table:table-row table:style-name="ro1"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102.615" calcext:value-type="float">
            <text:p>102,615</text:p>
          </table:table-cell>
          <table:table-cell office:value-type="float" office:value="-89.574" calcext:value-type="float">
            <text:p>-89,574</text:p>
          </table:table-cell>
        </table:table-row>
        <table:table-row table:style-name="ro1">
          <table:table-cell table:number-columns-repeated="2"/>
          <table:table-cell office:value-type="float" office:value="0.84" calcext:value-type="float">
            <text:p>0,84</text:p>
          </table:table-cell>
          <table:table-cell office:value-type="float" office:value="99.062" calcext:value-type="float">
            <text:p>99,062</text:p>
          </table:table-cell>
          <table:table-cell office:value-type="float" office:value="-86.747" calcext:value-type="float">
            <text:p>-86,747</text:p>
          </table:table-cell>
        </table:table-row>
        <table:table-row table:style-name="ro1">
          <table:table-cell table:number-columns-repeated="2"/>
          <table:table-cell office:value-type="float" office:value="0.88" calcext:value-type="float">
            <text:p>0,88</text:p>
          </table:table-cell>
          <table:table-cell office:value-type="float" office:value="95.479" calcext:value-type="float">
            <text:p>95,479</text:p>
          </table:table-cell>
          <table:table-cell office:value-type="float" office:value="-79.103" calcext:value-type="float">
            <text:p>-79,103</text:p>
          </table:table-cell>
        </table:table-row>
        <table:table-row table:style-name="ro1">
          <table:table-cell table:number-columns-repeated="2"/>
          <table:table-cell office:value-type="float" office:value="0.92" calcext:value-type="float">
            <text:p>0,92</text:p>
          </table:table-cell>
          <table:table-cell office:value-type="float" office:value="92.009" calcext:value-type="float">
            <text:p>92,009</text:p>
          </table:table-cell>
          <table:table-cell office:value-type="float" office:value="-69.947" calcext:value-type="float">
            <text:p>-69,947</text:p>
          </table:table-cell>
        </table:table-row>
        <table:table-row table:style-name="ro1">
          <table:table-cell table:number-columns-repeated="2"/>
          <table:table-cell office:value-type="float" office:value="0.96" calcext:value-type="float">
            <text:p>0,96</text:p>
          </table:table-cell>
          <table:table-cell office:value-type="float" office:value="88.845" calcext:value-type="float">
            <text:p>88,845</text:p>
          </table:table-cell>
          <table:table-cell office:value-type="float" office:value="-59.79" calcext:value-type="float">
            <text:p>-59,79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6.047" calcext:value-type="float">
            <text:p>86,047</text:p>
          </table:table-cell>
          <table:table-cell office:value-type="float" office:value="-49.43" calcext:value-type="float">
            <text:p>-49,43</text:p>
          </table:table-cell>
        </table:table-row>
        <table:table-row table:style-name="ro1">
          <table:table-cell table:number-columns-repeated="2"/>
          <table:table-cell office:value-type="float" office:value="1.04" calcext:value-type="float">
            <text:p>1,04</text:p>
          </table:table-cell>
          <table:table-cell office:value-type="float" office:value="83.655" calcext:value-type="float">
            <text:p>83,655</text:p>
          </table:table-cell>
          <table:table-cell office:value-type="float" office:value="-39.528" calcext:value-type="float">
            <text:p>-39,528</text:p>
          </table:table-cell>
        </table:table-row>
        <table:table-row table:style-name="ro1">
          <table:table-cell table:number-columns-repeated="2"/>
          <table:table-cell office:value-type="float" office:value="1.08" calcext:value-type="float">
            <text:p>1,08</text:p>
          </table:table-cell>
          <table:table-cell office:value-type="float" office:value="81.678" calcext:value-type="float">
            <text:p>81,678</text:p>
          </table:table-cell>
          <table:table-cell office:value-type="float" office:value="-20.045" calcext:value-type="float">
            <text:p>-20,045</text:p>
          </table:table-cell>
        </table:table-row>
        <table:table-row table:style-name="ro1">
          <table:table-cell table:number-columns-repeated="2"/>
          <table:table-cell office:value-type="float" office:value="1.12" calcext:value-type="float">
            <text:p>1,12</text:p>
          </table:table-cell>
          <table:table-cell office:value-type="float" office:value="80.097" calcext:value-type="float">
            <text:p>80,097</text:p>
          </table:table-cell>
          <table:table-cell office:value-type="float" office:value="-5.249" calcext:value-type="float">
            <text:p>-5,249</text:p>
          </table:table-cell>
        </table:table-row>
        <table:table-row table:style-name="ro1">
          <table:table-cell table:number-columns-repeated="2"/>
          <table:table-cell office:value-type="float" office:value="1.16" calcext:value-type="float">
            <text:p>1,16</text:p>
          </table:table-cell>
          <table:table-cell office:value-type="float" office:value="79.295" calcext:value-type="float">
            <text:p>79,295</text:p>
          </table:table-cell>
          <table:table-cell office:value-type="float" office:value="9.749" calcext:value-type="float">
            <text:p>9,749</text:p>
          </table:table-cell>
        </table:table-row>
        <table:table-row table:style-name="ro1">
          <table:table-cell table:number-columns-repeated="2"/>
          <table:table-cell office:value-type="float" office:value="1.2" calcext:value-type="float">
            <text:p>1,2</text:p>
          </table:table-cell>
          <table:table-cell office:value-type="float" office:value="79.085" calcext:value-type="float">
            <text:p>79,085</text:p>
          </table:table-cell>
          <table:table-cell office:value-type="float" office:value="21.99" calcext:value-type="float">
            <text:p>21,99</text:p>
          </table:table-cell>
        </table:table-row>
        <table:table-row table:style-name="ro1">
          <table:table-cell table:number-columns-repeated="2"/>
          <table:table-cell office:value-type="float" office:value="1.24" calcext:value-type="float">
            <text:p>1,24</text:p>
          </table:table-cell>
          <table:table-cell office:value-type="float" office:value="79.475" calcext:value-type="float">
            <text:p>79,475</text:p>
          </table:table-cell>
          <table:table-cell office:value-type="float" office:value="36.488" calcext:value-type="float">
            <text:p>36,488</text:p>
          </table:table-cell>
        </table:table-row>
        <table:table-row table:style-name="ro1">
          <table:table-cell table:number-columns-repeated="2"/>
          <table:table-cell office:value-type="float" office:value="1.28" calcext:value-type="float">
            <text:p>1,28</text:p>
          </table:table-cell>
          <table:table-cell office:value-type="float" office:value="80.355" calcext:value-type="float">
            <text:p>80,355</text:p>
          </table:table-cell>
          <table:table-cell office:value-type="float" office:value="40.904" calcext:value-type="float">
            <text:p>40,904</text:p>
          </table:table-cell>
        </table:table-row>
        <table:table-row table:style-name="ro1">
          <table:table-cell table:number-columns-repeated="2"/>
          <table:table-cell office:value-type="float" office:value="1.32" calcext:value-type="float">
            <text:p>1,32</text:p>
          </table:table-cell>
          <table:table-cell office:value-type="float" office:value="81.814" calcext:value-type="float">
            <text:p>81,814</text:p>
          </table:table-cell>
          <table:table-cell office:value-type="float" office:value="47.594" calcext:value-type="float">
            <text:p>47,594</text:p>
          </table:table-cell>
        </table:table-row>
        <table:table-row table:style-name="ro1">
          <table:table-cell table:number-columns-repeated="2"/>
          <table:table-cell office:value-type="float" office:value="1.36" calcext:value-type="float">
            <text:p>1,36</text:p>
          </table:table-cell>
          <table:table-cell office:value-type="float" office:value="83.45" calcext:value-type="float">
            <text:p>83,45</text:p>
          </table:table-cell>
          <table:table-cell office:value-type="float" office:value="56.795" calcext:value-type="float">
            <text:p>56,795</text:p>
          </table:table-cell>
        </table:table-row>
        <table:table-row table:style-name="ro1">
          <table:table-cell table:number-columns-repeated="2"/>
          <table:table-cell office:value-type="float" office:value="1.4" calcext:value-type="float">
            <text:p>1,4</text:p>
          </table:table-cell>
          <table:table-cell office:value-type="float" office:value="85.354" calcext:value-type="float">
            <text:p>85,354</text:p>
          </table:table-cell>
          <table:table-cell office:value-type="float" office:value="63.843" calcext:value-type="float">
            <text:p>63,843</text:p>
          </table:table-cell>
        </table:table-row>
        <table:table-row table:style-name="ro1">
          <table:table-cell table:number-columns-repeated="2"/>
          <table:table-cell office:value-type="float" office:value="1.44" calcext:value-type="float">
            <text:p>1,44</text:p>
          </table:table-cell>
          <table:table-cell office:value-type="float" office:value="87.626" calcext:value-type="float">
            <text:p>87,626</text:p>
          </table:table-cell>
          <table:table-cell office:value-type="float" office:value="65.307" calcext:value-type="float">
            <text:p>65,307</text:p>
          </table:table-cell>
        </table:table-row>
        <table:table-row table:style-name="ro1">
          <table:table-cell table:number-columns-repeated="2"/>
          <table:table-cell office:value-type="float" office:value="1.48" calcext:value-type="float">
            <text:p>1,48</text:p>
          </table:table-cell>
          <table:table-cell office:value-type="float" office:value="90.18" calcext:value-type="float">
            <text:p>90,18</text:p>
          </table:table-cell>
          <table:table-cell office:value-type="float" office:value="77.485" calcext:value-type="float">
            <text:p>77,485</text:p>
          </table:table-cell>
        </table:table-row>
        <table:table-row table:style-name="ro1">
          <table:table-cell table:number-columns-repeated="2"/>
          <table:table-cell office:value-type="float" office:value="1.52" calcext:value-type="float">
            <text:p>1,52</text:p>
          </table:table-cell>
          <table:table-cell office:value-type="float" office:value="92.792" calcext:value-type="float">
            <text:p>92,792</text:p>
          </table:table-cell>
          <table:table-cell office:value-type="float" office:value="87.973" calcext:value-type="float">
            <text:p>87,973</text:p>
          </table:table-cell>
        </table:table-row>
        <table:table-row table:style-name="ro1">
          <table:table-cell table:number-columns-repeated="2"/>
          <table:table-cell office:value-type="float" office:value="1.56" calcext:value-type="float">
            <text:p>1,56</text:p>
          </table:table-cell>
          <table:table-cell office:value-type="float" office:value="95.891" calcext:value-type="float">
            <text:p>95,891</text:p>
          </table:table-cell>
          <table:table-cell office:value-type="float" office:value="106.856" calcext:value-type="float">
            <text:p>106,856</text:p>
          </table:table-cell>
        </table:table-row>
        <table:table-row table:style-name="ro1">
          <table:table-cell table:number-columns-repeated="2"/>
          <table:table-cell office:value-type="float" office:value="1.6" calcext:value-type="float">
            <text:p>1,6</text:p>
          </table:table-cell>
          <table:table-cell office:value-type="float" office:value="99.41" calcext:value-type="float">
            <text:p>99,41</text:p>
          </table:table-cell>
          <table:table-cell office:value-type="float" office:value="113.973" calcext:value-type="float">
            <text:p>113,973</text:p>
          </table:table-cell>
        </table:table-row>
        <table:table-row table:style-name="ro1">
          <table:table-cell table:number-columns-repeated="2"/>
          <table:table-cell office:value-type="float" office:value="1.64" calcext:value-type="float">
            <text:p>1,64</text:p>
          </table:table-cell>
          <table:table-cell office:value-type="float" office:value="103.685" calcext:value-type="float">
            <text:p>103,685</text:p>
          </table:table-cell>
          <table:table-cell office:value-type="float" office:value="117.51" calcext:value-type="float">
            <text:p>117,51</text:p>
          </table:table-cell>
        </table:table-row>
        <table:table-row table:style-name="ro1">
          <table:table-cell table:number-columns-repeated="2"/>
          <table:table-cell office:value-type="float" office:value="1.68" calcext:value-type="float">
            <text:p>1,68</text:p>
          </table:table-cell>
          <table:table-cell office:value-type="float" office:value="108.243" calcext:value-type="float">
            <text:p>108,243</text:p>
          </table:table-cell>
          <table:table-cell office:value-type="float" office:value="122.538" calcext:value-type="float">
            <text:p>122,538</text:p>
          </table:table-cell>
        </table:table-row>
        <table:table-row table:style-name="ro1">
          <table:table-cell table:number-columns-repeated="2"/>
          <table:table-cell office:value-type="float" office:value="1.72" calcext:value-type="float">
            <text:p>1,72</text:p>
          </table:table-cell>
          <table:table-cell office:value-type="float" office:value="112.944" calcext:value-type="float">
            <text:p>112,944</text:p>
          </table:table-cell>
          <table:table-cell office:value-type="float" office:value="118.798" calcext:value-type="float">
            <text:p>118,798</text:p>
          </table:table-cell>
        </table:table-row>
        <table:table-row table:style-name="ro1">
          <table:table-cell table:number-columns-repeated="2"/>
          <table:table-cell office:value-type="float" office:value="1.76" calcext:value-type="float">
            <text:p>1,76</text:p>
          </table:table-cell>
          <table:table-cell office:value-type="float" office:value="117.845" calcext:value-type="float">
            <text:p>117,845</text:p>
          </table:table-cell>
          <table:table-cell office:value-type="float" office:value="117.061" calcext:value-type="float">
            <text:p>117,061</text:p>
          </table:table-cell>
        </table:table-row>
        <table:table-row table:style-name="ro1">
          <table:table-cell table:number-columns-repeated="2"/>
          <table:table-cell office:value-type="float" office:value="1.8" calcext:value-type="float">
            <text:p>1,8</text:p>
          </table:table-cell>
          <table:table-cell office:value-type="float" office:value="122.597" calcext:value-type="float">
            <text:p>122,597</text:p>
          </table:table-cell>
          <table:table-cell office:value-type="float" office:value="110.799" calcext:value-type="float">
            <text:p>110,799</text:p>
          </table:table-cell>
        </table:table-row>
        <table:table-row table:style-name="ro1">
          <table:table-cell table:number-columns-repeated="2"/>
          <table:table-cell office:value-type="float" office:value="1.84" calcext:value-type="float">
            <text:p>1,84</text:p>
          </table:table-cell>
          <table:table-cell office:value-type="float" office:value="127.28" calcext:value-type="float">
            <text:p>127,28</text:p>
          </table:table-cell>
          <table:table-cell office:value-type="float" office:value="98.954" calcext:value-type="float">
            <text:p>98,954</text:p>
          </table:table-cell>
        </table:table-row>
        <table:table-row table:style-name="ro1">
          <table:table-cell table:number-columns-repeated="2"/>
          <table:table-cell office:value-type="float" office:value="1.88" calcext:value-type="float">
            <text:p>1,88</text:p>
          </table:table-cell>
          <table:table-cell office:value-type="float" office:value="131.712" calcext:value-type="float">
            <text:p>131,712</text:p>
          </table:table-cell>
          <table:table-cell office:value-type="float" office:value="92.576" calcext:value-type="float">
            <text:p>92,576</text:p>
          </table:table-cell>
        </table:table-row>
        <table:table-row table:style-name="ro1">
          <table:table-cell table:number-columns-repeated="2"/>
          <table:table-cell office:value-type="float" office:value="1.92" calcext:value-type="float">
            <text:p>1,92</text:p>
          </table:table-cell>
          <table:table-cell office:value-type="float" office:value="135.67" calcext:value-type="float">
            <text:p>135,67</text:p>
          </table:table-cell>
          <table:table-cell office:value-type="float" office:value="83.197" calcext:value-type="float">
            <text:p>83,197</text:p>
          </table:table-cell>
        </table:table-row>
        <table:table-row table:style-name="ro1">
          <table:table-cell table:number-columns-repeated="2"/>
          <table:table-cell office:value-type="float" office:value="1.96" calcext:value-type="float">
            <text:p>1,96</text:p>
          </table:table-cell>
          <table:table-cell office:value-type="float" office:value="139.373" calcext:value-type="float">
            <text:p>139,373</text:p>
          </table:table-cell>
          <table:table-cell office:value-type="float" office:value="72.128" calcext:value-type="float">
            <text:p>72,128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42.701" calcext:value-type="float">
            <text:p>142,701</text:p>
          </table:table-cell>
          <table:table-cell office:value-type="float" office:value="64.003" calcext:value-type="float">
            <text:p>64,003</text:p>
          </table:table-cell>
        </table:table-row>
        <table:table-row table:style-name="ro1">
          <table:table-cell table:number-columns-repeated="2"/>
          <table:table-cell office:value-type="float" office:value="2.04" calcext:value-type="float">
            <text:p>2,04</text:p>
          </table:table-cell>
          <table:table-cell office:value-type="float" office:value="145.586" calcext:value-type="float">
            <text:p>145,586</text:p>
          </table:table-cell>
          <table:table-cell office:value-type="float" office:value="54.995" calcext:value-type="float">
            <text:p>54,995</text:p>
          </table:table-cell>
        </table:table-row>
        <table:table-row table:style-name="ro1">
          <table:table-cell table:number-columns-repeated="2"/>
          <table:table-cell office:value-type="float" office:value="2.08" calcext:value-type="float">
            <text:p>2,08</text:p>
          </table:table-cell>
          <table:table-cell office:value-type="float" office:value="148.146" calcext:value-type="float">
            <text:p>148,146</text:p>
          </table:table-cell>
          <table:table-cell office:value-type="float" office:value="44.931" calcext:value-type="float">
            <text:p>44,931</text:p>
          </table:table-cell>
        </table:table-row>
        <table:table-row table:style-name="ro1">
          <table:table-cell table:number-columns-repeated="2"/>
          <table:table-cell office:value-type="float" office:value="2.12" calcext:value-type="float">
            <text:p>2,12</text:p>
          </table:table-cell>
          <table:table-cell office:value-type="float" office:value="150.346" calcext:value-type="float">
            <text:p>150,346</text:p>
          </table:table-cell>
          <table:table-cell office:value-type="float" office:value="35.956" calcext:value-type="float">
            <text:p>35,956</text:p>
          </table:table-cell>
        </table:table-row>
        <table:table-row table:style-name="ro1">
          <table:table-cell table:number-columns-repeated="2"/>
          <table:table-cell office:value-type="float" office:value="2.16" calcext:value-type="float">
            <text:p>2,16</text:p>
          </table:table-cell>
          <table:table-cell office:value-type="float" office:value="152.143" calcext:value-type="float">
            <text:p>152,143</text:p>
          </table:table-cell>
          <table:table-cell office:value-type="float" office:value="19.651" calcext:value-type="float">
            <text:p>19,651</text:p>
          </table:table-cell>
        </table:table-row>
        <table:table-row table:style-name="ro1">
          <table:table-cell table:number-columns-repeated="2"/>
          <table:table-cell office:value-type="float" office:value="2.2" calcext:value-type="float">
            <text:p>2,2</text:p>
          </table:table-cell>
          <table:table-cell office:value-type="float" office:value="153.581" calcext:value-type="float">
            <text:p>153,581</text:p>
          </table:table-cell>
          <table:table-cell office:value-type="float" office:value="6.823" calcext:value-type="float">
            <text:p>6,823</text:p>
          </table:table-cell>
        </table:table-row>
        <table:table-row table:style-name="ro1">
          <table:table-cell table:number-columns-repeated="2"/>
          <table:table-cell office:value-type="float" office:value="2.24" calcext:value-type="float">
            <text:p>2,24</text:p>
          </table:table-cell>
          <table:table-cell office:value-type="float" office:value="154.367" calcext:value-type="float">
            <text:p>154,367</text:p>
          </table:table-cell>
          <table:table-cell office:value-type="float" office:value="-14.442" calcext:value-type="float">
            <text:p>-14,442</text:p>
          </table:table-cell>
        </table:table-row>
        <table:table-row table:style-name="ro1">
          <table:table-cell table:number-columns-repeated="2"/>
          <table:table-cell office:value-type="float" office:value="2.28" calcext:value-type="float">
            <text:p>2,28</text:p>
          </table:table-cell>
          <table:table-cell office:value-type="float" office:value="154.64" calcext:value-type="float">
            <text:p>154,64</text:p>
          </table:table-cell>
          <table:table-cell office:value-type="float" office:value="-29.399" calcext:value-type="float">
            <text:p>-29,399</text:p>
          </table:table-cell>
        </table:table-row>
        <table:table-row table:style-name="ro1">
          <table:table-cell table:number-columns-repeated="2"/>
          <table:table-cell office:value-type="float" office:value="2.32" calcext:value-type="float">
            <text:p>2,32</text:p>
          </table:table-cell>
          <table:table-cell office:value-type="float" office:value="154.063" calcext:value-type="float">
            <text:p>154,063</text:p>
          </table:table-cell>
          <table:table-cell office:value-type="float" office:value="-58.222" calcext:value-type="float">
            <text:p>-58,222</text:p>
          </table:table-cell>
        </table:table-row>
        <table:table-row table:style-name="ro1">
          <table:table-cell table:number-columns-repeated="2"/>
          <table:table-cell office:value-type="float" office:value="2.36" calcext:value-type="float">
            <text:p>2,36</text:p>
          </table:table-cell>
          <table:table-cell office:value-type="float" office:value="152.887" calcext:value-type="float">
            <text:p>152,887</text:p>
          </table:table-cell>
          <table:table-cell office:value-type="float" office:value="-72.081" calcext:value-type="float">
            <text:p>-72,081</text:p>
          </table:table-cell>
        </table:table-row>
        <table:table-row table:style-name="ro1">
          <table:table-cell table:number-columns-repeated="2"/>
          <table:table-cell office:value-type="float" office:value="2.4" calcext:value-type="float">
            <text:p>2,4</text:p>
          </table:table-cell>
          <table:table-cell office:value-type="float" office:value="150.558" calcext:value-type="float">
            <text:p>150,558</text:p>
          </table:table-cell>
          <table:table-cell office:value-type="float" office:value="-87.486" calcext:value-type="float">
            <text:p>-87,486</text:p>
          </table:table-cell>
        </table:table-row>
        <table:table-row table:style-name="ro1">
          <table:table-cell table:number-columns-repeated="2"/>
          <table:table-cell office:value-type="float" office:value="2.44" calcext:value-type="float">
            <text:p>2,44</text:p>
          </table:table-cell>
          <table:table-cell office:value-type="float" office:value="147.675" calcext:value-type="float">
            <text:p>147,675</text:p>
          </table:table-cell>
          <table:table-cell office:value-type="float" office:value="-94.749" calcext:value-type="float">
            <text:p>-94,749</text:p>
          </table:table-cell>
        </table:table-row>
        <table:table-row table:style-name="ro1">
          <table:table-cell table:number-columns-repeated="2"/>
          <table:table-cell office:value-type="float" office:value="2.48" calcext:value-type="float">
            <text:p>2,48</text:p>
          </table:table-cell>
          <table:table-cell office:value-type="float" office:value="144.175" calcext:value-type="float">
            <text:p>144,175</text:p>
          </table:table-cell>
          <table:table-cell office:value-type="float" office:value="-91.28" calcext:value-type="float">
            <text:p>-91,28</text:p>
          </table:table-cell>
        </table:table-row>
        <table:table-row table:style-name="ro1">
          <table:table-cell table:number-columns-repeated="2"/>
          <table:table-cell office:value-type="float" office:value="2.52" calcext:value-type="float">
            <text:p>2,52</text:p>
          </table:table-cell>
          <table:table-cell office:value-type="float" office:value="140.385" calcext:value-type="float">
            <text:p>140,385</text:p>
          </table:table-cell>
          <table:table-cell office:value-type="float" office:value="-95.075" calcext:value-type="float">
            <text:p>-95,075</text:p>
          </table:table-cell>
        </table:table-row>
        <table:table-row table:style-name="ro1">
          <table:table-cell table:number-columns-repeated="2"/>
          <table:table-cell office:value-type="float" office:value="2.56" calcext:value-type="float">
            <text:p>2,56</text:p>
          </table:table-cell>
          <table:table-cell office:value-type="float" office:value="136.734" calcext:value-type="float">
            <text:p>136,734</text:p>
          </table:table-cell>
          <table:table-cell office:value-type="float" office:value="-95.855" calcext:value-type="float">
            <text:p>-95,855</text:p>
          </table:table-cell>
        </table:table-row>
        <table:table-row table:style-name="ro1">
          <table:table-cell table:number-columns-repeated="2"/>
          <table:table-cell office:value-type="float" office:value="2.6" calcext:value-type="float">
            <text:p>2,6</text:p>
          </table:table-cell>
          <table:table-cell office:value-type="float" office:value="132.931" calcext:value-type="float">
            <text:p>132,931</text:p>
          </table:table-cell>
          <table:table-cell office:value-type="float" office:value="-92.933" calcext:value-type="float">
            <text:p>-92,933</text:p>
          </table:table-cell>
        </table:table-row>
        <table:table-row table:style-name="ro1">
          <table:table-cell table:number-columns-repeated="2"/>
          <table:table-cell office:value-type="float" office:value="2.64" calcext:value-type="float">
            <text:p>2,64</text:p>
          </table:table-cell>
          <table:table-cell office:value-type="float" office:value="129.097" calcext:value-type="float">
            <text:p>129,097</text:p>
          </table:table-cell>
          <table:table-cell office:value-type="float" office:value="-95.72" calcext:value-type="float">
            <text:p>-95,72</text:p>
          </table:table-cell>
        </table:table-row>
        <table:table-row table:style-name="ro1">
          <table:table-cell table:number-columns-repeated="2"/>
          <table:table-cell office:value-type="float" office:value="2.68" calcext:value-type="float">
            <text:p>2,68</text:p>
          </table:table-cell>
          <table:table-cell office:value-type="float" office:value="125.379" calcext:value-type="float">
            <text:p>125,379</text:p>
          </table:table-cell>
          <table:table-cell office:value-type="float" office:value="-99.073" calcext:value-type="float">
            <text:p>-99,073</text:p>
          </table:table-cell>
        </table:table-row>
        <table:table-row table:style-name="ro1">
          <table:table-cell table:number-columns-repeated="2"/>
          <table:table-cell office:value-type="float" office:value="2.72" calcext:value-type="float">
            <text:p>2,72</text:p>
          </table:table-cell>
          <table:table-cell office:value-type="float" office:value="121.551" calcext:value-type="float">
            <text:p>121,551</text:p>
          </table:table-cell>
          <table:table-cell office:value-type="float" office:value="-95.105" calcext:value-type="float">
            <text:p>-95,105</text:p>
          </table:table-cell>
        </table:table-row>
        <table:table-row table:style-name="ro1">
          <table:table-cell table:number-columns-repeated="2"/>
          <table:table-cell office:value-type="float" office:value="2.76" calcext:value-type="float">
            <text:p>2,76</text:p>
          </table:table-cell>
          <table:table-cell office:value-type="float" office:value="117.588" calcext:value-type="float">
            <text:p>117,588</text:p>
          </table:table-cell>
          <table:table-cell office:value-type="float" office:value="-94.41" calcext:value-type="float">
            <text:p>-94,41</text:p>
          </table:table-cell>
        </table:table-row>
        <table:table-row table:style-name="ro1">
          <table:table-cell table:number-columns-repeated="2"/>
          <table:table-cell office:value-type="float" office:value="2.8" calcext:value-type="float">
            <text:p>2,8</text:p>
          </table:table-cell>
          <table:table-cell office:value-type="float" office:value="113.784" calcext:value-type="float">
            <text:p>113,784</text:p>
          </table:table-cell>
          <table:table-cell office:value-type="float" office:value="-94.354" calcext:value-type="float">
            <text:p>-94,354</text:p>
          </table:table-cell>
        </table:table-row>
        <table:table-row table:style-name="ro1">
          <table:table-cell table:number-columns-repeated="2"/>
          <table:table-cell office:value-type="float" office:value="2.84" calcext:value-type="float">
            <text:p>2,84</text:p>
          </table:table-cell>
          <table:table-cell office:value-type="float" office:value="110.007" calcext:value-type="float">
            <text:p>110,007</text:p>
          </table:table-cell>
          <table:table-cell office:value-type="float" office:value="-90.06" calcext:value-type="float">
            <text:p>-90,06</text:p>
          </table:table-cell>
        </table:table-row>
        <table:table-row table:style-name="ro1">
          <table:table-cell table:number-columns-repeated="2"/>
          <table:table-cell office:value-type="float" office:value="2.88" calcext:value-type="float">
            <text:p>2,88</text:p>
          </table:table-cell>
          <table:table-cell office:value-type="float" office:value="106.233" calcext:value-type="float">
            <text:p>106,233</text:p>
          </table:table-cell>
          <table:table-cell office:value-type="float" office:value="-88.679" calcext:value-type="float">
            <text:p>-88,679</text:p>
          </table:table-cell>
        </table:table-row>
        <table:table-row table:style-name="ro1">
          <table:table-cell table:number-columns-repeated="2"/>
          <table:table-cell office:value-type="float" office:value="2.92" calcext:value-type="float">
            <text:p>2,92</text:p>
          </table:table-cell>
          <table:table-cell office:value-type="float" office:value="102.631" calcext:value-type="float">
            <text:p>102,631</text:p>
          </table:table-cell>
          <table:table-cell office:value-type="float" office:value="-88.709" calcext:value-type="float">
            <text:p>-88,709</text:p>
          </table:table-cell>
        </table:table-row>
        <table:table-row table:style-name="ro1">
          <table:table-cell table:number-columns-repeated="2"/>
          <table:table-cell office:value-type="float" office:value="2.96" calcext:value-type="float">
            <text:p>2,96</text:p>
          </table:table-cell>
          <table:table-cell office:value-type="float" office:value="99.083" calcext:value-type="float">
            <text:p>99,083</text:p>
          </table:table-cell>
          <table:table-cell office:value-type="float" office:value="-84.977" calcext:value-type="float">
            <text:p>-84,977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5.535" calcext:value-type="float">
            <text:p>95,535</text:p>
          </table:table-cell>
          <table:table-cell office:value-type="float" office:value="-80.484" calcext:value-type="float">
            <text:p>-80,484</text:p>
          </table:table-cell>
        </table:table-row>
        <table:table-row table:style-name="ro1">
          <table:table-cell table:number-columns-repeated="2"/>
          <table:table-cell office:value-type="float" office:value="3.04" calcext:value-type="float">
            <text:p>3,04</text:p>
          </table:table-cell>
          <table:table-cell office:value-type="float" office:value="92.136" calcext:value-type="float">
            <text:p>92,136</text:p>
          </table:table-cell>
          <table:table-cell office:value-type="float" office:value="-71.936" calcext:value-type="float">
            <text:p>-71,936</text:p>
          </table:table-cell>
        </table:table-row>
        <table:table-row table:style-name="ro1">
          <table:table-cell table:number-columns-repeated="2"/>
          <table:table-cell office:value-type="float" office:value="3.08" calcext:value-type="float">
            <text:p>3,08</text:p>
          </table:table-cell>
          <table:table-cell office:value-type="float" office:value="88.917" calcext:value-type="float">
            <text:p>88,917</text:p>
          </table:table-cell>
          <table:table-cell office:value-type="float" office:value="-63.154" calcext:value-type="float">
            <text:p>-63,154</text:p>
          </table:table-cell>
        </table:table-row>
        <table:table-row table:style-name="ro1">
          <table:table-cell table:number-columns-repeated="2"/>
          <table:table-cell office:value-type="float" office:value="3.12" calcext:value-type="float">
            <text:p>3,12</text:p>
          </table:table-cell>
          <table:table-cell office:value-type="float" office:value="86.039" calcext:value-type="float">
            <text:p>86,039</text:p>
          </table:table-cell>
          <table:table-cell office:value-type="float" office:value="-51.555" calcext:value-type="float">
            <text:p>-51,555</text:p>
          </table:table-cell>
        </table:table-row>
        <table:table-row table:style-name="ro1">
          <table:table-cell table:number-columns-repeated="2"/>
          <table:table-cell office:value-type="float" office:value="3.16" calcext:value-type="float">
            <text:p>3,16</text:p>
          </table:table-cell>
          <table:table-cell office:value-type="float" office:value="83.513" calcext:value-type="float">
            <text:p>83,513</text:p>
          </table:table-cell>
          <table:table-cell office:value-type="float" office:value="-44.242" calcext:value-type="float">
            <text:p>-44,242</text:p>
          </table:table-cell>
        </table:table-row>
        <table:table-row table:style-name="ro1">
          <table:table-cell table:number-columns-repeated="2"/>
          <table:table-cell office:value-type="float" office:value="3.2" calcext:value-type="float">
            <text:p>3,2</text:p>
          </table:table-cell>
          <table:table-cell office:value-type="float" office:value="81.451" calcext:value-type="float">
            <text:p>81,451</text:p>
          </table:table-cell>
          <table:table-cell office:value-type="float" office:value="-18.407" calcext:value-type="float">
            <text:p>-18,407</text:p>
          </table:table-cell>
        </table:table-row>
        <table:table-row table:style-name="ro1">
          <table:table-cell table:number-columns-repeated="2"/>
          <table:table-cell office:value-type="float" office:value="3.24" calcext:value-type="float">
            <text:p>3,24</text:p>
          </table:table-cell>
          <table:table-cell office:value-type="float" office:value="79.681" calcext:value-type="float">
            <text:p>79,681</text:p>
          </table:table-cell>
          <table:table-cell office:value-type="float" office:value="-6.385" calcext:value-type="float">
            <text:p>-6,385</text:p>
          </table:table-cell>
        </table:table-row>
        <table:table-row table:style-name="ro1">
          <table:table-cell table:number-columns-repeated="2"/>
          <table:table-cell office:value-type="float" office:value="3.28" calcext:value-type="float">
            <text:p>3,28</text:p>
          </table:table-cell>
          <table:table-cell office:value-type="float" office:value="78.945" calcext:value-type="float">
            <text:p>78,945</text:p>
          </table:table-cell>
          <table:table-cell office:value-type="float" office:value="4.862" calcext:value-type="float">
            <text:p>4,862</text:p>
          </table:table-cell>
        </table:table-row>
        <table:table-row table:style-name="ro1">
          <table:table-cell table:number-columns-repeated="2"/>
          <table:table-cell office:value-type="float" office:value="3.32" calcext:value-type="float">
            <text:p>3,32</text:p>
          </table:table-cell>
          <table:table-cell office:value-type="float" office:value="78.689" calcext:value-type="float">
            <text:p>78,689</text:p>
          </table:table-cell>
          <table:table-cell office:value-type="float" office:value="18.39" calcext:value-type="float">
            <text:p>18,39</text:p>
          </table:table-cell>
        </table:table-row>
        <table:table-row table:style-name="ro1">
          <table:table-cell table:number-columns-repeated="2"/>
          <table:table-cell office:value-type="float" office:value="3.36" calcext:value-type="float">
            <text:p>3,36</text:p>
          </table:table-cell>
          <table:table-cell office:value-type="float" office:value="78.884" calcext:value-type="float">
            <text:p>78,884</text:p>
          </table:table-cell>
          <table:table-cell office:value-type="float" office:value="35.642" calcext:value-type="float">
            <text:p>35,642</text:p>
          </table:table-cell>
        </table:table-row>
        <table:table-row table:style-name="ro1">
          <table:table-cell table:number-columns-repeated="2"/>
          <table:table-cell office:value-type="float" office:value="3.4" calcext:value-type="float">
            <text:p>3,4</text:p>
          </table:table-cell>
          <table:table-cell office:value-type="float" office:value="79.62" calcext:value-type="float">
            <text:p>79,62</text:p>
          </table:table-cell>
          <table:table-cell office:value-type="float" office:value="41.983" calcext:value-type="float">
            <text:p>41,983</text:p>
          </table:table-cell>
        </table:table-row>
        <table:table-row table:style-name="ro1">
          <table:table-cell table:number-columns-repeated="2"/>
          <table:table-cell office:value-type="float" office:value="3.44" calcext:value-type="float">
            <text:p>3,44</text:p>
          </table:table-cell>
          <table:table-cell office:value-type="float" office:value="81.045" calcext:value-type="float">
            <text:p>81,045</text:p>
          </table:table-cell>
          <table:table-cell office:value-type="float" office:value="47.639" calcext:value-type="float">
            <text:p>47,639</text:p>
          </table:table-cell>
        </table:table-row>
        <table:table-row table:style-name="ro1">
          <table:table-cell table:number-columns-repeated="2"/>
          <table:table-cell office:value-type="float" office:value="3.48" calcext:value-type="float">
            <text:p>3,48</text:p>
          </table:table-cell>
          <table:table-cell office:value-type="float" office:value="82.725" calcext:value-type="float">
            <text:p>82,725</text:p>
          </table:table-cell>
          <table:table-cell office:value-type="float" office:value="55.528" calcext:value-type="float">
            <text:p>55,528</text:p>
          </table:table-cell>
        </table:table-row>
        <table:table-row table:style-name="ro1">
          <table:table-cell table:number-columns-repeated="2"/>
          <table:table-cell office:value-type="float" office:value="3.52" calcext:value-type="float">
            <text:p>3,52</text:p>
          </table:table-cell>
          <table:table-cell office:value-type="float" office:value="84.63" calcext:value-type="float">
            <text:p>84,63</text:p>
          </table:table-cell>
          <table:table-cell office:value-type="float" office:value="70.589" calcext:value-type="float">
            <text:p>70,589</text:p>
          </table:table-cell>
        </table:table-row>
        <table:table-row table:style-name="ro1">
          <table:table-cell table:number-columns-repeated="2"/>
          <table:table-cell office:value-type="float" office:value="3.56" calcext:value-type="float">
            <text:p>3,56</text:p>
          </table:table-cell>
          <table:table-cell office:value-type="float" office:value="86.851" calcext:value-type="float">
            <text:p>86,851</text:p>
          </table:table-cell>
          <table:table-cell office:value-type="float" office:value="66.658" calcext:value-type="float">
            <text:p>66,658</text:p>
          </table:table-cell>
        </table:table-row>
        <table:table-row table:style-name="ro1">
          <table:table-cell table:number-columns-repeated="2"/>
          <table:table-cell office:value-type="float" office:value="3.6" calcext:value-type="float">
            <text:p>3,6</text:p>
          </table:table-cell>
          <table:table-cell office:value-type="float" office:value="89.675" calcext:value-type="float">
            <text:p>89,675</text:p>
          </table:table-cell>
          <table:table-cell office:value-type="float" office:value="71.308" calcext:value-type="float">
            <text:p>71,308</text:p>
          </table:table-cell>
        </table:table-row>
        <table:table-row table:style-name="ro1">
          <table:table-cell table:number-columns-repeated="2"/>
          <table:table-cell office:value-type="float" office:value="3.64" calcext:value-type="float">
            <text:p>3,64</text:p>
          </table:table-cell>
          <table:table-cell office:value-type="float" office:value="92.341" calcext:value-type="float">
            <text:p>92,341</text:p>
          </table:table-cell>
          <table:table-cell office:value-type="float" office:value="83.332" calcext:value-type="float">
            <text:p>83,332</text:p>
          </table:table-cell>
        </table:table-row>
        <table:table-row table:style-name="ro1">
          <table:table-cell table:number-columns-repeated="2"/>
          <table:table-cell office:value-type="float" office:value="3.68" calcext:value-type="float">
            <text:p>3,68</text:p>
          </table:table-cell>
          <table:table-cell office:value-type="float" office:value="95.193" calcext:value-type="float">
            <text:p>95,193</text:p>
          </table:table-cell>
          <table:table-cell office:value-type="float" office:value="87.575" calcext:value-type="float">
            <text:p>87,575</text:p>
          </table:table-cell>
        </table:table-row>
        <table:table-row table:style-name="ro1">
          <table:table-cell table:number-columns-repeated="2"/>
          <table:table-cell office:value-type="float" office:value="3.72" calcext:value-type="float">
            <text:p>3,72</text:p>
          </table:table-cell>
          <table:table-cell office:value-type="float" office:value="98.527" calcext:value-type="float">
            <text:p>98,527</text:p>
          </table:table-cell>
          <table:table-cell office:value-type="float" office:value="101.437" calcext:value-type="float">
            <text:p>101,437</text:p>
          </table:table-cell>
        </table:table-row>
        <table:table-row table:style-name="ro1">
          <table:table-cell table:number-columns-repeated="2"/>
          <table:table-cell office:value-type="float" office:value="3.76" calcext:value-type="float">
            <text:p>3,76</text:p>
          </table:table-cell>
          <table:table-cell office:value-type="float" office:value="102.03" calcext:value-type="float">
            <text:p>102,03</text:p>
          </table:table-cell>
          <table:table-cell office:value-type="float" office:value="112.167" calcext:value-type="float">
            <text:p>112,167</text:p>
          </table:table-cell>
        </table:table-row>
        <table:table-row table:style-name="ro1">
          <table:table-cell table:number-columns-repeated="2"/>
          <table:table-cell office:value-type="float" office:value="3.8" calcext:value-type="float">
            <text:p>3,8</text:p>
          </table:table-cell>
          <table:table-cell office:value-type="float" office:value="106.087" calcext:value-type="float">
            <text:p>106,087</text:p>
          </table:table-cell>
          <table:table-cell office:value-type="float" office:value="121.319" calcext:value-type="float">
            <text:p>121,319</text:p>
          </table:table-cell>
        </table:table-row>
        <table:table-row table:style-name="ro1">
          <table:table-cell table:number-columns-repeated="2"/>
          <table:table-cell office:value-type="float" office:value="3.84" calcext:value-type="float">
            <text:p>3,84</text:p>
          </table:table-cell>
          <table:table-cell office:value-type="float" office:value="110.574" calcext:value-type="float">
            <text:p>110,574</text:p>
          </table:table-cell>
          <table:table-cell office:value-type="float" office:value="116.066" calcext:value-type="float">
            <text:p>116,066</text:p>
          </table:table-cell>
        </table:table-row>
        <table:table-row table:style-name="ro1">
          <table:table-cell table:number-columns-repeated="2"/>
          <table:table-cell office:value-type="float" office:value="3.88" calcext:value-type="float">
            <text:p>3,88</text:p>
          </table:table-cell>
          <table:table-cell office:value-type="float" office:value="115.427" calcext:value-type="float">
            <text:p>115,427</text:p>
          </table:table-cell>
          <table:table-cell office:value-type="float" office:value="110.94" calcext:value-type="float">
            <text:p>110,94</text:p>
          </table:table-cell>
        </table:table-row>
        <table:table-row table:style-name="ro1">
          <table:table-cell table:number-columns-repeated="2"/>
          <table:table-cell office:value-type="float" office:value="3.92" calcext:value-type="float">
            <text:p>3,92</text:p>
          </table:table-cell>
          <table:table-cell office:value-type="float" office:value="120.069" calcext:value-type="float">
            <text:p>120,069</text:p>
          </table:table-cell>
          <table:table-cell office:value-type="float" office:value="111.241" calcext:value-type="float">
            <text:p>111,241</text:p>
          </table:table-cell>
        </table:table-row>
        <table:table-row table:style-name="ro1">
          <table:table-cell table:number-columns-repeated="2"/>
          <table:table-cell office:value-type="float" office:value="3.96" calcext:value-type="float">
            <text:p>3,96</text:p>
          </table:table-cell>
          <table:table-cell office:value-type="float" office:value="124.507" calcext:value-type="float">
            <text:p>124,507</text:p>
          </table:table-cell>
          <table:table-cell office:value-type="float" office:value="106.489" calcext:value-type="float">
            <text:p>106,489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8.957" calcext:value-type="float">
            <text:p>128,957</text:p>
          </table:table-cell>
          <table:table-cell office:value-type="float" office:value="97.64" calcext:value-type="float">
            <text:p>97,64</text:p>
          </table:table-cell>
        </table:table-row>
        <table:table-row table:style-name="ro1">
          <table:table-cell table:number-columns-repeated="2"/>
          <table:table-cell office:value-type="float" office:value="4.04" calcext:value-type="float">
            <text:p>4,04</text:p>
          </table:table-cell>
          <table:table-cell office:value-type="float" office:value="133.216" calcext:value-type="float">
            <text:p>133,216</text:p>
          </table:table-cell>
          <table:table-cell office:value-type="float" office:value="88.923" calcext:value-type="float">
            <text:p>88,923</text:p>
          </table:table-cell>
        </table:table-row>
        <table:table-row table:style-name="ro1">
          <table:table-cell table:number-columns-repeated="2"/>
          <table:table-cell office:value-type="float" office:value="4.08" calcext:value-type="float">
            <text:p>4,08</text:p>
          </table:table-cell>
          <table:table-cell office:value-type="float" office:value="137.122" calcext:value-type="float">
            <text:p>137,122</text:p>
          </table:table-cell>
          <table:table-cell office:value-type="float" office:value="78.996" calcext:value-type="float">
            <text:p>78,996</text:p>
          </table:table-cell>
        </table:table-row>
        <table:table-row table:style-name="ro1">
          <table:table-cell table:number-columns-repeated="2"/>
          <table:table-cell office:value-type="float" office:value="4.12" calcext:value-type="float">
            <text:p>4,12</text:p>
          </table:table-cell>
          <table:table-cell office:value-type="float" office:value="140.679" calcext:value-type="float">
            <text:p>140,679</text:p>
          </table:table-cell>
          <table:table-cell office:value-type="float" office:value="69.286" calcext:value-type="float">
            <text:p>69,286</text:p>
          </table:table-cell>
        </table:table-row>
        <table:table-row table:style-name="ro1">
          <table:table-cell table:number-columns-repeated="2"/>
          <table:table-cell office:value-type="float" office:value="4.16" calcext:value-type="float">
            <text:p>4,16</text:p>
          </table:table-cell>
          <table:table-cell office:value-type="float" office:value="143.838" calcext:value-type="float">
            <text:p>143,838</text:p>
          </table:table-cell>
          <table:table-cell office:value-type="float" office:value="61.491" calcext:value-type="float">
            <text:p>61,491</text:p>
          </table:table-cell>
        </table:table-row>
        <table:table-row table:style-name="ro1">
          <table:table-cell table:number-columns-repeated="2"/>
          <table:table-cell office:value-type="float" office:value="4.2" calcext:value-type="float">
            <text:p>4,2</text:p>
          </table:table-cell>
          <table:table-cell office:value-type="float" office:value="146.61" calcext:value-type="float">
            <text:p>146,61</text:p>
          </table:table-cell>
          <table:table-cell office:value-type="float" office:value="52.701" calcext:value-type="float">
            <text:p>52,701</text:p>
          </table:table-cell>
        </table:table-row>
        <table:table-row table:style-name="ro1">
          <table:table-cell table:number-columns-repeated="2"/>
          <table:table-cell office:value-type="float" office:value="4.24" calcext:value-type="float">
            <text:p>4,24</text:p>
          </table:table-cell>
          <table:table-cell office:value-type="float" office:value="149.07" calcext:value-type="float">
            <text:p>149,07</text:p>
          </table:table-cell>
          <table:table-cell office:value-type="float" office:value="46.626" calcext:value-type="float">
            <text:p>46,626</text:p>
          </table:table-cell>
        </table:table-row>
        <table:table-row table:style-name="ro1">
          <table:table-cell table:number-columns-repeated="2"/>
          <table:table-cell office:value-type="float" office:value="4.28" calcext:value-type="float">
            <text:p>4,28</text:p>
          </table:table-cell>
          <table:table-cell office:value-type="float" office:value="151.178" calcext:value-type="float">
            <text:p>151,178</text:p>
          </table:table-cell>
          <table:table-cell office:value-type="float" office:value="38.454" calcext:value-type="float">
            <text:p>38,454</text:p>
          </table:table-cell>
        </table:table-row>
        <table:table-row table:style-name="ro1">
          <table:table-cell table:number-columns-repeated="2"/>
          <table:table-cell office:value-type="float" office:value="4.32" calcext:value-type="float">
            <text:p>4,32</text:p>
          </table:table-cell>
          <table:table-cell office:value-type="float" office:value="153.043" calcext:value-type="float">
            <text:p>153,043</text:p>
          </table:table-cell>
          <table:table-cell office:value-type="float" office:value="19.349" calcext:value-type="float">
            <text:p>19,349</text:p>
          </table:table-cell>
        </table:table-row>
        <table:table-row table:style-name="ro1">
          <table:table-cell table:number-columns-repeated="2"/>
          <table:table-cell office:value-type="float" office:value="4.36" calcext:value-type="float">
            <text:p>4,36</text:p>
          </table:table-cell>
          <table:table-cell office:value-type="float" office:value="154.581" calcext:value-type="float">
            <text:p>154,581</text:p>
          </table:table-cell>
          <table:table-cell office:value-type="float" office:value="-0.406" calcext:value-type="float">
            <text:p>-0,406</text:p>
          </table:table-cell>
        </table:table-row>
        <table:table-row table:style-name="ro1">
          <table:table-cell table:number-columns-repeated="2"/>
          <table:table-cell office:value-type="float" office:value="4.4" calcext:value-type="float">
            <text:p>4,4</text:p>
          </table:table-cell>
          <table:table-cell office:value-type="float" office:value="155.355" calcext:value-type="float">
            <text:p>155,355</text:p>
          </table:table-cell>
          <table:table-cell office:value-type="float" office:value="-23.648" calcext:value-type="float">
            <text:p>-23,648</text:p>
          </table:table-cell>
        </table:table-row>
        <table:table-row table:style-name="ro1">
          <table:table-cell table:number-columns-repeated="2"/>
          <table:table-cell office:value-type="float" office:value="4.44" calcext:value-type="float">
            <text:p>4,44</text:p>
          </table:table-cell>
          <table:table-cell office:value-type="float" office:value="155.339" calcext:value-type="float">
            <text:p>155,339</text:p>
          </table:table-cell>
          <table:table-cell office:value-type="float" office:value="-45.715" calcext:value-type="float">
            <text:p>-45,715</text:p>
          </table:table-cell>
        </table:table-row>
        <table:table-row table:style-name="ro1">
          <table:table-cell table:number-columns-repeated="2"/>
          <table:table-cell office:value-type="float" office:value="4.48" calcext:value-type="float">
            <text:p>4,48</text:p>
          </table:table-cell>
          <table:table-cell office:value-type="float" office:value="154.393" calcext:value-type="float">
            <text:p>154,393</text:p>
          </table:table-cell>
          <table:table-cell office:value-type="float" office:value="-62.414" calcext:value-type="float">
            <text:p>-62,414</text:p>
          </table:table-cell>
        </table:table-row>
        <table:table-row table:style-name="ro1">
          <table:table-cell table:number-columns-repeated="2"/>
          <table:table-cell office:value-type="float" office:value="4.52" calcext:value-type="float">
            <text:p>4,52</text:p>
          </table:table-cell>
          <table:table-cell office:value-type="float" office:value="152.564" calcext:value-type="float">
            <text:p>152,564</text:p>
          </table:table-cell>
          <table:table-cell office:value-type="float" office:value="-69.52" calcext:value-type="float">
            <text:p>-69,52</text:p>
          </table:table-cell>
        </table:table-row>
        <table:table-row table:style-name="ro1">
          <table:table-cell table:number-columns-repeated="2"/>
          <table:table-cell office:value-type="float" office:value="4.56" calcext:value-type="float">
            <text:p>4,56</text:p>
          </table:table-cell>
          <table:table-cell office:value-type="float" office:value="150.067" calcext:value-type="float">
            <text:p>150,067</text:p>
          </table:table-cell>
          <table:table-cell office:value-type="float" office:value="-81.409" calcext:value-type="float">
            <text:p>-81,409</text:p>
          </table:table-cell>
        </table:table-row>
        <table:table-row table:style-name="ro1">
          <table:table-cell table:number-columns-repeated="2"/>
          <table:table-cell office:value-type="float" office:value="4.6" calcext:value-type="float">
            <text:p>4,6</text:p>
          </table:table-cell>
          <table:table-cell office:value-type="float" office:value="147.287" calcext:value-type="float">
            <text:p>147,287</text:p>
          </table:table-cell>
          <table:table-cell office:value-type="float" office:value="-91.604" calcext:value-type="float">
            <text:p>-91,604</text:p>
          </table:table-cell>
        </table:table-row>
        <table:table-row table:style-name="ro1">
          <table:table-cell table:number-columns-repeated="2"/>
          <table:table-cell office:value-type="float" office:value="4.64" calcext:value-type="float">
            <text:p>4,64</text:p>
          </table:table-cell>
          <table:table-cell office:value-type="float" office:value="144.03" calcext:value-type="float">
            <text:p>144,03</text:p>
          </table:table-cell>
          <table:table-cell office:value-type="float" office:value="-91.753" calcext:value-type="float">
            <text:p>-91,753</text:p>
          </table:table-cell>
        </table:table-row>
        <table:table-row table:style-name="ro1">
          <table:table-cell table:number-columns-repeated="2"/>
          <table:table-cell office:value-type="float" office:value="4.68" calcext:value-type="float">
            <text:p>4,68</text:p>
          </table:table-cell>
          <table:table-cell office:value-type="float" office:value="140.366" calcext:value-type="float">
            <text:p>140,366</text:p>
          </table:table-cell>
          <table:table-cell office:value-type="float" office:value="-96.489" calcext:value-type="float">
            <text:p>-96,489</text:p>
          </table:table-cell>
        </table:table-row>
        <table:table-row table:style-name="ro1">
          <table:table-cell table:number-columns-repeated="2"/>
          <table:table-cell office:value-type="float" office:value="4.72" calcext:value-type="float">
            <text:p>4,72</text:p>
          </table:table-cell>
          <table:table-cell office:value-type="float" office:value="136.696" calcext:value-type="float">
            <text:p>136,696</text:p>
          </table:table-cell>
          <table:table-cell office:value-type="float" office:value="-96.201" calcext:value-type="float">
            <text:p>-96,201</text:p>
          </table:table-cell>
        </table:table-row>
        <table:table-row table:style-name="ro1">
          <table:table-cell table:number-columns-repeated="2"/>
          <table:table-cell office:value-type="float" office:value="4.76" calcext:value-type="float">
            <text:p>4,76</text:p>
          </table:table-cell>
          <table:table-cell office:value-type="float" office:value="132.837" calcext:value-type="float">
            <text:p>132,837</text:p>
          </table:table-cell>
          <table:table-cell office:value-type="float" office:value="-94.75" calcext:value-type="float">
            <text:p>-94,75</text:p>
          </table:table-cell>
        </table:table-row>
        <table:table-row table:style-name="ro1">
          <table:table-cell table:number-columns-repeated="2"/>
          <table:table-cell office:value-type="float" office:value="4.8" calcext:value-type="float">
            <text:p>4,8</text:p>
          </table:table-cell>
          <table:table-cell office:value-type="float" office:value="128.988" calcext:value-type="float">
            <text:p>128,988</text:p>
          </table:table-cell>
          <table:table-cell office:value-type="float" office:value="-99.341" calcext:value-type="float">
            <text:p>-99,341</text:p>
          </table:table-cell>
        </table:table-row>
        <table:table-row table:style-name="ro1">
          <table:table-cell table:number-columns-repeated="2"/>
          <table:table-cell office:value-type="float" office:value="4.84" calcext:value-type="float">
            <text:p>4,84</text:p>
          </table:table-cell>
          <table:table-cell office:value-type="float" office:value="125.198" calcext:value-type="float">
            <text:p>125,198</text:p>
          </table:table-cell>
          <table:table-cell office:value-type="float" office:value="-97.96" calcext:value-type="float">
            <text:p>-97,96</text:p>
          </table:table-cell>
        </table:table-row>
        <table:table-row table:style-name="ro1">
          <table:table-cell table:number-columns-repeated="2"/>
          <table:table-cell office:value-type="float" office:value="4.88" calcext:value-type="float">
            <text:p>4,88</text:p>
          </table:table-cell>
          <table:table-cell office:value-type="float" office:value="121.225" calcext:value-type="float">
            <text:p>121,225</text:p>
          </table:table-cell>
          <table:table-cell office:value-type="float" office:value="-96.597" calcext:value-type="float">
            <text:p>-96,597</text:p>
          </table:table-cell>
        </table:table-row>
        <table:table-row table:style-name="ro1">
          <table:table-cell table:number-columns-repeated="2"/>
          <table:table-cell office:value-type="float" office:value="4.92" calcext:value-type="float">
            <text:p>4,92</text:p>
          </table:table-cell>
          <table:table-cell office:value-type="float" office:value="117.306" calcext:value-type="float">
            <text:p>117,306</text:p>
          </table:table-cell>
          <table:table-cell office:value-type="float" office:value="-93.697" calcext:value-type="float">
            <text:p>-93,697</text:p>
          </table:table-cell>
        </table:table-row>
        <table:table-row table:style-name="ro1">
          <table:table-cell table:number-columns-repeated="2"/>
          <table:table-cell office:value-type="float" office:value="4.96" calcext:value-type="float">
            <text:p>4,96</text:p>
          </table:table-cell>
          <table:table-cell office:value-type="float" office:value="113.443" calcext:value-type="float">
            <text:p>113,443</text:p>
          </table:table-cell>
          <table:table-cell office:value-type="float" office:value="-95.017" calcext:value-type="float">
            <text:p>-95,017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9.695" calcext:value-type="float">
            <text:p>109,695</text:p>
          </table:table-cell>
          <table:table-cell office:value-type="float" office:value="-97.648" calcext:value-type="float">
            <text:p>-97,648</text:p>
          </table:table-cell>
        </table:table-row>
        <table:table-row table:style-name="ro1">
          <table:table-cell table:number-columns-repeated="2"/>
          <table:table-cell office:value-type="float" office:value="5.04" calcext:value-type="float">
            <text:p>5,04</text:p>
          </table:table-cell>
          <table:table-cell office:value-type="float" office:value="105.894" calcext:value-type="float">
            <text:p>105,894</text:p>
          </table:table-cell>
          <table:table-cell office:value-type="float" office:value="-98.377" calcext:value-type="float">
            <text:p>-98,377</text:p>
          </table:table-cell>
        </table:table-row>
        <table:table-row table:style-name="ro1">
          <table:table-cell table:number-columns-repeated="2"/>
          <table:table-cell office:value-type="float" office:value="5.08" calcext:value-type="float">
            <text:p>5,08</text:p>
          </table:table-cell>
          <table:table-cell office:value-type="float" office:value="101.988" calcext:value-type="float">
            <text:p>101,988</text:p>
          </table:table-cell>
          <table:table-cell office:value-type="float" office:value="-97.257" calcext:value-type="float">
            <text:p>-97,257</text:p>
          </table:table-cell>
        </table:table-row>
        <table:table-row table:style-name="ro1">
          <table:table-cell table:number-columns-repeated="2"/>
          <table:table-cell office:value-type="float" office:value="5.12" calcext:value-type="float">
            <text:p>5,12</text:p>
          </table:table-cell>
          <table:table-cell office:value-type="float" office:value="98.053" calcext:value-type="float">
            <text:p>98,053</text:p>
          </table:table-cell>
          <table:table-cell office:value-type="float" office:value="-96.375" calcext:value-type="float">
            <text:p>-96,375</text:p>
          </table:table-cell>
        </table:table-row>
        <table:table-row table:style-name="ro1">
          <table:table-cell table:number-columns-repeated="2"/>
          <table:table-cell office:value-type="float" office:value="5.16" calcext:value-type="float">
            <text:p>5,16</text:p>
          </table:table-cell>
          <table:table-cell office:value-type="float" office:value="94.163" calcext:value-type="float">
            <text:p>94,163</text:p>
          </table:table-cell>
          <table:table-cell office:value-type="float" office:value="-88.466" calcext:value-type="float">
            <text:p>-88,466</text:p>
          </table:table-cell>
        </table:table-row>
        <table:table-row table:style-name="ro1">
          <table:table-cell table:number-columns-repeated="2"/>
          <table:table-cell office:value-type="float" office:value="5.2" calcext:value-type="float">
            <text:p>5,2</text:p>
          </table:table-cell>
          <table:table-cell office:value-type="float" office:value="90.308" calcext:value-type="float">
            <text:p>90,308</text:p>
          </table:table-cell>
          <table:table-cell office:value-type="float" office:value="-78.095" calcext:value-type="float">
            <text:p>-78,095</text:p>
          </table:table-cell>
        </table:table-row>
        <table:table-row table:style-name="ro1">
          <table:table-cell table:number-columns-repeated="2"/>
          <table:table-cell office:value-type="float" office:value="5.24" calcext:value-type="float">
            <text:p>5,24</text:p>
          </table:table-cell>
          <table:table-cell office:value-type="float" office:value="86.769" calcext:value-type="float">
            <text:p>86,769</text:p>
          </table:table-cell>
          <table:table-cell office:value-type="float" office:value="-67.683" calcext:value-type="float">
            <text:p>-67,683</text:p>
          </table:table-cell>
        </table:table-row>
        <table:table-row table:style-name="ro1">
          <table:table-cell table:number-columns-repeated="2"/>
          <table:table-cell office:value-type="float" office:value="5.28" calcext:value-type="float">
            <text:p>5,28</text:p>
          </table:table-cell>
          <table:table-cell office:value-type="float" office:value="83.645" calcext:value-type="float">
            <text:p>83,645</text:p>
          </table:table-cell>
          <table:table-cell office:value-type="float" office:value="-54.641" calcext:value-type="float">
            <text:p>-54,641</text:p>
          </table:table-cell>
        </table:table-row>
        <table:table-row table:style-name="ro1">
          <table:table-cell table:number-columns-repeated="2"/>
          <table:table-cell office:value-type="float" office:value="5.32" calcext:value-type="float">
            <text:p>5,32</text:p>
          </table:table-cell>
          <table:table-cell office:value-type="float" office:value="80.938" calcext:value-type="float">
            <text:p>80,938</text:p>
          </table:table-cell>
          <table:table-cell office:value-type="float" office:value="-45.45" calcext:value-type="float">
            <text:p>-45,45</text:p>
          </table:table-cell>
        </table:table-row>
        <table:table-row table:style-name="ro1">
          <table:table-cell table:number-columns-repeated="2"/>
          <table:table-cell office:value-type="float" office:value="5.36" calcext:value-type="float">
            <text:p>5,36</text:p>
          </table:table-cell>
          <table:table-cell office:value-type="float" office:value="78.752" calcext:value-type="float">
            <text:p>78,752</text:p>
          </table:table-cell>
          <table:table-cell office:value-type="float" office:value="-28.116" calcext:value-type="float">
            <text:p>-28,116</text:p>
          </table:table-cell>
        </table:table-row>
        <table:table-row table:style-name="ro1">
          <table:table-cell table:number-columns-repeated="2"/>
          <table:table-cell office:value-type="float" office:value="5.4" calcext:value-type="float">
            <text:p>5,4</text:p>
          </table:table-cell>
          <table:table-cell office:value-type="float" office:value="76.934" calcext:value-type="float">
            <text:p>76,934</text:p>
          </table:table-cell>
          <table:table-cell office:value-type="float" office:value="-2.574" calcext:value-type="float">
            <text:p>-2,574</text:p>
          </table:table-cell>
        </table:table-row>
        <table:table-row table:style-name="ro1">
          <table:table-cell table:number-columns-repeated="2"/>
          <table:table-cell office:value-type="float" office:value="5.44" calcext:value-type="float">
            <text:p>5,44</text:p>
          </table:table-cell>
          <table:table-cell office:value-type="float" office:value="75.81" calcext:value-type="float">
            <text:p>75,81</text:p>
          </table:table-cell>
          <table:table-cell office:value-type="float" office:value="10.909" calcext:value-type="float">
            <text:p>10,909</text:p>
          </table:table-cell>
        </table:table-row>
        <table:table-row table:style-name="ro1">
          <table:table-cell table:number-columns-repeated="2"/>
          <table:table-cell office:value-type="float" office:value="5.48" calcext:value-type="float">
            <text:p>5,48</text:p>
          </table:table-cell>
          <table:table-cell office:value-type="float" office:value="75.707" calcext:value-type="float">
            <text:p>75,707</text:p>
          </table:table-cell>
          <table:table-cell office:value-type="float" office:value="21.852" calcext:value-type="float">
            <text:p>21,852</text:p>
          </table:table-cell>
        </table:table-row>
        <table:table-row table:style-name="ro1">
          <table:table-cell table:number-columns-repeated="2"/>
          <table:table-cell office:value-type="float" office:value="5.52" calcext:value-type="float">
            <text:p>5,52</text:p>
          </table:table-cell>
          <table:table-cell office:value-type="float" office:value="76.143" calcext:value-type="float">
            <text:p>76,143</text:p>
          </table:table-cell>
          <table:table-cell office:value-type="float" office:value="34.213" calcext:value-type="float">
            <text:p>34,213</text:p>
          </table:table-cell>
        </table:table-row>
        <table:table-row table:style-name="ro1">
          <table:table-cell table:number-columns-repeated="2"/>
          <table:table-cell office:value-type="float" office:value="5.56" calcext:value-type="float">
            <text:p>5,56</text:p>
          </table:table-cell>
          <table:table-cell office:value-type="float" office:value="77.017" calcext:value-type="float">
            <text:p>77,017</text:p>
          </table:table-cell>
          <table:table-cell office:value-type="float" office:value="43.835" calcext:value-type="float">
            <text:p>43,835</text:p>
          </table:table-cell>
        </table:table-row>
        <table:table-row table:style-name="ro1">
          <table:table-cell table:number-columns-repeated="2"/>
          <table:table-cell office:value-type="float" office:value="5.6" calcext:value-type="float">
            <text:p>5,6</text:p>
          </table:table-cell>
          <table:table-cell office:value-type="float" office:value="78.386" calcext:value-type="float">
            <text:p>78,386</text:p>
          </table:table-cell>
          <table:table-cell office:value-type="float" office:value="55.31" calcext:value-type="float">
            <text:p>55,31</text:p>
          </table:table-cell>
        </table:table-row>
        <table:table-row table:style-name="ro1">
          <table:table-cell table:number-columns-repeated="2"/>
          <table:table-cell office:value-type="float" office:value="5.64" calcext:value-type="float">
            <text:p>5,64</text:p>
          </table:table-cell>
          <table:table-cell office:value-type="float" office:value="80.139" calcext:value-type="float">
            <text:p>80,139</text:p>
          </table:table-cell>
          <table:table-cell office:value-type="float" office:value="56.312" calcext:value-type="float">
            <text:p>56,312</text:p>
          </table:table-cell>
        </table:table-row>
        <table:table-row table:style-name="ro1">
          <table:table-cell table:number-columns-repeated="2"/>
          <table:table-cell office:value-type="float" office:value="5.68" calcext:value-type="float">
            <text:p>5,68</text:p>
          </table:table-cell>
          <table:table-cell office:value-type="float" office:value="82.352" calcext:value-type="float">
            <text:p>82,352</text:p>
          </table:table-cell>
          <table:table-cell office:value-type="float" office:value="58.685" calcext:value-type="float">
            <text:p>58,685</text:p>
          </table:table-cell>
        </table:table-row>
        <table:table-row table:style-name="ro1">
          <table:table-cell table:number-columns-repeated="2"/>
          <table:table-cell office:value-type="float" office:value="5.72" calcext:value-type="float">
            <text:p>5,72</text:p>
          </table:table-cell>
          <table:table-cell office:value-type="float" office:value="84.604" calcext:value-type="float">
            <text:p>84,604</text:p>
          </table:table-cell>
          <table:table-cell office:value-type="float" office:value="71.101" calcext:value-type="float">
            <text:p>71,101</text:p>
          </table:table-cell>
        </table:table-row>
        <table:table-row table:style-name="ro1">
          <table:table-cell table:number-columns-repeated="2"/>
          <table:table-cell office:value-type="float" office:value="5.76" calcext:value-type="float">
            <text:p>5,76</text:p>
          </table:table-cell>
          <table:table-cell office:value-type="float" office:value="86.951" calcext:value-type="float">
            <text:p>86,951</text:p>
          </table:table-cell>
          <table:table-cell office:value-type="float" office:value="70.847" calcext:value-type="float">
            <text:p>70,847</text:p>
          </table:table-cell>
        </table:table-row>
        <table:table-row table:style-name="ro1">
          <table:table-cell table:number-columns-repeated="2"/>
          <table:table-cell office:value-type="float" office:value="5.8" calcext:value-type="float">
            <text:p>5,8</text:p>
          </table:table-cell>
          <table:table-cell office:value-type="float" office:value="89.795" calcext:value-type="float">
            <text:p>89,795</text:p>
          </table:table-cell>
          <table:table-cell office:value-type="float" office:value="74.026" calcext:value-type="float">
            <text:p>74,026</text:p>
          </table:table-cell>
        </table:table-row>
        <table:table-row table:style-name="ro1">
          <table:table-cell table:number-columns-repeated="2"/>
          <table:table-cell office:value-type="float" office:value="5.84" calcext:value-type="float">
            <text:p>5,84</text:p>
          </table:table-cell>
          <table:table-cell office:value-type="float" office:value="92.629" calcext:value-type="float">
            <text:p>92,629</text:p>
          </table:table-cell>
          <table:table-cell office:value-type="float" office:value="87.484" calcext:value-type="float">
            <text:p>87,484</text:p>
          </table:table-cell>
        </table:table-row>
        <table:table-row table:style-name="ro1">
          <table:table-cell table:number-columns-repeated="2"/>
          <table:table-cell office:value-type="float" office:value="5.88" calcext:value-type="float">
            <text:p>5,88</text:p>
          </table:table-cell>
          <table:table-cell office:value-type="float" office:value="95.59" calcext:value-type="float">
            <text:p>95,59</text:p>
          </table:table-cell>
          <table:table-cell office:value-type="float" office:value="99.562" calcext:value-type="float">
            <text:p>99,562</text:p>
          </table:table-cell>
        </table:table-row>
        <table:table-row table:style-name="ro1">
          <table:table-cell table:number-columns-repeated="2"/>
          <table:table-cell office:value-type="float" office:value="5.92" calcext:value-type="float">
            <text:p>5,92</text:p>
          </table:table-cell>
          <table:table-cell office:value-type="float" office:value="99.09" calcext:value-type="float">
            <text:p>99,09</text:p>
          </table:table-cell>
          <table:table-cell office:value-type="float" office:value="102.277" calcext:value-type="float">
            <text:p>102,277</text:p>
          </table:table-cell>
        </table:table-row>
        <table:table-row table:style-name="ro1">
          <table:table-cell table:number-columns-repeated="2"/>
          <table:table-cell office:value-type="float" office:value="5.96" calcext:value-type="float">
            <text:p>5,96</text:p>
          </table:table-cell>
          <table:table-cell office:value-type="float" office:value="103.072" calcext:value-type="float">
            <text:p>103,072</text:p>
          </table:table-cell>
          <table:table-cell office:value-type="float" office:value="112.79" calcext:value-type="float">
            <text:p>112,79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7.163" calcext:value-type="float">
            <text:p>107,163</text:p>
          </table:table-cell>
          <table:table-cell office:value-type="float" office:value="119.565" calcext:value-type="float">
            <text:p>119,565</text:p>
          </table:table-cell>
        </table:table-row>
        <table:table-row table:style-name="ro1">
          <table:table-cell table:number-columns-repeated="2"/>
          <table:table-cell office:value-type="float" office:value="6.04" calcext:value-type="float">
            <text:p>6,04</text:p>
          </table:table-cell>
          <table:table-cell office:value-type="float" office:value="111.675" calcext:value-type="float">
            <text:p>111,675</text:p>
          </table:table-cell>
          <table:table-cell office:value-type="float" office:value="113.723" calcext:value-type="float">
            <text:p>113,723</text:p>
          </table:table-cell>
        </table:table-row>
        <table:table-row table:style-name="ro1">
          <table:table-cell table:number-columns-repeated="2"/>
          <table:table-cell office:value-type="float" office:value="6.08" calcext:value-type="float">
            <text:p>6,08</text:p>
          </table:table-cell>
          <table:table-cell office:value-type="float" office:value="116.458" calcext:value-type="float">
            <text:p>116,458</text:p>
          </table:table-cell>
          <table:table-cell office:value-type="float" office:value="110.851" calcext:value-type="float">
            <text:p>110,851</text:p>
          </table:table-cell>
        </table:table-row>
        <table:table-row table:style-name="ro1">
          <table:table-cell table:number-columns-repeated="2"/>
          <table:table-cell office:value-type="float" office:value="6.12" calcext:value-type="float">
            <text:p>6,12</text:p>
          </table:table-cell>
          <table:table-cell office:value-type="float" office:value="121.006" calcext:value-type="float">
            <text:p>121,006</text:p>
          </table:table-cell>
          <table:table-cell office:value-type="float" office:value="113.201" calcext:value-type="float">
            <text:p>113,201</text:p>
          </table:table-cell>
        </table:table-row>
        <table:table-row table:style-name="ro1">
          <table:table-cell table:number-columns-repeated="2"/>
          <table:table-cell office:value-type="float" office:value="6.16" calcext:value-type="float">
            <text:p>6,16</text:p>
          </table:table-cell>
          <table:table-cell office:value-type="float" office:value="125.44" calcext:value-type="float">
            <text:p>125,44</text:p>
          </table:table-cell>
          <table:table-cell office:value-type="float" office:value="105.384" calcext:value-type="float">
            <text:p>105,384</text:p>
          </table:table-cell>
        </table:table-row>
        <table:table-row table:style-name="ro1">
          <table:table-cell table:number-columns-repeated="2"/>
          <table:table-cell office:value-type="float" office:value="6.2" calcext:value-type="float">
            <text:p>6,2</text:p>
          </table:table-cell>
          <table:table-cell office:value-type="float" office:value="129.969" calcext:value-type="float">
            <text:p>129,969</text:p>
          </table:table-cell>
          <table:table-cell office:value-type="float" office:value="100.13" calcext:value-type="float">
            <text:p>100,13</text:p>
          </table:table-cell>
        </table:table-row>
        <table:table-row table:style-name="ro1">
          <table:table-cell table:number-columns-repeated="2"/>
          <table:table-cell office:value-type="float" office:value="6.24" calcext:value-type="float">
            <text:p>6,24</text:p>
          </table:table-cell>
          <table:table-cell office:value-type="float" office:value="134.184" calcext:value-type="float">
            <text:p>134,184</text:p>
          </table:table-cell>
          <table:table-cell office:value-type="float" office:value="90.14" calcext:value-type="float">
            <text:p>90,14</text:p>
          </table:table-cell>
        </table:table-row>
        <table:table-row table:style-name="ro1">
          <table:table-cell table:number-columns-repeated="2"/>
          <table:table-cell office:value-type="float" office:value="6.28" calcext:value-type="float">
            <text:p>6,28</text:p>
          </table:table-cell>
          <table:table-cell office:value-type="float" office:value="138.189" calcext:value-type="float">
            <text:p>138,189</text:p>
          </table:table-cell>
          <table:table-cell office:value-type="float" office:value="81.013" calcext:value-type="float">
            <text:p>81,013</text:p>
          </table:table-cell>
        </table:table-row>
        <table:table-row table:style-name="ro1">
          <table:table-cell table:number-columns-repeated="2"/>
          <table:table-cell office:value-type="float" office:value="6.32" calcext:value-type="float">
            <text:p>6,32</text:p>
          </table:table-cell>
          <table:table-cell office:value-type="float" office:value="141.795" calcext:value-type="float">
            <text:p>141,795</text:p>
          </table:table-cell>
          <table:table-cell office:value-type="float" office:value="69.169" calcext:value-type="float">
            <text:p>69,169</text:p>
          </table:table-cell>
        </table:table-row>
        <table:table-row table:style-name="ro1">
          <table:table-cell table:number-columns-repeated="2"/>
          <table:table-cell office:value-type="float" office:value="6.36" calcext:value-type="float">
            <text:p>6,36</text:p>
          </table:table-cell>
          <table:table-cell office:value-type="float" office:value="145.035" calcext:value-type="float">
            <text:p>145,035</text:p>
          </table:table-cell>
          <table:table-cell office:value-type="float" office:value="62.379" calcext:value-type="float">
            <text:p>62,379</text:p>
          </table:table-cell>
        </table:table-row>
        <table:table-row table:style-name="ro1">
          <table:table-cell table:number-columns-repeated="2"/>
          <table:table-cell office:value-type="float" office:value="6.4" calcext:value-type="float">
            <text:p>6,4</text:p>
          </table:table-cell>
          <table:table-cell office:value-type="float" office:value="147.802" calcext:value-type="float">
            <text:p>147,802</text:p>
          </table:table-cell>
          <table:table-cell office:value-type="float" office:value="55.234" calcext:value-type="float">
            <text:p>55,234</text:p>
          </table:table-cell>
        </table:table-row>
        <table:table-row table:style-name="ro1">
          <table:table-cell table:number-columns-repeated="2"/>
          <table:table-cell office:value-type="float" office:value="6.44" calcext:value-type="float">
            <text:p>6,44</text:p>
          </table:table-cell>
          <table:table-cell office:value-type="float" office:value="150.297" calcext:value-type="float">
            <text:p>150,297</text:p>
          </table:table-cell>
          <table:table-cell office:value-type="float" office:value="48.799" calcext:value-type="float">
            <text:p>48,799</text:p>
          </table:table-cell>
        </table:table-row>
        <table:table-row table:style-name="ro1">
          <table:table-cell table:number-columns-repeated="2"/>
          <table:table-cell office:value-type="float" office:value="6.48" calcext:value-type="float">
            <text:p>6,48</text:p>
          </table:table-cell>
          <table:table-cell office:value-type="float" office:value="152.506" calcext:value-type="float">
            <text:p>152,506</text:p>
          </table:table-cell>
          <table:table-cell office:value-type="float" office:value="33.157" calcext:value-type="float">
            <text:p>33,157</text:p>
          </table:table-cell>
        </table:table-row>
        <table:table-row table:style-name="ro1">
          <table:table-cell table:number-columns-repeated="2"/>
          <table:table-cell office:value-type="float" office:value="6.52" calcext:value-type="float">
            <text:p>6,52</text:p>
          </table:table-cell>
          <table:table-cell office:value-type="float" office:value="154.458" calcext:value-type="float">
            <text:p>154,458</text:p>
          </table:table-cell>
          <table:table-cell office:value-type="float" office:value="20.585" calcext:value-type="float">
            <text:p>20,585</text:p>
          </table:table-cell>
        </table:table-row>
        <table:table-row table:style-name="ro1">
          <table:table-cell table:number-columns-repeated="2"/>
          <table:table-cell office:value-type="float" office:value="6.56" calcext:value-type="float">
            <text:p>6,56</text:p>
          </table:table-cell>
          <table:table-cell office:value-type="float" office:value="155.785" calcext:value-type="float">
            <text:p>155,785</text:p>
          </table:table-cell>
          <table:table-cell office:value-type="float" office:value="5.957" calcext:value-type="float">
            <text:p>5,957</text:p>
          </table:table-cell>
        </table:table-row>
        <table:table-row table:style-name="ro1">
          <table:table-cell table:number-columns-repeated="2"/>
          <table:table-cell office:value-type="float" office:value="6.6" calcext:value-type="float">
            <text:p>6,6</text:p>
          </table:table-cell>
          <table:table-cell office:value-type="float" office:value="156.608" calcext:value-type="float">
            <text:p>156,608</text:p>
          </table:table-cell>
          <table:table-cell office:value-type="float" office:value="-10.527" calcext:value-type="float">
            <text:p>-10,527</text:p>
          </table:table-cell>
        </table:table-row>
        <table:table-row table:style-name="ro1">
          <table:table-cell table:number-columns-repeated="2"/>
          <table:table-cell office:value-type="float" office:value="6.64" calcext:value-type="float">
            <text:p>6,64</text:p>
          </table:table-cell>
          <table:table-cell office:value-type="float" office:value="156.846" calcext:value-type="float">
            <text:p>156,846</text:p>
          </table:table-cell>
          <table:table-cell office:value-type="float" office:value="-24.478" calcext:value-type="float">
            <text:p>-24,478</text:p>
          </table:table-cell>
        </table:table-row>
        <table:table-row table:style-name="ro1">
          <table:table-cell table:number-columns-repeated="2"/>
          <table:table-cell office:value-type="float" office:value="6.68" calcext:value-type="float">
            <text:p>6,68</text:p>
          </table:table-cell>
          <table:table-cell office:value-type="float" office:value="156.425" calcext:value-type="float">
            <text:p>156,425</text:p>
          </table:table-cell>
          <table:table-cell office:value-type="float" office:value="-37.021" calcext:value-type="float">
            <text:p>-37,021</text:p>
          </table:table-cell>
        </table:table-row>
        <table:table-row table:style-name="ro1">
          <table:table-cell table:number-columns-repeated="2"/>
          <table:table-cell office:value-type="float" office:value="6.72" calcext:value-type="float">
            <text:p>6,72</text:p>
          </table:table-cell>
          <table:table-cell office:value-type="float" office:value="155.446" calcext:value-type="float">
            <text:p>155,446</text:p>
          </table:table-cell>
          <table:table-cell office:value-type="float" office:value="-63.359" calcext:value-type="float">
            <text:p>-63,359</text:p>
          </table:table-cell>
        </table:table-row>
        <table:table-row table:style-name="ro1">
          <table:table-cell table:number-columns-repeated="2"/>
          <table:table-cell office:value-type="float" office:value="6.76" calcext:value-type="float">
            <text:p>6,76</text:p>
          </table:table-cell>
          <table:table-cell office:value-type="float" office:value="153.965" calcext:value-type="float">
            <text:p>153,965</text:p>
          </table:table-cell>
          <table:table-cell office:value-type="float" office:value="-74.3" calcext:value-type="float">
            <text:p>-74,3</text:p>
          </table:table-cell>
        </table:table-row>
        <table:table-row table:style-name="ro1">
          <table:table-cell table:number-columns-repeated="2"/>
          <table:table-cell office:value-type="float" office:value="6.8" calcext:value-type="float">
            <text:p>6,8</text:p>
          </table:table-cell>
          <table:table-cell office:value-type="float" office:value="151.431" calcext:value-type="float">
            <text:p>151,431</text:p>
          </table:table-cell>
          <table:table-cell office:value-type="float" office:value="-84.398" calcext:value-type="float">
            <text:p>-84,398</text:p>
          </table:table-cell>
        </table:table-row>
        <table:table-row table:style-name="ro1">
          <table:table-cell table:number-columns-repeated="2"/>
          <table:table-cell office:value-type="float" office:value="6.84" calcext:value-type="float">
            <text:p>6,84</text:p>
          </table:table-cell>
          <table:table-cell office:value-type="float" office:value="148.459" calcext:value-type="float">
            <text:p>148,459</text:p>
          </table:table-cell>
          <table:table-cell office:value-type="float" office:value="-94.903" calcext:value-type="float">
            <text:p>-94,903</text:p>
          </table:table-cell>
        </table:table-row>
        <table:table-row table:style-name="ro1">
          <table:table-cell table:number-columns-repeated="2"/>
          <table:table-cell office:value-type="float" office:value="6.88" calcext:value-type="float">
            <text:p>6,88</text:p>
          </table:table-cell>
          <table:table-cell office:value-type="float" office:value="145.083" calcext:value-type="float">
            <text:p>145,083</text:p>
          </table:table-cell>
          <table:table-cell office:value-type="float" office:value="-99.541" calcext:value-type="float">
            <text:p>-99,541</text:p>
          </table:table-cell>
        </table:table-row>
        <table:table-row table:style-name="ro1">
          <table:table-cell table:number-columns-repeated="2"/>
          <table:table-cell office:value-type="float" office:value="6.92" calcext:value-type="float">
            <text:p>6,92</text:p>
          </table:table-cell>
          <table:table-cell office:value-type="float" office:value="141.287" calcext:value-type="float">
            <text:p>141,287</text:p>
          </table:table-cell>
          <table:table-cell office:value-type="float" office:value="-99.736" calcext:value-type="float">
            <text:p>-99,736</text:p>
          </table:table-cell>
        </table:table-row>
        <table:table-row table:style-name="ro1">
          <table:table-cell table:number-columns-repeated="2"/>
          <table:table-cell office:value-type="float" office:value="6.96" calcext:value-type="float">
            <text:p>6,96</text:p>
          </table:table-cell>
          <table:table-cell office:value-type="float" office:value="137.305" calcext:value-type="float">
            <text:p>137,305</text:p>
          </table:table-cell>
          <table:table-cell office:value-type="float" office:value="-98.317" calcext:value-type="float">
            <text:p>-98,317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3.316" calcext:value-type="float">
            <text:p>133,316</text:p>
          </table:table-cell>
          <table:table-cell office:value-type="float" office:value="-97.399" calcext:value-type="float">
            <text:p>-97,399</text:p>
          </table:table-cell>
        </table:table-row>
        <table:table-row table:style-name="ro1">
          <table:table-cell table:number-columns-repeated="2"/>
          <table:table-cell office:value-type="float" office:value="7.04" calcext:value-type="float">
            <text:p>7,04</text:p>
          </table:table-cell>
          <table:table-cell office:value-type="float" office:value="129.383" calcext:value-type="float">
            <text:p>129,383</text:p>
          </table:table-cell>
          <table:table-cell office:value-type="float" office:value="-100.201" calcext:value-type="float">
            <text:p>-100,201</text:p>
          </table:table-cell>
        </table:table-row>
        <table:table-row table:style-name="ro1">
          <table:table-cell table:number-columns-repeated="2"/>
          <table:table-cell office:value-type="float" office:value="7.08" calcext:value-type="float">
            <text:p>7,08</text:p>
          </table:table-cell>
          <table:table-cell office:value-type="float" office:value="125.487" calcext:value-type="float">
            <text:p>125,487</text:p>
          </table:table-cell>
          <table:table-cell office:value-type="float" office:value="-98.15" calcext:value-type="float">
            <text:p>-98,15</text:p>
          </table:table-cell>
        </table:table-row>
        <table:table-row table:style-name="ro1">
          <table:table-cell table:number-columns-repeated="2"/>
          <table:table-cell office:value-type="float" office:value="7.12" calcext:value-type="float">
            <text:p>7,12</text:p>
          </table:table-cell>
          <table:table-cell office:value-type="float" office:value="121.479" calcext:value-type="float">
            <text:p>121,479</text:p>
          </table:table-cell>
          <table:table-cell office:value-type="float" office:value="-99.389" calcext:value-type="float">
            <text:p>-99,389</text:p>
          </table:table-cell>
        </table:table-row>
        <table:table-row table:style-name="ro1">
          <table:table-cell table:number-columns-repeated="2"/>
          <table:table-cell office:value-type="float" office:value="7.16" calcext:value-type="float">
            <text:p>7,16</text:p>
          </table:table-cell>
          <table:table-cell office:value-type="float" office:value="117.553" calcext:value-type="float">
            <text:p>117,553</text:p>
          </table:table-cell>
          <table:table-cell office:value-type="float" office:value="-98.973" calcext:value-type="float">
            <text:p>-98,973</text:p>
          </table:table-cell>
        </table:table-row>
        <table:table-row table:style-name="ro1">
          <table:table-cell table:number-columns-repeated="2"/>
          <table:table-cell office:value-type="float" office:value="7.2" calcext:value-type="float">
            <text:p>7,2</text:p>
          </table:table-cell>
          <table:table-cell office:value-type="float" office:value="113.578" calcext:value-type="float">
            <text:p>113,578</text:p>
          </table:table-cell>
          <table:table-cell office:value-type="float" office:value="-97.79" calcext:value-type="float">
            <text:p>-97,79</text:p>
          </table:table-cell>
        </table:table-row>
        <table:table-row table:style-name="ro1">
          <table:table-cell table:number-columns-repeated="2"/>
          <table:table-cell office:value-type="float" office:value="7.24" calcext:value-type="float">
            <text:p>7,24</text:p>
          </table:table-cell>
          <table:table-cell office:value-type="float" office:value="109.619" calcext:value-type="float">
            <text:p>109,619</text:p>
          </table:table-cell>
          <table:table-cell office:value-type="float" office:value="-96.529" calcext:value-type="float">
            <text:p>-96,529</text:p>
          </table:table-cell>
        </table:table-row>
        <table:table-row table:style-name="ro1">
          <table:table-cell table:number-columns-repeated="2"/>
          <table:table-cell office:value-type="float" office:value="7.28" calcext:value-type="float">
            <text:p>7,28</text:p>
          </table:table-cell>
          <table:table-cell office:value-type="float" office:value="105.707" calcext:value-type="float">
            <text:p>105,707</text:p>
          </table:table-cell>
          <table:table-cell office:value-type="float" office:value="-92.005" calcext:value-type="float">
            <text:p>-92,005</text:p>
          </table:table-cell>
        </table:table-row>
        <table:table-row table:style-name="ro1">
          <table:table-cell table:number-columns-repeated="2"/>
          <table:table-cell office:value-type="float" office:value="7.32" calcext:value-type="float">
            <text:p>7,32</text:p>
          </table:table-cell>
          <table:table-cell office:value-type="float" office:value="101.846" calcext:value-type="float">
            <text:p>101,846</text:p>
          </table:table-cell>
          <table:table-cell office:value-type="float" office:value="-85.634" calcext:value-type="float">
            <text:p>-85,634</text:p>
          </table:table-cell>
        </table:table-row>
        <table:table-row table:style-name="ro1">
          <table:table-cell table:number-columns-repeated="2"/>
          <table:table-cell office:value-type="float" office:value="7.36" calcext:value-type="float">
            <text:p>7,36</text:p>
          </table:table-cell>
          <table:table-cell office:value-type="float" office:value="98.166" calcext:value-type="float">
            <text:p>98,166</text:p>
          </table:table-cell>
          <table:table-cell office:value-type="float" office:value="-83.167" calcext:value-type="float">
            <text:p>-83,167</text:p>
          </table:table-cell>
        </table:table-row>
        <table:table-row table:style-name="ro1">
          <table:table-cell table:number-columns-repeated="2"/>
          <table:table-cell office:value-type="float" office:value="7.4" calcext:value-type="float">
            <text:p>7,4</text:p>
          </table:table-cell>
          <table:table-cell office:value-type="float" office:value="94.74" calcext:value-type="float">
            <text:p>94,74</text:p>
          </table:table-cell>
          <table:table-cell office:value-type="float" office:value="-82.416" calcext:value-type="float">
            <text:p>-82,416</text:p>
          </table:table-cell>
        </table:table-row>
        <table:table-row table:style-name="ro1">
          <table:table-cell table:number-columns-repeated="2"/>
          <table:table-cell office:value-type="float" office:value="7.44" calcext:value-type="float">
            <text:p>7,44</text:p>
          </table:table-cell>
          <table:table-cell office:value-type="float" office:value="91.414" calcext:value-type="float">
            <text:p>91,414</text:p>
          </table:table-cell>
          <table:table-cell office:value-type="float" office:value="-76.772" calcext:value-type="float">
            <text:p>-76,772</text:p>
          </table:table-cell>
        </table:table-row>
        <table:table-row table:style-name="ro1">
          <table:table-cell table:number-columns-repeated="2"/>
          <table:table-cell office:value-type="float" office:value="7.48" calcext:value-type="float">
            <text:p>7,48</text:p>
          </table:table-cell>
          <table:table-cell office:value-type="float" office:value="88.117" calcext:value-type="float">
            <text:p>88,117</text:p>
          </table:table-cell>
          <table:table-cell office:value-type="float" office:value="-65.201" calcext:value-type="float">
            <text:p>-65,201</text:p>
          </table:table-cell>
        </table:table-row>
        <table:table-row table:style-name="ro1">
          <table:table-cell table:number-columns-repeated="2"/>
          <table:table-cell office:value-type="float" office:value="7.52" calcext:value-type="float">
            <text:p>7,52</text:p>
          </table:table-cell>
          <table:table-cell office:value-type="float" office:value="85.046" calcext:value-type="float">
            <text:p>85,046</text:p>
          </table:table-cell>
          <table:table-cell office:value-type="float" office:value="-53.761" calcext:value-type="float">
            <text:p>-53,761</text:p>
          </table:table-cell>
        </table:table-row>
        <table:table-row table:style-name="ro1">
          <table:table-cell table:number-columns-repeated="2"/>
          <table:table-cell office:value-type="float" office:value="7.56" calcext:value-type="float">
            <text:p>7,56</text:p>
          </table:table-cell>
          <table:table-cell office:value-type="float" office:value="82.438" calcext:value-type="float">
            <text:p>82,438</text:p>
          </table:table-cell>
          <table:table-cell office:value-type="float" office:value="-43.78" calcext:value-type="float">
            <text:p>-43,78</text:p>
          </table:table-cell>
        </table:table-row>
        <table:table-row table:style-name="ro1">
          <table:table-cell table:number-columns-repeated="2"/>
          <table:table-cell office:value-type="float" office:value="7.6" calcext:value-type="float">
            <text:p>7,6</text:p>
          </table:table-cell>
          <table:table-cell office:value-type="float" office:value="80.288" calcext:value-type="float">
            <text:p>80,288</text:p>
          </table:table-cell>
          <table:table-cell office:value-type="float" office:value="-30.505" calcext:value-type="float">
            <text:p>-30,505</text:p>
          </table:table-cell>
        </table:table-row>
        <table:table-row table:style-name="ro1">
          <table:table-cell table:number-columns-repeated="2"/>
          <table:table-cell office:value-type="float" office:value="7.64" calcext:value-type="float">
            <text:p>7,64</text:p>
          </table:table-cell>
          <table:table-cell office:value-type="float" office:value="78.536" calcext:value-type="float">
            <text:p>78,536</text:p>
          </table:table-cell>
          <table:table-cell office:value-type="float" office:value="-8.707" calcext:value-type="float">
            <text:p>-8,707</text:p>
          </table:table-cell>
        </table:table-row>
        <table:table-row table:style-name="ro1">
          <table:table-cell table:number-columns-repeated="2"/>
          <table:table-cell office:value-type="float" office:value="7.68" calcext:value-type="float">
            <text:p>7,68</text:p>
          </table:table-cell>
          <table:table-cell office:value-type="float" office:value="77.316" calcext:value-type="float">
            <text:p>77,316</text:p>
          </table:table-cell>
          <table:table-cell office:value-type="float" office:value="1.246" calcext:value-type="float">
            <text:p>1,246</text:p>
          </table:table-cell>
        </table:table-row>
        <table:table-row table:style-name="ro1">
          <table:table-cell table:number-columns-repeated="2"/>
          <table:table-cell office:value-type="float" office:value="7.72" calcext:value-type="float">
            <text:p>7,72</text:p>
          </table:table-cell>
          <table:table-cell office:value-type="float" office:value="76.968" calcext:value-type="float">
            <text:p>76,968</text:p>
          </table:table-cell>
          <table:table-cell office:value-type="float" office:value="13.672" calcext:value-type="float">
            <text:p>13,672</text:p>
          </table:table-cell>
        </table:table-row>
        <table:table-row table:style-name="ro1">
          <table:table-cell table:number-columns-repeated="2"/>
          <table:table-cell office:value-type="float" office:value="7.76" calcext:value-type="float">
            <text:p>7,76</text:p>
          </table:table-cell>
          <table:table-cell office:value-type="float" office:value="77.018" calcext:value-type="float">
            <text:p>77,018</text:p>
          </table:table-cell>
          <table:table-cell office:value-type="float" office:value="23.133" calcext:value-type="float">
            <text:p>23,133</text:p>
          </table:table-cell>
        </table:table-row>
        <table:table-row table:style-name="ro1">
          <table:table-cell table:number-columns-repeated="2"/>
          <table:table-cell office:value-type="float" office:value="7.8" calcext:value-type="float">
            <text:p>7,8</text:p>
          </table:table-cell>
          <table:table-cell office:value-type="float" office:value="77.565" calcext:value-type="float">
            <text:p>77,565</text:p>
          </table:table-cell>
          <table:table-cell office:value-type="float" office:value="29.919" calcext:value-type="float">
            <text:p>29,919</text:p>
          </table:table-cell>
        </table:table-row>
        <table:table-row table:style-name="ro1">
          <table:table-cell table:number-columns-repeated="2"/>
          <table:table-cell office:value-type="float" office:value="7.84" calcext:value-type="float">
            <text:p>7,84</text:p>
          </table:table-cell>
          <table:table-cell office:value-type="float" office:value="78.49" calcext:value-type="float">
            <text:p>78,49</text:p>
          </table:table-cell>
          <table:table-cell office:value-type="float" office:value="43.241" calcext:value-type="float">
            <text:p>43,241</text:p>
          </table:table-cell>
        </table:table-row>
        <table:table-row table:style-name="ro1">
          <table:table-cell table:number-columns-repeated="2"/>
          <table:table-cell office:value-type="float" office:value="7.88" calcext:value-type="float">
            <text:p>7,88</text:p>
          </table:table-cell>
          <table:table-cell office:value-type="float" office:value="79.687" calcext:value-type="float">
            <text:p>79,687</text:p>
          </table:table-cell>
          <table:table-cell office:value-type="float" office:value="45.052" calcext:value-type="float">
            <text:p>45,052</text:p>
          </table:table-cell>
        </table:table-row>
        <table:table-row table:style-name="ro1">
          <table:table-cell table:number-columns-repeated="2"/>
          <table:table-cell office:value-type="float" office:value="7.92" calcext:value-type="float">
            <text:p>7,92</text:p>
          </table:table-cell>
          <table:table-cell office:value-type="float" office:value="81.416" calcext:value-type="float">
            <text:p>81,416</text:p>
          </table:table-cell>
          <table:table-cell office:value-type="float" office:value="49.294" calcext:value-type="float">
            <text:p>49,294</text:p>
          </table:table-cell>
        </table:table-row>
        <table:table-row table:style-name="ro1">
          <table:table-cell table:number-columns-repeated="2"/>
          <table:table-cell office:value-type="float" office:value="7.96" calcext:value-type="float">
            <text:p>7,96</text:p>
          </table:table-cell>
          <table:table-cell office:value-type="float" office:value="83.219" calcext:value-type="float">
            <text:p>83,219</text:p>
          </table:table-cell>
          <table:table-cell office:value-type="float" office:value="56.983" calcext:value-type="float">
            <text:p>56,983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5.19" calcext:value-type="float">
            <text:p>85,19</text:p>
          </table:table-cell>
          <table:table-cell office:value-type="float" office:value="62.382" calcext:value-type="float">
            <text:p>62,382</text:p>
          </table:table-cell>
        </table:table-row>
        <table:table-row table:style-name="ro1">
          <table:table-cell table:number-columns-repeated="2"/>
          <table:table-cell office:value-type="float" office:value="8.04" calcext:value-type="float">
            <text:p>8,04</text:p>
          </table:table-cell>
          <table:table-cell office:value-type="float" office:value="87.47" calcext:value-type="float">
            <text:p>87,47</text:p>
          </table:table-cell>
          <table:table-cell office:value-type="float" office:value="65.061" calcext:value-type="float">
            <text:p>65,061</text:p>
          </table:table-cell>
        </table:table-row>
        <table:table-row table:style-name="ro1">
          <table:table-cell table:number-columns-repeated="2"/>
          <table:table-cell office:value-type="float" office:value="8.08" calcext:value-type="float">
            <text:p>8,08</text:p>
          </table:table-cell>
          <table:table-cell office:value-type="float" office:value="89.965" calcext:value-type="float">
            <text:p>89,965</text:p>
          </table:table-cell>
          <table:table-cell office:value-type="float" office:value="76.667" calcext:value-type="float">
            <text:p>76,667</text:p>
          </table:table-cell>
        </table:table-row>
        <table:table-row table:style-name="ro1">
          <table:table-cell table:number-columns-repeated="2"/>
          <table:table-cell office:value-type="float" office:value="8.12" calcext:value-type="float">
            <text:p>8,12</text:p>
          </table:table-cell>
          <table:table-cell office:value-type="float" office:value="92.567" calcext:value-type="float">
            <text:p>92,567</text:p>
          </table:table-cell>
          <table:table-cell office:value-type="float" office:value="88.172" calcext:value-type="float">
            <text:p>88,172</text:p>
          </table:table-cell>
        </table:table-row>
        <table:table-row table:style-name="ro1">
          <table:table-cell table:number-columns-repeated="2"/>
          <table:table-cell office:value-type="float" office:value="8.16" calcext:value-type="float">
            <text:p>8,16</text:p>
          </table:table-cell>
          <table:table-cell office:value-type="float" office:value="95.634" calcext:value-type="float">
            <text:p>95,634</text:p>
          </table:table-cell>
          <table:table-cell office:value-type="float" office:value="98.63" calcext:value-type="float">
            <text:p>98,63</text:p>
          </table:table-cell>
        </table:table-row>
        <table:table-row table:style-name="ro1">
          <table:table-cell table:number-columns-repeated="2"/>
          <table:table-cell office:value-type="float" office:value="8.2" calcext:value-type="float">
            <text:p>8,2</text:p>
          </table:table-cell>
          <table:table-cell office:value-type="float" office:value="99.161" calcext:value-type="float">
            <text:p>99,161</text:p>
          </table:table-cell>
          <table:table-cell office:value-type="float" office:value="102.559" calcext:value-type="float">
            <text:p>102,559</text:p>
          </table:table-cell>
        </table:table-row>
        <table:table-row table:style-name="ro1">
          <table:table-cell table:number-columns-repeated="2"/>
          <table:table-cell office:value-type="float" office:value="8.24" calcext:value-type="float">
            <text:p>8,24</text:p>
          </table:table-cell>
          <table:table-cell office:value-type="float" office:value="103.106" calcext:value-type="float">
            <text:p>103,106</text:p>
          </table:table-cell>
          <table:table-cell office:value-type="float" office:value="114.332" calcext:value-type="float">
            <text:p>114,332</text:p>
          </table:table-cell>
        </table:table-row>
        <table:table-row table:style-name="ro1">
          <table:table-cell table:number-columns-repeated="2"/>
          <table:table-cell office:value-type="float" office:value="8.28" calcext:value-type="float">
            <text:p>8,28</text:p>
          </table:table-cell>
          <table:table-cell office:value-type="float" office:value="107.208" calcext:value-type="float">
            <text:p>107,208</text:p>
          </table:table-cell>
          <table:table-cell office:value-type="float" office:value="120.246" calcext:value-type="float">
            <text:p>120,246</text:p>
          </table:table-cell>
        </table:table-row>
        <table:table-row table:style-name="ro1">
          <table:table-cell table:number-columns-repeated="2"/>
          <table:table-cell office:value-type="float" office:value="8.32" calcext:value-type="float">
            <text:p>8,32</text:p>
          </table:table-cell>
          <table:table-cell office:value-type="float" office:value="111.782" calcext:value-type="float">
            <text:p>111,782</text:p>
          </table:table-cell>
          <table:table-cell office:value-type="float" office:value="117.729" calcext:value-type="float">
            <text:p>117,729</text:p>
          </table:table-cell>
        </table:table-row>
        <table:table-row table:style-name="ro1">
          <table:table-cell table:number-columns-repeated="2"/>
          <table:table-cell office:value-type="float" office:value="8.36" calcext:value-type="float">
            <text:p>8,36</text:p>
          </table:table-cell>
          <table:table-cell office:value-type="float" office:value="116.592" calcext:value-type="float">
            <text:p>116,592</text:p>
          </table:table-cell>
          <table:table-cell office:value-type="float" office:value="113.973" calcext:value-type="float">
            <text:p>113,973</text:p>
          </table:table-cell>
        </table:table-row>
        <table:table-row table:style-name="ro1">
          <table:table-cell table:number-columns-repeated="2"/>
          <table:table-cell office:value-type="float" office:value="8.4" calcext:value-type="float">
            <text:p>8,4</text:p>
          </table:table-cell>
          <table:table-cell office:value-type="float" office:value="121.301" calcext:value-type="float">
            <text:p>121,301</text:p>
          </table:table-cell>
          <table:table-cell office:value-type="float" office:value="109.954" calcext:value-type="float">
            <text:p>109,954</text:p>
          </table:table-cell>
        </table:table-row>
        <table:table-row table:style-name="ro1">
          <table:table-cell table:number-columns-repeated="2"/>
          <table:table-cell office:value-type="float" office:value="8.44" calcext:value-type="float">
            <text:p>8,44</text:p>
          </table:table-cell>
          <table:table-cell office:value-type="float" office:value="125.86" calcext:value-type="float">
            <text:p>125,86</text:p>
          </table:table-cell>
          <table:table-cell office:value-type="float" office:value="110.625" calcext:value-type="float">
            <text:p>110,625</text:p>
          </table:table-cell>
        </table:table-row>
        <table:table-row table:style-name="ro1">
          <table:table-cell table:number-columns-repeated="2"/>
          <table:table-cell office:value-type="float" office:value="8.48" calcext:value-type="float">
            <text:p>8,48</text:p>
          </table:table-cell>
          <table:table-cell office:value-type="float" office:value="130.258" calcext:value-type="float">
            <text:p>130,258</text:p>
          </table:table-cell>
          <table:table-cell office:value-type="float" office:value="102.379" calcext:value-type="float">
            <text:p>102,379</text:p>
          </table:table-cell>
        </table:table-row>
        <table:table-row table:style-name="ro1">
          <table:table-cell table:number-columns-repeated="2"/>
          <table:table-cell office:value-type="float" office:value="8.52" calcext:value-type="float">
            <text:p>8,52</text:p>
          </table:table-cell>
          <table:table-cell office:value-type="float" office:value="134.683" calcext:value-type="float">
            <text:p>134,683</text:p>
          </table:table-cell>
          <table:table-cell office:value-type="float" office:value="92.048" calcext:value-type="float">
            <text:p>92,048</text:p>
          </table:table-cell>
        </table:table-row>
        <table:table-row table:style-name="ro1">
          <table:table-cell table:number-columns-repeated="2"/>
          <table:table-cell office:value-type="float" office:value="8.56" calcext:value-type="float">
            <text:p>8,56</text:p>
          </table:table-cell>
          <table:table-cell office:value-type="float" office:value="138.778" calcext:value-type="float">
            <text:p>138,778</text:p>
          </table:table-cell>
          <table:table-cell office:value-type="float" office:value="79.022" calcext:value-type="float">
            <text:p>79,022</text:p>
          </table:table-cell>
        </table:table-row>
        <table:table-row table:style-name="ro1">
          <table:table-cell table:number-columns-repeated="2"/>
          <table:table-cell office:value-type="float" office:value="8.6" calcext:value-type="float">
            <text:p>8,6</text:p>
          </table:table-cell>
          <table:table-cell office:value-type="float" office:value="142.46" calcext:value-type="float">
            <text:p>142,46</text:p>
          </table:table-cell>
          <table:table-cell office:value-type="float" office:value="69.394" calcext:value-type="float">
            <text:p>69,394</text:p>
          </table:table-cell>
        </table:table-row>
        <table:table-row table:style-name="ro1">
          <table:table-cell table:number-columns-repeated="2"/>
          <table:table-cell office:value-type="float" office:value="8.64" calcext:value-type="float">
            <text:p>8,64</text:p>
          </table:table-cell>
          <table:table-cell office:value-type="float" office:value="145.621" calcext:value-type="float">
            <text:p>145,621</text:p>
          </table:table-cell>
          <table:table-cell office:value-type="float" office:value="60.636" calcext:value-type="float">
            <text:p>60,636</text:p>
          </table:table-cell>
        </table:table-row>
        <table:table-row table:style-name="ro1">
          <table:table-cell table:number-columns-repeated="2"/>
          <table:table-cell office:value-type="float" office:value="8.68" calcext:value-type="float">
            <text:p>8,68</text:p>
          </table:table-cell>
          <table:table-cell office:value-type="float" office:value="148.396" calcext:value-type="float">
            <text:p>148,396</text:p>
          </table:table-cell>
          <table:table-cell office:value-type="float" office:value="55.485" calcext:value-type="float">
            <text:p>55,485</text:p>
          </table:table-cell>
        </table:table-row>
        <table:table-row table:style-name="ro1">
          <table:table-cell table:number-columns-repeated="2"/>
          <table:table-cell office:value-type="float" office:value="8.72" calcext:value-type="float">
            <text:p>8,72</text:p>
          </table:table-cell>
          <table:table-cell office:value-type="float" office:value="150.822" calcext:value-type="float">
            <text:p>150,822</text:p>
          </table:table-cell>
          <table:table-cell office:value-type="float" office:value="40.907" calcext:value-type="float">
            <text:p>40,907</text:p>
          </table:table-cell>
        </table:table-row>
        <table:table-row table:style-name="ro1">
          <table:table-cell table:number-columns-repeated="2"/>
          <table:table-cell office:value-type="float" office:value="8.76" calcext:value-type="float">
            <text:p>8,76</text:p>
          </table:table-cell>
          <table:table-cell office:value-type="float" office:value="153.041" calcext:value-type="float">
            <text:p>153,041</text:p>
          </table:table-cell>
          <table:table-cell office:value-type="float" office:value="29.543" calcext:value-type="float">
            <text:p>29,543</text:p>
          </table:table-cell>
        </table:table-row>
        <table:table-row table:style-name="ro1">
          <table:table-cell table:number-columns-repeated="2"/>
          <table:table-cell office:value-type="float" office:value="8.8" calcext:value-type="float">
            <text:p>8,8</text:p>
          </table:table-cell>
          <table:table-cell office:value-type="float" office:value="154.678" calcext:value-type="float">
            <text:p>154,678</text:p>
          </table:table-cell>
          <table:table-cell office:value-type="float" office:value="13.023" calcext:value-type="float">
            <text:p>13,023</text:p>
          </table:table-cell>
        </table:table-row>
        <table:table-row table:style-name="ro1">
          <table:table-cell table:number-columns-repeated="2"/>
          <table:table-cell office:value-type="float" office:value="8.84" calcext:value-type="float">
            <text:p>8,84</text:p>
          </table:table-cell>
          <table:table-cell office:value-type="float" office:value="155.859" calcext:value-type="float">
            <text:p>155,859</text:p>
          </table:table-cell>
          <table:table-cell office:value-type="float" office:value="-4.4" calcext:value-type="float">
            <text:p>-4,4</text:p>
          </table:table-cell>
        </table:table-row>
        <table:table-row table:style-name="ro1">
          <table:table-cell table:number-columns-repeated="2"/>
          <table:table-cell office:value-type="float" office:value="8.88" calcext:value-type="float">
            <text:p>8,88</text:p>
          </table:table-cell>
          <table:table-cell office:value-type="float" office:value="156.38" calcext:value-type="float">
            <text:p>156,38</text:p>
          </table:table-cell>
          <table:table-cell office:value-type="float" office:value="-27.248" calcext:value-type="float">
            <text:p>-27,248</text:p>
          </table:table-cell>
        </table:table-row>
        <table:table-row table:style-name="ro1">
          <table:table-cell table:number-columns-repeated="2"/>
          <table:table-cell office:value-type="float" office:value="8.92" calcext:value-type="float">
            <text:p>8,92</text:p>
          </table:table-cell>
          <table:table-cell office:value-type="float" office:value="156.204" calcext:value-type="float">
            <text:p>156,204</text:p>
          </table:table-cell>
          <table:table-cell office:value-type="float" office:value="-42.965" calcext:value-type="float">
            <text:p>-42,965</text:p>
          </table:table-cell>
        </table:table-row>
        <table:table-row table:style-name="ro1">
          <table:table-cell table:number-columns-repeated="2"/>
          <table:table-cell office:value-type="float" office:value="8.96" calcext:value-type="float">
            <text:p>8,96</text:p>
          </table:table-cell>
          <table:table-cell office:value-type="float" office:value="155.114" calcext:value-type="float">
            <text:p>155,114</text:p>
          </table:table-cell>
          <table:table-cell office:value-type="float" office:value="-64.177" calcext:value-type="float">
            <text:p>-64,177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3.396" calcext:value-type="float">
            <text:p>153,396</text:p>
          </table:table-cell>
          <table:table-cell office:value-type="float" office:value="-74.388" calcext:value-type="float">
            <text:p>-74,388</text:p>
          </table:table-cell>
        </table:table-row>
        <table:table-row table:style-name="ro1">
          <table:table-cell table:number-columns-repeated="2"/>
          <table:table-cell office:value-type="float" office:value="9.04" calcext:value-type="float">
            <text:p>9,04</text:p>
          </table:table-cell>
          <table:table-cell office:value-type="float" office:value="150.829" calcext:value-type="float">
            <text:p>150,829</text:p>
          </table:table-cell>
          <table:table-cell office:value-type="float" office:value="-85.17" calcext:value-type="float">
            <text:p>-85,17</text:p>
          </table:table-cell>
        </table:table-row>
        <table:table-row table:style-name="ro1">
          <table:table-cell table:number-columns-repeated="2"/>
          <table:table-cell office:value-type="float" office:value="9.08" calcext:value-type="float">
            <text:p>9,08</text:p>
          </table:table-cell>
          <table:table-cell office:value-type="float" office:value="147.853" calcext:value-type="float">
            <text:p>147,853</text:p>
          </table:table-cell>
          <table:table-cell office:value-type="float" office:value="-96.341" calcext:value-type="float">
            <text:p>-96,341</text:p>
          </table:table-cell>
        </table:table-row>
        <table:table-row table:style-name="ro1">
          <table:table-cell table:number-columns-repeated="2"/>
          <table:table-cell office:value-type="float" office:value="9.12" calcext:value-type="float">
            <text:p>9,12</text:p>
          </table:table-cell>
          <table:table-cell office:value-type="float" office:value="144.446" calcext:value-type="float">
            <text:p>144,446</text:p>
          </table:table-cell>
          <table:table-cell office:value-type="float" office:value="-91.929" calcext:value-type="float">
            <text:p>-91,929</text:p>
          </table:table-cell>
        </table:table-row>
        <table:table-row table:style-name="ro1">
          <table:table-cell table:number-columns-repeated="2"/>
          <table:table-cell office:value-type="float" office:value="9.16" calcext:value-type="float">
            <text:p>9,16</text:p>
          </table:table-cell>
          <table:table-cell office:value-type="float" office:value="140.593" calcext:value-type="float">
            <text:p>140,593</text:p>
          </table:table-cell>
          <table:table-cell office:value-type="float" office:value="-94.555" calcext:value-type="float">
            <text:p>-94,555</text:p>
          </table:table-cell>
        </table:table-row>
        <table:table-row table:style-name="ro1">
          <table:table-cell table:number-columns-repeated="2"/>
          <table:table-cell office:value-type="float" office:value="9.2" calcext:value-type="float">
            <text:p>9,2</text:p>
          </table:table-cell>
          <table:table-cell office:value-type="float" office:value="136.915" calcext:value-type="float">
            <text:p>136,915</text:p>
          </table:table-cell>
          <table:table-cell office:value-type="float" office:value="-93.351" calcext:value-type="float">
            <text:p>-93,351</text:p>
          </table:table-cell>
        </table:table-row>
        <table:table-row table:style-name="ro1">
          <table:table-cell table:number-columns-repeated="2"/>
          <table:table-cell office:value-type="float" office:value="9.24" calcext:value-type="float">
            <text:p>9,24</text:p>
          </table:table-cell>
          <table:table-cell office:value-type="float" office:value="133.133" calcext:value-type="float">
            <text:p>133,133</text:p>
          </table:table-cell>
          <table:table-cell office:value-type="float" office:value="-96.824" calcext:value-type="float">
            <text:p>-96,824</text:p>
          </table:table-cell>
        </table:table-row>
        <table:table-row table:style-name="ro1">
          <table:table-cell table:number-columns-repeated="2"/>
          <table:table-cell office:value-type="float" office:value="9.28" calcext:value-type="float">
            <text:p>9,28</text:p>
          </table:table-cell>
          <table:table-cell office:value-type="float" office:value="129.399" calcext:value-type="float">
            <text:p>129,399</text:p>
          </table:table-cell>
          <table:table-cell office:value-type="float" office:value="-98.567" calcext:value-type="float">
            <text:p>-98,567</text:p>
          </table:table-cell>
        </table:table-row>
        <table:table-row table:style-name="ro1">
          <table:table-cell table:number-columns-repeated="2"/>
          <table:table-cell office:value-type="float" office:value="9.32" calcext:value-type="float">
            <text:p>9,32</text:p>
          </table:table-cell>
          <table:table-cell office:value-type="float" office:value="125.526" calcext:value-type="float">
            <text:p>125,526</text:p>
          </table:table-cell>
          <table:table-cell office:value-type="float" office:value="-102.55" calcext:value-type="float">
            <text:p>-102,55</text:p>
          </table:table-cell>
        </table:table-row>
        <table:table-row table:style-name="ro1">
          <table:table-cell table:number-columns-repeated="2"/>
          <table:table-cell office:value-type="float" office:value="9.36" calcext:value-type="float">
            <text:p>9,36</text:p>
          </table:table-cell>
          <table:table-cell office:value-type="float" office:value="121.584" calcext:value-type="float">
            <text:p>121,584</text:p>
          </table:table-cell>
          <table:table-cell office:value-type="float" office:value="-100.921" calcext:value-type="float">
            <text:p>-100,921</text:p>
          </table:table-cell>
        </table:table-row>
        <table:table-row table:style-name="ro1">
          <table:table-cell table:number-columns-repeated="2"/>
          <table:table-cell office:value-type="float" office:value="9.4" calcext:value-type="float">
            <text:p>9,4</text:p>
          </table:table-cell>
          <table:table-cell office:value-type="float" office:value="117.482" calcext:value-type="float">
            <text:p>117,482</text:p>
          </table:table-cell>
          <table:table-cell office:value-type="float" office:value="-97.314" calcext:value-type="float">
            <text:p>-97,314</text:p>
          </table:table-cell>
        </table:table-row>
        <table:table-row table:style-name="ro1">
          <table:table-cell table:number-columns-repeated="2"/>
          <table:table-cell office:value-type="float" office:value="9.44" calcext:value-type="float">
            <text:p>9,44</text:p>
          </table:table-cell>
          <table:table-cell office:value-type="float" office:value="113.445" calcext:value-type="float">
            <text:p>113,445</text:p>
          </table:table-cell>
          <table:table-cell office:value-type="float" office:value="-94.749" calcext:value-type="float">
            <text:p>-94,749</text:p>
          </table:table-cell>
        </table:table-row>
        <table:table-row table:style-name="ro1">
          <table:table-cell table:number-columns-repeated="2"/>
          <table:table-cell office:value-type="float" office:value="9.48" calcext:value-type="float">
            <text:p>9,48</text:p>
          </table:table-cell>
          <table:table-cell office:value-type="float" office:value="109.552" calcext:value-type="float">
            <text:p>109,552</text:p>
          </table:table-cell>
          <table:table-cell office:value-type="float" office:value="-93.556" calcext:value-type="float">
            <text:p>-93,556</text:p>
          </table:table-cell>
        </table:table-row>
        <table:table-row table:style-name="ro1">
          <table:table-cell table:number-columns-repeated="2"/>
          <table:table-cell office:value-type="float" office:value="9.52" calcext:value-type="float">
            <text:p>9,52</text:p>
          </table:table-cell>
          <table:table-cell office:value-type="float" office:value="105.762" calcext:value-type="float">
            <text:p>105,762</text:p>
          </table:table-cell>
          <table:table-cell office:value-type="float" office:value="-92.258" calcext:value-type="float">
            <text:p>-92,258</text:p>
          </table:table-cell>
        </table:table-row>
        <table:table-row table:style-name="ro1">
          <table:table-cell table:number-columns-repeated="2"/>
          <table:table-cell office:value-type="float" office:value="9.56" calcext:value-type="float">
            <text:p>9,56</text:p>
          </table:table-cell>
          <table:table-cell office:value-type="float" office:value="102.02" calcext:value-type="float">
            <text:p>102,02</text:p>
          </table:table-cell>
          <table:table-cell office:value-type="float" office:value="-92.205" calcext:value-type="float">
            <text:p>-92,205</text:p>
          </table:table-cell>
        </table:table-row>
        <table:table-row table:style-name="ro1">
          <table:table-cell table:number-columns-repeated="2"/>
          <table:table-cell office:value-type="float" office:value="9.6" calcext:value-type="float">
            <text:p>9,6</text:p>
          </table:table-cell>
          <table:table-cell office:value-type="float" office:value="98.33" calcext:value-type="float">
            <text:p>98,33</text:p>
          </table:table-cell>
          <table:table-cell office:value-type="float" office:value="-86.525" calcext:value-type="float">
            <text:p>-86,525</text:p>
          </table:table-cell>
        </table:table-row>
        <table:table-row table:style-name="ro1">
          <table:table-cell table:number-columns-repeated="2"/>
          <table:table-cell office:value-type="float" office:value="9.64" calcext:value-type="float">
            <text:p>9,64</text:p>
          </table:table-cell>
          <table:table-cell office:value-type="float" office:value="94.641" calcext:value-type="float">
            <text:p>94,641</text:p>
          </table:table-cell>
          <table:table-cell office:value-type="float" office:value="-80.664" calcext:value-type="float">
            <text:p>-80,664</text:p>
          </table:table-cell>
        </table:table-row>
        <table:table-row table:style-name="ro1">
          <table:table-cell table:number-columns-repeated="2"/>
          <table:table-cell office:value-type="float" office:value="9.68" calcext:value-type="float">
            <text:p>9,68</text:p>
          </table:table-cell>
          <table:table-cell office:value-type="float" office:value="91.18" calcext:value-type="float">
            <text:p>91,18</text:p>
          </table:table-cell>
          <table:table-cell office:value-type="float" office:value="-71.085" calcext:value-type="float">
            <text:p>-71,085</text:p>
          </table:table-cell>
        </table:table-row>
        <table:table-row table:style-name="ro1">
          <table:table-cell table:number-columns-repeated="2"/>
          <table:table-cell office:value-type="float" office:value="9.72" calcext:value-type="float">
            <text:p>9,72</text:p>
          </table:table-cell>
          <table:table-cell office:value-type="float" office:value="87.954" calcext:value-type="float">
            <text:p>87,954</text:p>
          </table:table-cell>
          <table:table-cell office:value-type="float" office:value="-59.996" calcext:value-type="float">
            <text:p>-59,996</text:p>
          </table:table-cell>
        </table:table-row>
        <table:table-row table:style-name="ro1">
          <table:table-cell table:number-columns-repeated="2"/>
          <table:table-cell office:value-type="float" office:value="9.76" calcext:value-type="float">
            <text:p>9,76</text:p>
          </table:table-cell>
          <table:table-cell office:value-type="float" office:value="85.11" calcext:value-type="float">
            <text:p>85,11</text:p>
          </table:table-cell>
          <table:table-cell office:value-type="float" office:value="-47.178" calcext:value-type="float">
            <text:p>-47,178</text:p>
          </table:table-cell>
        </table:table-row>
        <table:table-row table:style-name="ro1">
          <table:table-cell table:number-columns-repeated="2"/>
          <table:table-cell office:value-type="float" office:value="9.8" calcext:value-type="float">
            <text:p>9,8</text:p>
          </table:table-cell>
          <table:table-cell office:value-type="float" office:value="82.711" calcext:value-type="float">
            <text:p>82,711</text:p>
          </table:table-cell>
          <table:table-cell office:value-type="float" office:value="-42.929" calcext:value-type="float">
            <text:p>-42,929</text:p>
          </table:table-cell>
        </table:table-row>
        <table:table-row table:style-name="ro1">
          <table:table-cell table:number-columns-repeated="2"/>
          <table:table-cell office:value-type="float" office:value="9.84" calcext:value-type="float">
            <text:p>9,84</text:p>
          </table:table-cell>
          <table:table-cell office:value-type="float" office:value="80.823" calcext:value-type="float">
            <text:p>80,823</text:p>
          </table:table-cell>
          <table:table-cell office:value-type="float" office:value="-22.969" calcext:value-type="float">
            <text:p>-22,969</text:p>
          </table:table-cell>
        </table:table-row>
        <table:table-row table:style-name="ro1">
          <table:table-cell table:number-columns-repeated="2"/>
          <table:table-cell office:value-type="float" office:value="9.88" calcext:value-type="float">
            <text:p>9,88</text:p>
          </table:table-cell>
          <table:table-cell office:value-type="float" office:value="79.106" calcext:value-type="float">
            <text:p>79,106</text:p>
          </table:table-cell>
          <table:table-cell office:value-type="float" office:value="-8.051" calcext:value-type="float">
            <text:p>-8,051</text:p>
          </table:table-cell>
        </table:table-row>
        <table:table-row table:style-name="ro1">
          <table:table-cell table:number-columns-repeated="2"/>
          <table:table-cell office:value-type="float" office:value="9.92" calcext:value-type="float">
            <text:p>9,92</text:p>
          </table:table-cell>
          <table:table-cell office:value-type="float" office:value="78.188" calcext:value-type="float">
            <text:p>78,188</text:p>
          </table:table-cell>
          <table:table-cell office:value-type="float" office:value="1.33" calcext:value-type="float">
            <text:p>1,33</text:p>
          </table:table-cell>
        </table:table-row>
        <table:table-row table:style-name="ro1">
          <table:table-cell table:number-columns-repeated="2"/>
          <table:table-cell office:value-type="float" office:value="9.96" calcext:value-type="float">
            <text:p>9,96</text:p>
          </table:table-cell>
          <table:table-cell office:value-type="float" office:value="77.866" calcext:value-type="float">
            <text:p>77,866</text:p>
          </table:table-cell>
          <table:table-cell office:value-type="float" office:value="14.369" calcext:value-type="float">
            <text:p>14,369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7.919" calcext:value-type="float">
            <text:p>77,919</text:p>
          </table:table-cell>
          <table:table-cell office:value-type="float" office:value="26.65" calcext:value-type="float">
            <text:p>26,65</text:p>
          </table:table-cell>
        </table:table-row>
        <table:table-row table:style-name="ro1">
          <table:table-cell table:number-columns-repeated="2"/>
          <table:table-cell office:value-type="float" office:value="10.04" calcext:value-type="float">
            <text:p>10,04</text:p>
          </table:table-cell>
          <table:table-cell office:value-type="float" office:value="78.493" calcext:value-type="float">
            <text:p>78,493</text:p>
          </table:table-cell>
          <table:table-cell office:value-type="float" office:value="38.887" calcext:value-type="float">
            <text:p>38,887</text:p>
          </table:table-cell>
        </table:table-row>
        <table:table-row table:style-name="ro1">
          <table:table-cell table:number-columns-repeated="2"/>
          <table:table-cell office:value-type="float" office:value="10.08" calcext:value-type="float">
            <text:p>10,08</text:p>
          </table:table-cell>
          <table:table-cell office:value-type="float" office:value="79.559" calcext:value-type="float">
            <text:p>79,559</text:p>
          </table:table-cell>
          <table:table-cell office:value-type="float" office:value="46.37" calcext:value-type="float">
            <text:p>46,37</text:p>
          </table:table-cell>
        </table:table-row>
        <table:table-row table:style-name="ro1">
          <table:table-cell table:number-columns-repeated="2"/>
          <table:table-cell office:value-type="float" office:value="10.12" calcext:value-type="float">
            <text:p>10,12</text:p>
          </table:table-cell>
          <table:table-cell office:value-type="float" office:value="81.115" calcext:value-type="float">
            <text:p>81,115</text:p>
          </table:table-cell>
          <table:table-cell office:value-type="float" office:value="45.038" calcext:value-type="float">
            <text:p>45,038</text:p>
          </table:table-cell>
        </table:table-row>
        <table:table-row table:style-name="ro1">
          <table:table-cell table:number-columns-repeated="2"/>
          <table:table-cell office:value-type="float" office:value="10.16" calcext:value-type="float">
            <text:p>10,16</text:p>
          </table:table-cell>
          <table:table-cell office:value-type="float" office:value="82.97" calcext:value-type="float">
            <text:p>82,97</text:p>
          </table:table-cell>
          <table:table-cell office:value-type="float" office:value="51.378" calcext:value-type="float">
            <text:p>51,378</text:p>
          </table:table-cell>
        </table:table-row>
        <table:table-row table:style-name="ro1">
          <table:table-cell table:number-columns-repeated="2"/>
          <table:table-cell office:value-type="float" office:value="10.2" calcext:value-type="float">
            <text:p>10,2</text:p>
          </table:table-cell>
          <table:table-cell office:value-type="float" office:value="84.771" calcext:value-type="float">
            <text:p>84,771</text:p>
          </table:table-cell>
          <table:table-cell office:value-type="float" office:value="60.839" calcext:value-type="float">
            <text:p>60,839</text:p>
          </table:table-cell>
        </table:table-row>
        <table:table-row table:style-name="ro1">
          <table:table-cell table:number-columns-repeated="2"/>
          <table:table-cell office:value-type="float" office:value="10.24" calcext:value-type="float">
            <text:p>10,24</text:p>
          </table:table-cell>
          <table:table-cell office:value-type="float" office:value="86.826" calcext:value-type="float">
            <text:p>86,826</text:p>
          </table:table-cell>
          <table:table-cell office:value-type="float" office:value="64.894" calcext:value-type="float">
            <text:p>64,894</text:p>
          </table:table-cell>
        </table:table-row>
        <table:table-row table:style-name="ro1">
          <table:table-cell table:number-columns-repeated="2"/>
          <table:table-cell office:value-type="float" office:value="10.28" calcext:value-type="float">
            <text:p>10,28</text:p>
          </table:table-cell>
          <table:table-cell office:value-type="float" office:value="89.26" calcext:value-type="float">
            <text:p>89,26</text:p>
          </table:table-cell>
          <table:table-cell office:value-type="float" office:value="70.65" calcext:value-type="float">
            <text:p>70,65</text:p>
          </table:table-cell>
        </table:table-row>
        <table:table-row table:style-name="ro1">
          <table:table-cell table:number-columns-repeated="2"/>
          <table:table-cell office:value-type="float" office:value="10.32" calcext:value-type="float">
            <text:p>10,32</text:p>
          </table:table-cell>
          <table:table-cell office:value-type="float" office:value="91.856" calcext:value-type="float">
            <text:p>91,856</text:p>
          </table:table-cell>
          <table:table-cell office:value-type="float" office:value="88.583" calcext:value-type="float">
            <text:p>88,583</text:p>
          </table:table-cell>
        </table:table-row>
        <table:table-row table:style-name="ro1">
          <table:table-cell table:number-columns-repeated="2"/>
          <table:table-cell office:value-type="float" office:value="10.36" calcext:value-type="float">
            <text:p>10,36</text:p>
          </table:table-cell>
          <table:table-cell office:value-type="float" office:value="94.682" calcext:value-type="float">
            <text:p>94,682</text:p>
          </table:table-cell>
          <table:table-cell office:value-type="float" office:value="94.873" calcext:value-type="float">
            <text:p>94,873</text:p>
          </table:table-cell>
        </table:table-row>
        <table:table-row table:style-name="ro1">
          <table:table-cell table:number-columns-repeated="2"/>
          <table:table-cell office:value-type="float" office:value="10.4" calcext:value-type="float">
            <text:p>10,4</text:p>
          </table:table-cell>
          <table:table-cell office:value-type="float" office:value="98.225" calcext:value-type="float">
            <text:p>98,225</text:p>
          </table:table-cell>
          <table:table-cell office:value-type="float" office:value="100.903" calcext:value-type="float">
            <text:p>100,903</text:p>
          </table:table-cell>
        </table:table-row>
        <table:table-row table:style-name="ro1">
          <table:table-cell table:number-columns-repeated="2"/>
          <table:table-cell office:value-type="float" office:value="10.44" calcext:value-type="float">
            <text:p>10,44</text:p>
          </table:table-cell>
          <table:table-cell office:value-type="float" office:value="102.02" calcext:value-type="float">
            <text:p>102,02</text:p>
          </table:table-cell>
          <table:table-cell office:value-type="float" office:value="114.057" calcext:value-type="float">
            <text:p>114,057</text:p>
          </table:table-cell>
        </table:table-row>
        <table:table-row table:style-name="ro1">
          <table:table-cell table:number-columns-repeated="2"/>
          <table:table-cell office:value-type="float" office:value="10.48" calcext:value-type="float">
            <text:p>10,48</text:p>
          </table:table-cell>
          <table:table-cell office:value-type="float" office:value="106.056" calcext:value-type="float">
            <text:p>106,056</text:p>
          </table:table-cell>
          <table:table-cell office:value-type="float" office:value="114.482" calcext:value-type="float">
            <text:p>114,482</text:p>
          </table:table-cell>
        </table:table-row>
        <table:table-row table:style-name="ro1">
          <table:table-cell table:number-columns-repeated="2"/>
          <table:table-cell office:value-type="float" office:value="10.52" calcext:value-type="float">
            <text:p>10,52</text:p>
          </table:table-cell>
          <table:table-cell office:value-type="float" office:value="110.618" calcext:value-type="float">
            <text:p>110,618</text:p>
          </table:table-cell>
          <table:table-cell office:value-type="float" office:value="110.849" calcext:value-type="float">
            <text:p>110,849</text:p>
          </table:table-cell>
        </table:table-row>
        <table:table-row table:style-name="ro1">
          <table:table-cell table:number-columns-repeated="2"/>
          <table:table-cell office:value-type="float" office:value="10.56" calcext:value-type="float">
            <text:p>10,56</text:p>
          </table:table-cell>
          <table:table-cell office:value-type="float" office:value="115.198" calcext:value-type="float">
            <text:p>115,198</text:p>
          </table:table-cell>
          <table:table-cell office:value-type="float" office:value="109.983" calcext:value-type="float">
            <text:p>109,983</text:p>
          </table:table-cell>
        </table:table-row>
        <table:table-row table:style-name="ro1">
          <table:table-cell table:number-columns-repeated="2"/>
          <table:table-cell office:value-type="float" office:value="10.6" calcext:value-type="float">
            <text:p>10,6</text:p>
          </table:table-cell>
          <table:table-cell office:value-type="float" office:value="119.632" calcext:value-type="float">
            <text:p>119,632</text:p>
          </table:table-cell>
          <table:table-cell office:value-type="float" office:value="105.957" calcext:value-type="float">
            <text:p>105,957</text:p>
          </table:table-cell>
        </table:table-row>
        <table:table-row table:style-name="ro1">
          <table:table-cell table:number-columns-repeated="2"/>
          <table:table-cell office:value-type="float" office:value="10.64" calcext:value-type="float">
            <text:p>10,64</text:p>
          </table:table-cell>
          <table:table-cell office:value-type="float" office:value="124.031" calcext:value-type="float">
            <text:p>124,031</text:p>
          </table:table-cell>
          <table:table-cell office:value-type="float" office:value="102.484" calcext:value-type="float">
            <text:p>102,484</text:p>
          </table:table-cell>
        </table:table-row>
        <table:table-row table:style-name="ro1">
          <table:table-cell table:number-columns-repeated="2"/>
          <table:table-cell office:value-type="float" office:value="10.68" calcext:value-type="float">
            <text:p>10,68</text:p>
          </table:table-cell>
          <table:table-cell office:value-type="float" office:value="128.269" calcext:value-type="float">
            <text:p>128,269</text:p>
          </table:table-cell>
          <table:table-cell office:value-type="float" office:value="92.98" calcext:value-type="float">
            <text:p>92,98</text:p>
          </table:table-cell>
        </table:table-row>
        <table:table-row table:style-name="ro1">
          <table:table-cell table:number-columns-repeated="2"/>
          <table:table-cell office:value-type="float" office:value="10.72" calcext:value-type="float">
            <text:p>10,72</text:p>
          </table:table-cell>
          <table:table-cell office:value-type="float" office:value="132.369" calcext:value-type="float">
            <text:p>132,369</text:p>
          </table:table-cell>
          <table:table-cell office:value-type="float" office:value="85.512" calcext:value-type="float">
            <text:p>85,512</text:p>
          </table:table-cell>
        </table:table-row>
        <table:table-row table:style-name="ro1">
          <table:table-cell table:number-columns-repeated="2"/>
          <table:table-cell office:value-type="float" office:value="10.76" calcext:value-type="float">
            <text:p>10,76</text:p>
          </table:table-cell>
          <table:table-cell office:value-type="float" office:value="136.088" calcext:value-type="float">
            <text:p>136,088</text:p>
          </table:table-cell>
          <table:table-cell office:value-type="float" office:value="81.166" calcext:value-type="float">
            <text:p>81,166</text:p>
          </table:table-cell>
        </table:table-row>
        <table:table-row table:style-name="ro1">
          <table:table-cell table:number-columns-repeated="2"/>
          <table:table-cell office:value-type="float" office:value="10.8" calcext:value-type="float">
            <text:p>10,8</text:p>
          </table:table-cell>
          <table:table-cell office:value-type="float" office:value="139.508" calcext:value-type="float">
            <text:p>139,508</text:p>
          </table:table-cell>
          <table:table-cell office:value-type="float" office:value="74.979" calcext:value-type="float">
            <text:p>74,979</text:p>
          </table:table-cell>
        </table:table-row>
        <table:table-row table:style-name="ro1">
          <table:table-cell table:number-columns-repeated="2"/>
          <table:table-cell office:value-type="float" office:value="10.84" calcext:value-type="float">
            <text:p>10,84</text:p>
          </table:table-cell>
          <table:table-cell office:value-type="float" office:value="142.755" calcext:value-type="float">
            <text:p>142,755</text:p>
          </table:table-cell>
          <table:table-cell office:value-type="float" office:value="67.481" calcext:value-type="float">
            <text:p>67,481</text:p>
          </table:table-cell>
        </table:table-row>
        <table:table-row table:style-name="ro1">
          <table:table-cell table:number-columns-repeated="2"/>
          <table:table-cell office:value-type="float" office:value="10.88" calcext:value-type="float">
            <text:p>10,88</text:p>
          </table:table-cell>
          <table:table-cell office:value-type="float" office:value="145.754" calcext:value-type="float">
            <text:p>145,754</text:p>
          </table:table-cell>
          <table:table-cell office:value-type="float" office:value="59.701" calcext:value-type="float">
            <text:p>59,701</text:p>
          </table:table-cell>
        </table:table-row>
        <table:table-row table:style-name="ro1">
          <table:table-cell table:number-columns-repeated="2"/>
          <table:table-cell office:value-type="float" office:value="10.92" calcext:value-type="float">
            <text:p>10,92</text:p>
          </table:table-cell>
          <table:table-cell office:value-type="float" office:value="148.453" calcext:value-type="float">
            <text:p>148,453</text:p>
          </table:table-cell>
          <table:table-cell office:value-type="float" office:value="52.701" calcext:value-type="float">
            <text:p>52,701</text:p>
          </table:table-cell>
        </table:table-row>
        <table:table-row table:style-name="ro1">
          <table:table-cell table:number-columns-repeated="2"/>
          <table:table-cell office:value-type="float" office:value="10.96" calcext:value-type="float">
            <text:p>10,96</text:p>
          </table:table-cell>
          <table:table-cell office:value-type="float" office:value="150.841" calcext:value-type="float">
            <text:p>150,841</text:p>
          </table:table-cell>
          <table:table-cell office:value-type="float" office:value="46.275" calcext:value-type="float">
            <text:p>46,275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52.949" calcext:value-type="float">
            <text:p>152,949</text:p>
          </table:table-cell>
          <table:table-cell office:value-type="float" office:value="35.117" calcext:value-type="float">
            <text:p>35,117</text:p>
          </table:table-cell>
        </table:table-row>
        <table:table-row table:style-name="ro1">
          <table:table-cell table:number-columns-repeated="2"/>
          <table:table-cell office:value-type="float" office:value="11.04" calcext:value-type="float">
            <text:p>11,04</text:p>
          </table:table-cell>
          <table:table-cell office:value-type="float" office:value="154.8" calcext:value-type="float">
            <text:p>154,8</text:p>
          </table:table-cell>
          <table:table-cell office:value-type="float" office:value="20.705" calcext:value-type="float">
            <text:p>20,705</text:p>
          </table:table-cell>
        </table:table-row>
        <table:table-row table:style-name="ro1">
          <table:table-cell table:number-columns-repeated="2"/>
          <table:table-cell office:value-type="float" office:value="11.08" calcext:value-type="float">
            <text:p>11,08</text:p>
          </table:table-cell>
          <table:table-cell office:value-type="float" office:value="156.205" calcext:value-type="float">
            <text:p>156,205</text:p>
          </table:table-cell>
          <table:table-cell office:value-type="float" office:value="3.598" calcext:value-type="float">
            <text:p>3,5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8T02:44:57.718000000</dc:date>
    <meta:editing-duration>PT9M15S</meta:editing-duration>
    <meta:editing-cycles>1</meta:editing-cycles>
    <meta:document-statistic meta:table-count="1" meta:cell-count="837" meta:object-count="1"/>
    <meta:generator>LibreOffice/7.3.2.2$Windows_X86_64 LibreOffice_project/49f2b1bff42cfccbd8f788c8dc32c1c309559be0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07cm" svg:y="3.952cm" style:legend-expansion="high" chart:style-name="ch2"/>
        <chart:plot-area chart:style-name="ch3" table:cell-range-address="datos_ang_prueba_squad_01.C1:datos_ang_prueba_squad_01.E279" chart:data-source-has-labels="row" svg:x="0.32cm" svg:y="0.18cm" svg:width="12.667cm" svg:height="8.64cm">
          <chart:coordinate-region svg:x="1.232cm" svg:y="0.379cm" svg:width="11.568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os_ang_prueba_squad_01.D2:datos_ang_prueba_squad_01.D279" chart:label-cell-address="datos_ang_prueba_squad_01.D1:datos_ang_prueba_squad_01.D1" chart:class="chart:scatter">
            <chart:domain table:cell-range-address="datos_ang_prueba_squad_01.C2:datos_ang_prueba_squad_01.C279"/>
            <chart:data-point chart:repeated="278"/>
          </chart:series>
          <chart:series chart:style-name="ch8" chart:values-cell-range-address="datos_ang_prueba_squad_01.E2:datos_ang_prueba_squad_01.E279" chart:label-cell-address="datos_ang_prueba_squad_01.E1:datos_ang_prueba_squad_01.E1" chart:class="chart:scatter">
            <chart:data-point chart:repeated="27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# Ang (°)</text:p>
                <draw:g>
                  <svg:desc>datos_ang_prueba_squad_01.D1:datos_ang_prueba_squad_01.D1</svg:desc>
                </draw:g>
              </table:table-cell>
              <table:table-cell office:value-type="string">
                <text:p>Vel (°/s)</text:p>
                <draw:g>
                  <svg:desc>datos_ang_prueba_squad_01.E1:datos_ang_prueba_squad_0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_ang_prueba_squad_01.C2:datos_ang_prueba_squad_01.C279</svg:desc>
                </draw:g>
              </table:table-cell>
              <table:table-cell office:value-type="float" office:value="167.49">
                <text:p>167.49</text:p>
                <draw:g>
                  <svg:desc>datos_ang_prueba_squad_01.D2:datos_ang_prueba_squad_01.D279</svg:desc>
                </draw:g>
              </table:table-cell>
              <table:table-cell office:value-type="float" office:value="-1.747">
                <text:p>-1.747</text:p>
                <draw:g>
                  <svg:desc>datos_ang_prueba_squad_01.E2:datos_ang_prueba_squad_01.E2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166.745">
                <text:p>166.745</text:p>
              </table:table-cell>
              <table:table-cell office:value-type="float" office:value="-17.043">
                <text:p>-17.0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">
                <text:p>0.08</text:p>
              </table:table-cell>
              <table:table-cell office:value-type="float" office:value="166.675">
                <text:p>166.675</text:p>
              </table:table-cell>
              <table:table-cell office:value-type="float" office:value="-29.45">
                <text:p>-29.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">
                <text:p>0.12</text:p>
              </table:table-cell>
              <table:table-cell office:value-type="float" office:value="165.993">
                <text:p>165.993</text:p>
              </table:table-cell>
              <table:table-cell office:value-type="float" office:value="-49.123">
                <text:p>-49.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">
                <text:p>0.16</text:p>
              </table:table-cell>
              <table:table-cell office:value-type="float" office:value="164.815">
                <text:p>164.815</text:p>
              </table:table-cell>
              <table:table-cell office:value-type="float" office:value="-71.595">
                <text:p>-71.5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162.85">
                <text:p>162.85</text:p>
              </table:table-cell>
              <table:table-cell office:value-type="float" office:value="-84.145">
                <text:p>-84.1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">
                <text:p>0.24</text:p>
              </table:table-cell>
              <table:table-cell office:value-type="float" office:value="159.987">
                <text:p>159.987</text:p>
              </table:table-cell>
              <table:table-cell office:value-type="float" office:value="-91.194">
                <text:p>-91.1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">
                <text:p>0.28</text:p>
              </table:table-cell>
              <table:table-cell office:value-type="float" office:value="156.621">
                <text:p>156.621</text:p>
              </table:table-cell>
              <table:table-cell office:value-type="float" office:value="-104.263">
                <text:p>-104.2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">
                <text:p>0.32</text:p>
              </table:table-cell>
              <table:table-cell office:value-type="float" office:value="152.973">
                <text:p>152.973</text:p>
              </table:table-cell>
              <table:table-cell office:value-type="float" office:value="-113.688">
                <text:p>-113.6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">
                <text:p>0.36</text:p>
              </table:table-cell>
              <table:table-cell office:value-type="float" office:value="148.803">
                <text:p>148.803</text:p>
              </table:table-cell>
              <table:table-cell office:value-type="float" office:value="-116.923">
                <text:p>-116.9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">
                <text:p>0.4</text:p>
              </table:table-cell>
              <table:table-cell office:value-type="float" office:value="144.255">
                <text:p>144.255</text:p>
              </table:table-cell>
              <table:table-cell office:value-type="float" office:value="-110.69">
                <text:p>-110.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4">
                <text:p>0.44</text:p>
              </table:table-cell>
              <table:table-cell office:value-type="float" office:value="139.578">
                <text:p>139.578</text:p>
              </table:table-cell>
              <table:table-cell office:value-type="float" office:value="-107.238">
                <text:p>-107.2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8">
                <text:p>0.48</text:p>
              </table:table-cell>
              <table:table-cell office:value-type="float" office:value="135.151">
                <text:p>135.151</text:p>
              </table:table-cell>
              <table:table-cell office:value-type="float" office:value="-106.402">
                <text:p>-106.4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2">
                <text:p>0.52</text:p>
              </table:table-cell>
              <table:table-cell office:value-type="float" office:value="130.861">
                <text:p>130.861</text:p>
              </table:table-cell>
              <table:table-cell office:value-type="float" office:value="-111.721">
                <text:p>-111.7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6">
                <text:p>0.56</text:p>
              </table:table-cell>
              <table:table-cell office:value-type="float" office:value="126.605">
                <text:p>126.605</text:p>
              </table:table-cell>
              <table:table-cell office:value-type="float" office:value="-107.247">
                <text:p>-107.2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122.136">
                <text:p>122.136</text:p>
              </table:table-cell>
              <table:table-cell office:value-type="float" office:value="-97.493">
                <text:p>-97.4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4">
                <text:p>0.64</text:p>
              </table:table-cell>
              <table:table-cell office:value-type="float" office:value="117.846">
                <text:p>117.846</text:p>
              </table:table-cell>
              <table:table-cell office:value-type="float" office:value="-94.802">
                <text:p>-94.8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8">
                <text:p>0.68</text:p>
              </table:table-cell>
              <table:table-cell office:value-type="float" office:value="113.946">
                <text:p>113.946</text:p>
              </table:table-cell>
              <table:table-cell office:value-type="float" office:value="-95.71">
                <text:p>-95.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2">
                <text:p>0.72</text:p>
              </table:table-cell>
              <table:table-cell office:value-type="float" office:value="110.154">
                <text:p>110.154</text:p>
              </table:table-cell>
              <table:table-cell office:value-type="float" office:value="-92.775">
                <text:p>-92.7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6">
                <text:p>0.76</text:p>
              </table:table-cell>
              <table:table-cell office:value-type="float" office:value="106.326">
                <text:p>106.326</text:p>
              </table:table-cell>
              <table:table-cell office:value-type="float" office:value="-88.831">
                <text:p>-88.8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">
                <text:p>0.8</text:p>
              </table:table-cell>
              <table:table-cell office:value-type="float" office:value="102.615">
                <text:p>102.615</text:p>
              </table:table-cell>
              <table:table-cell office:value-type="float" office:value="-89.574">
                <text:p>-89.5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4">
                <text:p>0.84</text:p>
              </table:table-cell>
              <table:table-cell office:value-type="float" office:value="99.062">
                <text:p>99.062</text:p>
              </table:table-cell>
              <table:table-cell office:value-type="float" office:value="-86.747">
                <text:p>-86.7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">
                <text:p>0.88</text:p>
              </table:table-cell>
              <table:table-cell office:value-type="float" office:value="95.479">
                <text:p>95.479</text:p>
              </table:table-cell>
              <table:table-cell office:value-type="float" office:value="-79.103">
                <text:p>-79.1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2">
                <text:p>0.92</text:p>
              </table:table-cell>
              <table:table-cell office:value-type="float" office:value="92.009">
                <text:p>92.009</text:p>
              </table:table-cell>
              <table:table-cell office:value-type="float" office:value="-69.947">
                <text:p>-69.9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6">
                <text:p>0.96</text:p>
              </table:table-cell>
              <table:table-cell office:value-type="float" office:value="88.845">
                <text:p>88.845</text:p>
              </table:table-cell>
              <table:table-cell office:value-type="float" office:value="-59.79">
                <text:p>-59.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86.047">
                <text:p>86.047</text:p>
              </table:table-cell>
              <table:table-cell office:value-type="float" office:value="-49.43">
                <text:p>-49.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4">
                <text:p>1.04</text:p>
              </table:table-cell>
              <table:table-cell office:value-type="float" office:value="83.655">
                <text:p>83.655</text:p>
              </table:table-cell>
              <table:table-cell office:value-type="float" office:value="-39.528">
                <text:p>-39.5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8">
                <text:p>1.08</text:p>
              </table:table-cell>
              <table:table-cell office:value-type="float" office:value="81.678">
                <text:p>81.678</text:p>
              </table:table-cell>
              <table:table-cell office:value-type="float" office:value="-20.045">
                <text:p>-20.0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2">
                <text:p>1.12</text:p>
              </table:table-cell>
              <table:table-cell office:value-type="float" office:value="80.097">
                <text:p>80.097</text:p>
              </table:table-cell>
              <table:table-cell office:value-type="float" office:value="-5.249">
                <text:p>-5.2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6">
                <text:p>1.16</text:p>
              </table:table-cell>
              <table:table-cell office:value-type="float" office:value="79.295">
                <text:p>79.295</text:p>
              </table:table-cell>
              <table:table-cell office:value-type="float" office:value="9.749">
                <text:p>9.7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">
                <text:p>1.2</text:p>
              </table:table-cell>
              <table:table-cell office:value-type="float" office:value="79.085">
                <text:p>79.085</text:p>
              </table:table-cell>
              <table:table-cell office:value-type="float" office:value="21.99">
                <text:p>21.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4">
                <text:p>1.24</text:p>
              </table:table-cell>
              <table:table-cell office:value-type="float" office:value="79.475">
                <text:p>79.475</text:p>
              </table:table-cell>
              <table:table-cell office:value-type="float" office:value="36.488">
                <text:p>36.4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8">
                <text:p>1.28</text:p>
              </table:table-cell>
              <table:table-cell office:value-type="float" office:value="80.355">
                <text:p>80.355</text:p>
              </table:table-cell>
              <table:table-cell office:value-type="float" office:value="40.904">
                <text:p>40.9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2">
                <text:p>1.32</text:p>
              </table:table-cell>
              <table:table-cell office:value-type="float" office:value="81.814">
                <text:p>81.814</text:p>
              </table:table-cell>
              <table:table-cell office:value-type="float" office:value="47.594">
                <text:p>47.5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6">
                <text:p>1.36</text:p>
              </table:table-cell>
              <table:table-cell office:value-type="float" office:value="83.45">
                <text:p>83.45</text:p>
              </table:table-cell>
              <table:table-cell office:value-type="float" office:value="56.795">
                <text:p>56.7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">
                <text:p>1.4</text:p>
              </table:table-cell>
              <table:table-cell office:value-type="float" office:value="85.354">
                <text:p>85.354</text:p>
              </table:table-cell>
              <table:table-cell office:value-type="float" office:value="63.843">
                <text:p>63.8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4">
                <text:p>1.44</text:p>
              </table:table-cell>
              <table:table-cell office:value-type="float" office:value="87.626">
                <text:p>87.626</text:p>
              </table:table-cell>
              <table:table-cell office:value-type="float" office:value="65.307">
                <text:p>65.3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8">
                <text:p>1.48</text:p>
              </table:table-cell>
              <table:table-cell office:value-type="float" office:value="90.18">
                <text:p>90.18</text:p>
              </table:table-cell>
              <table:table-cell office:value-type="float" office:value="77.485">
                <text:p>77.4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2">
                <text:p>1.52</text:p>
              </table:table-cell>
              <table:table-cell office:value-type="float" office:value="92.792">
                <text:p>92.792</text:p>
              </table:table-cell>
              <table:table-cell office:value-type="float" office:value="87.973">
                <text:p>87.9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6">
                <text:p>1.56</text:p>
              </table:table-cell>
              <table:table-cell office:value-type="float" office:value="95.891">
                <text:p>95.891</text:p>
              </table:table-cell>
              <table:table-cell office:value-type="float" office:value="106.856">
                <text:p>106.8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">
                <text:p>1.6</text:p>
              </table:table-cell>
              <table:table-cell office:value-type="float" office:value="99.41">
                <text:p>99.41</text:p>
              </table:table-cell>
              <table:table-cell office:value-type="float" office:value="113.973">
                <text:p>113.9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4">
                <text:p>1.64</text:p>
              </table:table-cell>
              <table:table-cell office:value-type="float" office:value="103.685">
                <text:p>103.685</text:p>
              </table:table-cell>
              <table:table-cell office:value-type="float" office:value="117.51">
                <text:p>117.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8">
                <text:p>1.68</text:p>
              </table:table-cell>
              <table:table-cell office:value-type="float" office:value="108.243">
                <text:p>108.243</text:p>
              </table:table-cell>
              <table:table-cell office:value-type="float" office:value="122.538">
                <text:p>122.5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2">
                <text:p>1.72</text:p>
              </table:table-cell>
              <table:table-cell office:value-type="float" office:value="112.944">
                <text:p>112.944</text:p>
              </table:table-cell>
              <table:table-cell office:value-type="float" office:value="118.798">
                <text:p>118.7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6">
                <text:p>1.76</text:p>
              </table:table-cell>
              <table:table-cell office:value-type="float" office:value="117.845">
                <text:p>117.845</text:p>
              </table:table-cell>
              <table:table-cell office:value-type="float" office:value="117.061">
                <text:p>117.0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">
                <text:p>1.8</text:p>
              </table:table-cell>
              <table:table-cell office:value-type="float" office:value="122.597">
                <text:p>122.597</text:p>
              </table:table-cell>
              <table:table-cell office:value-type="float" office:value="110.799">
                <text:p>110.7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4">
                <text:p>1.84</text:p>
              </table:table-cell>
              <table:table-cell office:value-type="float" office:value="127.28">
                <text:p>127.28</text:p>
              </table:table-cell>
              <table:table-cell office:value-type="float" office:value="98.954">
                <text:p>98.9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8">
                <text:p>1.88</text:p>
              </table:table-cell>
              <table:table-cell office:value-type="float" office:value="131.712">
                <text:p>131.712</text:p>
              </table:table-cell>
              <table:table-cell office:value-type="float" office:value="92.576">
                <text:p>92.5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2">
                <text:p>1.92</text:p>
              </table:table-cell>
              <table:table-cell office:value-type="float" office:value="135.67">
                <text:p>135.67</text:p>
              </table:table-cell>
              <table:table-cell office:value-type="float" office:value="83.197">
                <text:p>83.1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6">
                <text:p>1.96</text:p>
              </table:table-cell>
              <table:table-cell office:value-type="float" office:value="139.373">
                <text:p>139.373</text:p>
              </table:table-cell>
              <table:table-cell office:value-type="float" office:value="72.128">
                <text:p>72.1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142.701">
                <text:p>142.701</text:p>
              </table:table-cell>
              <table:table-cell office:value-type="float" office:value="64.003">
                <text:p>64.0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4">
                <text:p>2.04</text:p>
              </table:table-cell>
              <table:table-cell office:value-type="float" office:value="145.586">
                <text:p>145.586</text:p>
              </table:table-cell>
              <table:table-cell office:value-type="float" office:value="54.995">
                <text:p>54.9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08">
                <text:p>2.08</text:p>
              </table:table-cell>
              <table:table-cell office:value-type="float" office:value="148.146">
                <text:p>148.146</text:p>
              </table:table-cell>
              <table:table-cell office:value-type="float" office:value="44.931">
                <text:p>44.9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2">
                <text:p>2.12</text:p>
              </table:table-cell>
              <table:table-cell office:value-type="float" office:value="150.346">
                <text:p>150.346</text:p>
              </table:table-cell>
              <table:table-cell office:value-type="float" office:value="35.956">
                <text:p>35.9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16">
                <text:p>2.16</text:p>
              </table:table-cell>
              <table:table-cell office:value-type="float" office:value="152.143">
                <text:p>152.143</text:p>
              </table:table-cell>
              <table:table-cell office:value-type="float" office:value="19.651">
                <text:p>19.6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">
                <text:p>2.2</text:p>
              </table:table-cell>
              <table:table-cell office:value-type="float" office:value="153.581">
                <text:p>153.581</text:p>
              </table:table-cell>
              <table:table-cell office:value-type="float" office:value="6.823">
                <text:p>6.8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24">
                <text:p>2.24</text:p>
              </table:table-cell>
              <table:table-cell office:value-type="float" office:value="154.367">
                <text:p>154.367</text:p>
              </table:table-cell>
              <table:table-cell office:value-type="float" office:value="-14.442">
                <text:p>-14.4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8">
                <text:p>2.28</text:p>
              </table:table-cell>
              <table:table-cell office:value-type="float" office:value="154.64">
                <text:p>154.64</text:p>
              </table:table-cell>
              <table:table-cell office:value-type="float" office:value="-29.399">
                <text:p>-29.3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2">
                <text:p>2.32</text:p>
              </table:table-cell>
              <table:table-cell office:value-type="float" office:value="154.063">
                <text:p>154.063</text:p>
              </table:table-cell>
              <table:table-cell office:value-type="float" office:value="-58.222">
                <text:p>-58.2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6">
                <text:p>2.36</text:p>
              </table:table-cell>
              <table:table-cell office:value-type="float" office:value="152.887">
                <text:p>152.887</text:p>
              </table:table-cell>
              <table:table-cell office:value-type="float" office:value="-72.081">
                <text:p>-72.0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4">
                <text:p>2.4</text:p>
              </table:table-cell>
              <table:table-cell office:value-type="float" office:value="150.558">
                <text:p>150.558</text:p>
              </table:table-cell>
              <table:table-cell office:value-type="float" office:value="-87.486">
                <text:p>-87.4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44">
                <text:p>2.44</text:p>
              </table:table-cell>
              <table:table-cell office:value-type="float" office:value="147.675">
                <text:p>147.675</text:p>
              </table:table-cell>
              <table:table-cell office:value-type="float" office:value="-94.749">
                <text:p>-94.7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48">
                <text:p>2.48</text:p>
              </table:table-cell>
              <table:table-cell office:value-type="float" office:value="144.175">
                <text:p>144.175</text:p>
              </table:table-cell>
              <table:table-cell office:value-type="float" office:value="-91.28">
                <text:p>-91.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52">
                <text:p>2.52</text:p>
              </table:table-cell>
              <table:table-cell office:value-type="float" office:value="140.385">
                <text:p>140.385</text:p>
              </table:table-cell>
              <table:table-cell office:value-type="float" office:value="-95.075">
                <text:p>-95.0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56">
                <text:p>2.56</text:p>
              </table:table-cell>
              <table:table-cell office:value-type="float" office:value="136.734">
                <text:p>136.734</text:p>
              </table:table-cell>
              <table:table-cell office:value-type="float" office:value="-95.855">
                <text:p>-95.8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6">
                <text:p>2.6</text:p>
              </table:table-cell>
              <table:table-cell office:value-type="float" office:value="132.931">
                <text:p>132.931</text:p>
              </table:table-cell>
              <table:table-cell office:value-type="float" office:value="-92.933">
                <text:p>-92.9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4">
                <text:p>2.64</text:p>
              </table:table-cell>
              <table:table-cell office:value-type="float" office:value="129.097">
                <text:p>129.097</text:p>
              </table:table-cell>
              <table:table-cell office:value-type="float" office:value="-95.72">
                <text:p>-95.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8">
                <text:p>2.68</text:p>
              </table:table-cell>
              <table:table-cell office:value-type="float" office:value="125.379">
                <text:p>125.379</text:p>
              </table:table-cell>
              <table:table-cell office:value-type="float" office:value="-99.073">
                <text:p>-99.0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72">
                <text:p>2.72</text:p>
              </table:table-cell>
              <table:table-cell office:value-type="float" office:value="121.551">
                <text:p>121.551</text:p>
              </table:table-cell>
              <table:table-cell office:value-type="float" office:value="-95.105">
                <text:p>-95.1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76">
                <text:p>2.76</text:p>
              </table:table-cell>
              <table:table-cell office:value-type="float" office:value="117.588">
                <text:p>117.588</text:p>
              </table:table-cell>
              <table:table-cell office:value-type="float" office:value="-94.41">
                <text:p>-94.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8">
                <text:p>2.8</text:p>
              </table:table-cell>
              <table:table-cell office:value-type="float" office:value="113.784">
                <text:p>113.784</text:p>
              </table:table-cell>
              <table:table-cell office:value-type="float" office:value="-94.354">
                <text:p>-94.3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84">
                <text:p>2.84</text:p>
              </table:table-cell>
              <table:table-cell office:value-type="float" office:value="110.007">
                <text:p>110.007</text:p>
              </table:table-cell>
              <table:table-cell office:value-type="float" office:value="-90.06">
                <text:p>-90.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88">
                <text:p>2.88</text:p>
              </table:table-cell>
              <table:table-cell office:value-type="float" office:value="106.233">
                <text:p>106.233</text:p>
              </table:table-cell>
              <table:table-cell office:value-type="float" office:value="-88.679">
                <text:p>-88.6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92">
                <text:p>2.92</text:p>
              </table:table-cell>
              <table:table-cell office:value-type="float" office:value="102.631">
                <text:p>102.631</text:p>
              </table:table-cell>
              <table:table-cell office:value-type="float" office:value="-88.709">
                <text:p>-88.7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6">
                <text:p>2.96</text:p>
              </table:table-cell>
              <table:table-cell office:value-type="float" office:value="99.083">
                <text:p>99.083</text:p>
              </table:table-cell>
              <table:table-cell office:value-type="float" office:value="-84.977">
                <text:p>-84.9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95.535">
                <text:p>95.535</text:p>
              </table:table-cell>
              <table:table-cell office:value-type="float" office:value="-80.484">
                <text:p>-80.4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04">
                <text:p>3.04</text:p>
              </table:table-cell>
              <table:table-cell office:value-type="float" office:value="92.136">
                <text:p>92.136</text:p>
              </table:table-cell>
              <table:table-cell office:value-type="float" office:value="-71.936">
                <text:p>-71.9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08">
                <text:p>3.08</text:p>
              </table:table-cell>
              <table:table-cell office:value-type="float" office:value="88.917">
                <text:p>88.917</text:p>
              </table:table-cell>
              <table:table-cell office:value-type="float" office:value="-63.154">
                <text:p>-63.1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12">
                <text:p>3.12</text:p>
              </table:table-cell>
              <table:table-cell office:value-type="float" office:value="86.039">
                <text:p>86.039</text:p>
              </table:table-cell>
              <table:table-cell office:value-type="float" office:value="-51.555">
                <text:p>-51.5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16">
                <text:p>3.16</text:p>
              </table:table-cell>
              <table:table-cell office:value-type="float" office:value="83.513">
                <text:p>83.513</text:p>
              </table:table-cell>
              <table:table-cell office:value-type="float" office:value="-44.242">
                <text:p>-44.2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2">
                <text:p>3.2</text:p>
              </table:table-cell>
              <table:table-cell office:value-type="float" office:value="81.451">
                <text:p>81.451</text:p>
              </table:table-cell>
              <table:table-cell office:value-type="float" office:value="-18.407">
                <text:p>-18.4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24">
                <text:p>3.24</text:p>
              </table:table-cell>
              <table:table-cell office:value-type="float" office:value="79.681">
                <text:p>79.681</text:p>
              </table:table-cell>
              <table:table-cell office:value-type="float" office:value="-6.385">
                <text:p>-6.3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8">
                <text:p>3.28</text:p>
              </table:table-cell>
              <table:table-cell office:value-type="float" office:value="78.945">
                <text:p>78.945</text:p>
              </table:table-cell>
              <table:table-cell office:value-type="float" office:value="4.862">
                <text:p>4.8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2">
                <text:p>3.32</text:p>
              </table:table-cell>
              <table:table-cell office:value-type="float" office:value="78.689">
                <text:p>78.689</text:p>
              </table:table-cell>
              <table:table-cell office:value-type="float" office:value="18.39">
                <text:p>18.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6">
                <text:p>3.36</text:p>
              </table:table-cell>
              <table:table-cell office:value-type="float" office:value="78.884">
                <text:p>78.884</text:p>
              </table:table-cell>
              <table:table-cell office:value-type="float" office:value="35.642">
                <text:p>35.6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">
                <text:p>3.4</text:p>
              </table:table-cell>
              <table:table-cell office:value-type="float" office:value="79.62">
                <text:p>79.62</text:p>
              </table:table-cell>
              <table:table-cell office:value-type="float" office:value="41.983">
                <text:p>41.9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44">
                <text:p>3.44</text:p>
              </table:table-cell>
              <table:table-cell office:value-type="float" office:value="81.045">
                <text:p>81.045</text:p>
              </table:table-cell>
              <table:table-cell office:value-type="float" office:value="47.639">
                <text:p>47.6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48">
                <text:p>3.48</text:p>
              </table:table-cell>
              <table:table-cell office:value-type="float" office:value="82.725">
                <text:p>82.725</text:p>
              </table:table-cell>
              <table:table-cell office:value-type="float" office:value="55.528">
                <text:p>55.5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52">
                <text:p>3.52</text:p>
              </table:table-cell>
              <table:table-cell office:value-type="float" office:value="84.63">
                <text:p>84.63</text:p>
              </table:table-cell>
              <table:table-cell office:value-type="float" office:value="70.589">
                <text:p>70.5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56">
                <text:p>3.56</text:p>
              </table:table-cell>
              <table:table-cell office:value-type="float" office:value="86.851">
                <text:p>86.851</text:p>
              </table:table-cell>
              <table:table-cell office:value-type="float" office:value="66.658">
                <text:p>66.6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6">
                <text:p>3.6</text:p>
              </table:table-cell>
              <table:table-cell office:value-type="float" office:value="89.675">
                <text:p>89.675</text:p>
              </table:table-cell>
              <table:table-cell office:value-type="float" office:value="71.308">
                <text:p>71.3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64">
                <text:p>3.64</text:p>
              </table:table-cell>
              <table:table-cell office:value-type="float" office:value="92.341">
                <text:p>92.341</text:p>
              </table:table-cell>
              <table:table-cell office:value-type="float" office:value="83.332">
                <text:p>83.3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68">
                <text:p>3.68</text:p>
              </table:table-cell>
              <table:table-cell office:value-type="float" office:value="95.193">
                <text:p>95.193</text:p>
              </table:table-cell>
              <table:table-cell office:value-type="float" office:value="87.575">
                <text:p>87.5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72">
                <text:p>3.72</text:p>
              </table:table-cell>
              <table:table-cell office:value-type="float" office:value="98.527">
                <text:p>98.527</text:p>
              </table:table-cell>
              <table:table-cell office:value-type="float" office:value="101.437">
                <text:p>101.4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76">
                <text:p>3.76</text:p>
              </table:table-cell>
              <table:table-cell office:value-type="float" office:value="102.03">
                <text:p>102.03</text:p>
              </table:table-cell>
              <table:table-cell office:value-type="float" office:value="112.167">
                <text:p>112.1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8">
                <text:p>3.8</text:p>
              </table:table-cell>
              <table:table-cell office:value-type="float" office:value="106.087">
                <text:p>106.087</text:p>
              </table:table-cell>
              <table:table-cell office:value-type="float" office:value="121.319">
                <text:p>121.3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84">
                <text:p>3.84</text:p>
              </table:table-cell>
              <table:table-cell office:value-type="float" office:value="110.574">
                <text:p>110.574</text:p>
              </table:table-cell>
              <table:table-cell office:value-type="float" office:value="116.066">
                <text:p>116.0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88">
                <text:p>3.88</text:p>
              </table:table-cell>
              <table:table-cell office:value-type="float" office:value="115.427">
                <text:p>115.427</text:p>
              </table:table-cell>
              <table:table-cell office:value-type="float" office:value="110.94">
                <text:p>110.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92">
                <text:p>3.92</text:p>
              </table:table-cell>
              <table:table-cell office:value-type="float" office:value="120.069">
                <text:p>120.069</text:p>
              </table:table-cell>
              <table:table-cell office:value-type="float" office:value="111.241">
                <text:p>111.2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96">
                <text:p>3.96</text:p>
              </table:table-cell>
              <table:table-cell office:value-type="float" office:value="124.507">
                <text:p>124.507</text:p>
              </table:table-cell>
              <table:table-cell office:value-type="float" office:value="106.489">
                <text:p>106.4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128.957">
                <text:p>128.957</text:p>
              </table:table-cell>
              <table:table-cell office:value-type="float" office:value="97.64">
                <text:p>97.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04">
                <text:p>4.04</text:p>
              </table:table-cell>
              <table:table-cell office:value-type="float" office:value="133.216">
                <text:p>133.216</text:p>
              </table:table-cell>
              <table:table-cell office:value-type="float" office:value="88.923">
                <text:p>88.9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08">
                <text:p>4.08</text:p>
              </table:table-cell>
              <table:table-cell office:value-type="float" office:value="137.122">
                <text:p>137.122</text:p>
              </table:table-cell>
              <table:table-cell office:value-type="float" office:value="78.996">
                <text:p>78.9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12">
                <text:p>4.12</text:p>
              </table:table-cell>
              <table:table-cell office:value-type="float" office:value="140.679">
                <text:p>140.679</text:p>
              </table:table-cell>
              <table:table-cell office:value-type="float" office:value="69.286">
                <text:p>69.2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16">
                <text:p>4.16</text:p>
              </table:table-cell>
              <table:table-cell office:value-type="float" office:value="143.838">
                <text:p>143.838</text:p>
              </table:table-cell>
              <table:table-cell office:value-type="float" office:value="61.491">
                <text:p>61.4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2">
                <text:p>4.2</text:p>
              </table:table-cell>
              <table:table-cell office:value-type="float" office:value="146.61">
                <text:p>146.61</text:p>
              </table:table-cell>
              <table:table-cell office:value-type="float" office:value="52.701">
                <text:p>52.7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24">
                <text:p>4.24</text:p>
              </table:table-cell>
              <table:table-cell office:value-type="float" office:value="149.07">
                <text:p>149.07</text:p>
              </table:table-cell>
              <table:table-cell office:value-type="float" office:value="46.626">
                <text:p>46.6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28">
                <text:p>4.28</text:p>
              </table:table-cell>
              <table:table-cell office:value-type="float" office:value="151.178">
                <text:p>151.178</text:p>
              </table:table-cell>
              <table:table-cell office:value-type="float" office:value="38.454">
                <text:p>38.4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32">
                <text:p>4.32</text:p>
              </table:table-cell>
              <table:table-cell office:value-type="float" office:value="153.043">
                <text:p>153.043</text:p>
              </table:table-cell>
              <table:table-cell office:value-type="float" office:value="19.349">
                <text:p>19.3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36">
                <text:p>4.36</text:p>
              </table:table-cell>
              <table:table-cell office:value-type="float" office:value="154.581">
                <text:p>154.581</text:p>
              </table:table-cell>
              <table:table-cell office:value-type="float" office:value="-0.406">
                <text:p>-0.4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4">
                <text:p>4.4</text:p>
              </table:table-cell>
              <table:table-cell office:value-type="float" office:value="155.355">
                <text:p>155.355</text:p>
              </table:table-cell>
              <table:table-cell office:value-type="float" office:value="-23.648">
                <text:p>-23.6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44">
                <text:p>4.44</text:p>
              </table:table-cell>
              <table:table-cell office:value-type="float" office:value="155.339">
                <text:p>155.339</text:p>
              </table:table-cell>
              <table:table-cell office:value-type="float" office:value="-45.715">
                <text:p>-45.7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48">
                <text:p>4.48</text:p>
              </table:table-cell>
              <table:table-cell office:value-type="float" office:value="154.393">
                <text:p>154.393</text:p>
              </table:table-cell>
              <table:table-cell office:value-type="float" office:value="-62.414">
                <text:p>-62.4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52">
                <text:p>4.52</text:p>
              </table:table-cell>
              <table:table-cell office:value-type="float" office:value="152.564">
                <text:p>152.564</text:p>
              </table:table-cell>
              <table:table-cell office:value-type="float" office:value="-69.52">
                <text:p>-69.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56">
                <text:p>4.56</text:p>
              </table:table-cell>
              <table:table-cell office:value-type="float" office:value="150.067">
                <text:p>150.067</text:p>
              </table:table-cell>
              <table:table-cell office:value-type="float" office:value="-81.409">
                <text:p>-81.4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6">
                <text:p>4.6</text:p>
              </table:table-cell>
              <table:table-cell office:value-type="float" office:value="147.287">
                <text:p>147.287</text:p>
              </table:table-cell>
              <table:table-cell office:value-type="float" office:value="-91.604">
                <text:p>-91.6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64">
                <text:p>4.64</text:p>
              </table:table-cell>
              <table:table-cell office:value-type="float" office:value="144.03">
                <text:p>144.03</text:p>
              </table:table-cell>
              <table:table-cell office:value-type="float" office:value="-91.753">
                <text:p>-91.7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68">
                <text:p>4.68</text:p>
              </table:table-cell>
              <table:table-cell office:value-type="float" office:value="140.366">
                <text:p>140.366</text:p>
              </table:table-cell>
              <table:table-cell office:value-type="float" office:value="-96.489">
                <text:p>-96.4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72">
                <text:p>4.72</text:p>
              </table:table-cell>
              <table:table-cell office:value-type="float" office:value="136.696">
                <text:p>136.696</text:p>
              </table:table-cell>
              <table:table-cell office:value-type="float" office:value="-96.201">
                <text:p>-96.2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76">
                <text:p>4.76</text:p>
              </table:table-cell>
              <table:table-cell office:value-type="float" office:value="132.837">
                <text:p>132.837</text:p>
              </table:table-cell>
              <table:table-cell office:value-type="float" office:value="-94.75">
                <text:p>-94.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8">
                <text:p>4.8</text:p>
              </table:table-cell>
              <table:table-cell office:value-type="float" office:value="128.988">
                <text:p>128.988</text:p>
              </table:table-cell>
              <table:table-cell office:value-type="float" office:value="-99.341">
                <text:p>-99.3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84">
                <text:p>4.84</text:p>
              </table:table-cell>
              <table:table-cell office:value-type="float" office:value="125.198">
                <text:p>125.198</text:p>
              </table:table-cell>
              <table:table-cell office:value-type="float" office:value="-97.96">
                <text:p>-97.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88">
                <text:p>4.88</text:p>
              </table:table-cell>
              <table:table-cell office:value-type="float" office:value="121.225">
                <text:p>121.225</text:p>
              </table:table-cell>
              <table:table-cell office:value-type="float" office:value="-96.597">
                <text:p>-96.5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92">
                <text:p>4.92</text:p>
              </table:table-cell>
              <table:table-cell office:value-type="float" office:value="117.306">
                <text:p>117.306</text:p>
              </table:table-cell>
              <table:table-cell office:value-type="float" office:value="-93.697">
                <text:p>-93.6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96">
                <text:p>4.96</text:p>
              </table:table-cell>
              <table:table-cell office:value-type="float" office:value="113.443">
                <text:p>113.443</text:p>
              </table:table-cell>
              <table:table-cell office:value-type="float" office:value="-95.017">
                <text:p>-95.0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">
                <text:p>5</text:p>
              </table:table-cell>
              <table:table-cell office:value-type="float" office:value="109.695">
                <text:p>109.695</text:p>
              </table:table-cell>
              <table:table-cell office:value-type="float" office:value="-97.648">
                <text:p>-97.6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04">
                <text:p>5.04</text:p>
              </table:table-cell>
              <table:table-cell office:value-type="float" office:value="105.894">
                <text:p>105.894</text:p>
              </table:table-cell>
              <table:table-cell office:value-type="float" office:value="-98.377">
                <text:p>-98.3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08">
                <text:p>5.08</text:p>
              </table:table-cell>
              <table:table-cell office:value-type="float" office:value="101.988">
                <text:p>101.988</text:p>
              </table:table-cell>
              <table:table-cell office:value-type="float" office:value="-97.257">
                <text:p>-97.2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12">
                <text:p>5.12</text:p>
              </table:table-cell>
              <table:table-cell office:value-type="float" office:value="98.053">
                <text:p>98.053</text:p>
              </table:table-cell>
              <table:table-cell office:value-type="float" office:value="-96.375">
                <text:p>-96.3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16">
                <text:p>5.16</text:p>
              </table:table-cell>
              <table:table-cell office:value-type="float" office:value="94.163">
                <text:p>94.163</text:p>
              </table:table-cell>
              <table:table-cell office:value-type="float" office:value="-88.466">
                <text:p>-88.4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2">
                <text:p>5.2</text:p>
              </table:table-cell>
              <table:table-cell office:value-type="float" office:value="90.308">
                <text:p>90.308</text:p>
              </table:table-cell>
              <table:table-cell office:value-type="float" office:value="-78.095">
                <text:p>-78.0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24">
                <text:p>5.24</text:p>
              </table:table-cell>
              <table:table-cell office:value-type="float" office:value="86.769">
                <text:p>86.769</text:p>
              </table:table-cell>
              <table:table-cell office:value-type="float" office:value="-67.683">
                <text:p>-67.6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28">
                <text:p>5.28</text:p>
              </table:table-cell>
              <table:table-cell office:value-type="float" office:value="83.645">
                <text:p>83.645</text:p>
              </table:table-cell>
              <table:table-cell office:value-type="float" office:value="-54.641">
                <text:p>-54.6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32">
                <text:p>5.32</text:p>
              </table:table-cell>
              <table:table-cell office:value-type="float" office:value="80.938">
                <text:p>80.938</text:p>
              </table:table-cell>
              <table:table-cell office:value-type="float" office:value="-45.45">
                <text:p>-45.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36">
                <text:p>5.36</text:p>
              </table:table-cell>
              <table:table-cell office:value-type="float" office:value="78.752">
                <text:p>78.752</text:p>
              </table:table-cell>
              <table:table-cell office:value-type="float" office:value="-28.116">
                <text:p>-28.1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4">
                <text:p>5.4</text:p>
              </table:table-cell>
              <table:table-cell office:value-type="float" office:value="76.934">
                <text:p>76.934</text:p>
              </table:table-cell>
              <table:table-cell office:value-type="float" office:value="-2.574">
                <text:p>-2.5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44">
                <text:p>5.44</text:p>
              </table:table-cell>
              <table:table-cell office:value-type="float" office:value="75.81">
                <text:p>75.81</text:p>
              </table:table-cell>
              <table:table-cell office:value-type="float" office:value="10.909">
                <text:p>10.9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48">
                <text:p>5.48</text:p>
              </table:table-cell>
              <table:table-cell office:value-type="float" office:value="75.707">
                <text:p>75.707</text:p>
              </table:table-cell>
              <table:table-cell office:value-type="float" office:value="21.852">
                <text:p>21.8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52">
                <text:p>5.52</text:p>
              </table:table-cell>
              <table:table-cell office:value-type="float" office:value="76.143">
                <text:p>76.143</text:p>
              </table:table-cell>
              <table:table-cell office:value-type="float" office:value="34.213">
                <text:p>34.2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56">
                <text:p>5.56</text:p>
              </table:table-cell>
              <table:table-cell office:value-type="float" office:value="77.017">
                <text:p>77.017</text:p>
              </table:table-cell>
              <table:table-cell office:value-type="float" office:value="43.835">
                <text:p>43.8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6">
                <text:p>5.6</text:p>
              </table:table-cell>
              <table:table-cell office:value-type="float" office:value="78.386">
                <text:p>78.386</text:p>
              </table:table-cell>
              <table:table-cell office:value-type="float" office:value="55.31">
                <text:p>55.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64">
                <text:p>5.64</text:p>
              </table:table-cell>
              <table:table-cell office:value-type="float" office:value="80.139">
                <text:p>80.139</text:p>
              </table:table-cell>
              <table:table-cell office:value-type="float" office:value="56.312">
                <text:p>56.3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68">
                <text:p>5.68</text:p>
              </table:table-cell>
              <table:table-cell office:value-type="float" office:value="82.352">
                <text:p>82.352</text:p>
              </table:table-cell>
              <table:table-cell office:value-type="float" office:value="58.685">
                <text:p>58.6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72">
                <text:p>5.72</text:p>
              </table:table-cell>
              <table:table-cell office:value-type="float" office:value="84.604">
                <text:p>84.604</text:p>
              </table:table-cell>
              <table:table-cell office:value-type="float" office:value="71.101">
                <text:p>71.1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76">
                <text:p>5.76</text:p>
              </table:table-cell>
              <table:table-cell office:value-type="float" office:value="86.951">
                <text:p>86.951</text:p>
              </table:table-cell>
              <table:table-cell office:value-type="float" office:value="70.847">
                <text:p>70.8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8">
                <text:p>5.8</text:p>
              </table:table-cell>
              <table:table-cell office:value-type="float" office:value="89.795">
                <text:p>89.795</text:p>
              </table:table-cell>
              <table:table-cell office:value-type="float" office:value="74.026">
                <text:p>74.0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84">
                <text:p>5.84</text:p>
              </table:table-cell>
              <table:table-cell office:value-type="float" office:value="92.629">
                <text:p>92.629</text:p>
              </table:table-cell>
              <table:table-cell office:value-type="float" office:value="87.484">
                <text:p>87.4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88">
                <text:p>5.88</text:p>
              </table:table-cell>
              <table:table-cell office:value-type="float" office:value="95.59">
                <text:p>95.59</text:p>
              </table:table-cell>
              <table:table-cell office:value-type="float" office:value="99.562">
                <text:p>99.5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92">
                <text:p>5.92</text:p>
              </table:table-cell>
              <table:table-cell office:value-type="float" office:value="99.09">
                <text:p>99.09</text:p>
              </table:table-cell>
              <table:table-cell office:value-type="float" office:value="102.277">
                <text:p>102.2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96">
                <text:p>5.96</text:p>
              </table:table-cell>
              <table:table-cell office:value-type="float" office:value="103.072">
                <text:p>103.072</text:p>
              </table:table-cell>
              <table:table-cell office:value-type="float" office:value="112.79">
                <text:p>112.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">
                <text:p>6</text:p>
              </table:table-cell>
              <table:table-cell office:value-type="float" office:value="107.163">
                <text:p>107.163</text:p>
              </table:table-cell>
              <table:table-cell office:value-type="float" office:value="119.565">
                <text:p>119.5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04">
                <text:p>6.04</text:p>
              </table:table-cell>
              <table:table-cell office:value-type="float" office:value="111.675">
                <text:p>111.675</text:p>
              </table:table-cell>
              <table:table-cell office:value-type="float" office:value="113.723">
                <text:p>113.7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08">
                <text:p>6.08</text:p>
              </table:table-cell>
              <table:table-cell office:value-type="float" office:value="116.458">
                <text:p>116.458</text:p>
              </table:table-cell>
              <table:table-cell office:value-type="float" office:value="110.851">
                <text:p>110.8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12">
                <text:p>6.12</text:p>
              </table:table-cell>
              <table:table-cell office:value-type="float" office:value="121.006">
                <text:p>121.006</text:p>
              </table:table-cell>
              <table:table-cell office:value-type="float" office:value="113.201">
                <text:p>113.2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16">
                <text:p>6.16</text:p>
              </table:table-cell>
              <table:table-cell office:value-type="float" office:value="125.44">
                <text:p>125.44</text:p>
              </table:table-cell>
              <table:table-cell office:value-type="float" office:value="105.384">
                <text:p>105.3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2">
                <text:p>6.2</text:p>
              </table:table-cell>
              <table:table-cell office:value-type="float" office:value="129.969">
                <text:p>129.969</text:p>
              </table:table-cell>
              <table:table-cell office:value-type="float" office:value="100.13">
                <text:p>100.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24">
                <text:p>6.24</text:p>
              </table:table-cell>
              <table:table-cell office:value-type="float" office:value="134.184">
                <text:p>134.184</text:p>
              </table:table-cell>
              <table:table-cell office:value-type="float" office:value="90.14">
                <text:p>90.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28">
                <text:p>6.28</text:p>
              </table:table-cell>
              <table:table-cell office:value-type="float" office:value="138.189">
                <text:p>138.189</text:p>
              </table:table-cell>
              <table:table-cell office:value-type="float" office:value="81.013">
                <text:p>81.0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32">
                <text:p>6.32</text:p>
              </table:table-cell>
              <table:table-cell office:value-type="float" office:value="141.795">
                <text:p>141.795</text:p>
              </table:table-cell>
              <table:table-cell office:value-type="float" office:value="69.169">
                <text:p>69.1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36">
                <text:p>6.36</text:p>
              </table:table-cell>
              <table:table-cell office:value-type="float" office:value="145.035">
                <text:p>145.035</text:p>
              </table:table-cell>
              <table:table-cell office:value-type="float" office:value="62.379">
                <text:p>62.3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4">
                <text:p>6.4</text:p>
              </table:table-cell>
              <table:table-cell office:value-type="float" office:value="147.802">
                <text:p>147.802</text:p>
              </table:table-cell>
              <table:table-cell office:value-type="float" office:value="55.234">
                <text:p>55.2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44">
                <text:p>6.44</text:p>
              </table:table-cell>
              <table:table-cell office:value-type="float" office:value="150.297">
                <text:p>150.297</text:p>
              </table:table-cell>
              <table:table-cell office:value-type="float" office:value="48.799">
                <text:p>48.7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48">
                <text:p>6.48</text:p>
              </table:table-cell>
              <table:table-cell office:value-type="float" office:value="152.506">
                <text:p>152.506</text:p>
              </table:table-cell>
              <table:table-cell office:value-type="float" office:value="33.157">
                <text:p>33.1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52">
                <text:p>6.52</text:p>
              </table:table-cell>
              <table:table-cell office:value-type="float" office:value="154.458">
                <text:p>154.458</text:p>
              </table:table-cell>
              <table:table-cell office:value-type="float" office:value="20.585">
                <text:p>20.58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56">
                <text:p>6.56</text:p>
              </table:table-cell>
              <table:table-cell office:value-type="float" office:value="155.785">
                <text:p>155.785</text:p>
              </table:table-cell>
              <table:table-cell office:value-type="float" office:value="5.957">
                <text:p>5.9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6">
                <text:p>6.6</text:p>
              </table:table-cell>
              <table:table-cell office:value-type="float" office:value="156.608">
                <text:p>156.608</text:p>
              </table:table-cell>
              <table:table-cell office:value-type="float" office:value="-10.527">
                <text:p>-10.5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64">
                <text:p>6.64</text:p>
              </table:table-cell>
              <table:table-cell office:value-type="float" office:value="156.846">
                <text:p>156.846</text:p>
              </table:table-cell>
              <table:table-cell office:value-type="float" office:value="-24.478">
                <text:p>-24.4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68">
                <text:p>6.68</text:p>
              </table:table-cell>
              <table:table-cell office:value-type="float" office:value="156.425">
                <text:p>156.425</text:p>
              </table:table-cell>
              <table:table-cell office:value-type="float" office:value="-37.021">
                <text:p>-37.0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72">
                <text:p>6.72</text:p>
              </table:table-cell>
              <table:table-cell office:value-type="float" office:value="155.446">
                <text:p>155.446</text:p>
              </table:table-cell>
              <table:table-cell office:value-type="float" office:value="-63.359">
                <text:p>-63.3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76">
                <text:p>6.76</text:p>
              </table:table-cell>
              <table:table-cell office:value-type="float" office:value="153.965">
                <text:p>153.965</text:p>
              </table:table-cell>
              <table:table-cell office:value-type="float" office:value="-74.3">
                <text:p>-74.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8">
                <text:p>6.8</text:p>
              </table:table-cell>
              <table:table-cell office:value-type="float" office:value="151.431">
                <text:p>151.431</text:p>
              </table:table-cell>
              <table:table-cell office:value-type="float" office:value="-84.398">
                <text:p>-84.3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84">
                <text:p>6.84</text:p>
              </table:table-cell>
              <table:table-cell office:value-type="float" office:value="148.459">
                <text:p>148.459</text:p>
              </table:table-cell>
              <table:table-cell office:value-type="float" office:value="-94.903">
                <text:p>-94.9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88">
                <text:p>6.88</text:p>
              </table:table-cell>
              <table:table-cell office:value-type="float" office:value="145.083">
                <text:p>145.083</text:p>
              </table:table-cell>
              <table:table-cell office:value-type="float" office:value="-99.541">
                <text:p>-99.54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92">
                <text:p>6.92</text:p>
              </table:table-cell>
              <table:table-cell office:value-type="float" office:value="141.287">
                <text:p>141.287</text:p>
              </table:table-cell>
              <table:table-cell office:value-type="float" office:value="-99.736">
                <text:p>-99.7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96">
                <text:p>6.96</text:p>
              </table:table-cell>
              <table:table-cell office:value-type="float" office:value="137.305">
                <text:p>137.305</text:p>
              </table:table-cell>
              <table:table-cell office:value-type="float" office:value="-98.317">
                <text:p>-98.3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">
                <text:p>7</text:p>
              </table:table-cell>
              <table:table-cell office:value-type="float" office:value="133.316">
                <text:p>133.316</text:p>
              </table:table-cell>
              <table:table-cell office:value-type="float" office:value="-97.399">
                <text:p>-97.3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04">
                <text:p>7.04</text:p>
              </table:table-cell>
              <table:table-cell office:value-type="float" office:value="129.383">
                <text:p>129.383</text:p>
              </table:table-cell>
              <table:table-cell office:value-type="float" office:value="-100.201">
                <text:p>-100.2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08">
                <text:p>7.08</text:p>
              </table:table-cell>
              <table:table-cell office:value-type="float" office:value="125.487">
                <text:p>125.487</text:p>
              </table:table-cell>
              <table:table-cell office:value-type="float" office:value="-98.15">
                <text:p>-98.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12">
                <text:p>7.12</text:p>
              </table:table-cell>
              <table:table-cell office:value-type="float" office:value="121.479">
                <text:p>121.479</text:p>
              </table:table-cell>
              <table:table-cell office:value-type="float" office:value="-99.389">
                <text:p>-99.3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16">
                <text:p>7.16</text:p>
              </table:table-cell>
              <table:table-cell office:value-type="float" office:value="117.553">
                <text:p>117.553</text:p>
              </table:table-cell>
              <table:table-cell office:value-type="float" office:value="-98.973">
                <text:p>-98.9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2">
                <text:p>7.2</text:p>
              </table:table-cell>
              <table:table-cell office:value-type="float" office:value="113.578">
                <text:p>113.578</text:p>
              </table:table-cell>
              <table:table-cell office:value-type="float" office:value="-97.79">
                <text:p>-97.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24">
                <text:p>7.24</text:p>
              </table:table-cell>
              <table:table-cell office:value-type="float" office:value="109.619">
                <text:p>109.619</text:p>
              </table:table-cell>
              <table:table-cell office:value-type="float" office:value="-96.529">
                <text:p>-96.52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28">
                <text:p>7.28</text:p>
              </table:table-cell>
              <table:table-cell office:value-type="float" office:value="105.707">
                <text:p>105.707</text:p>
              </table:table-cell>
              <table:table-cell office:value-type="float" office:value="-92.005">
                <text:p>-92.0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32">
                <text:p>7.32</text:p>
              </table:table-cell>
              <table:table-cell office:value-type="float" office:value="101.846">
                <text:p>101.846</text:p>
              </table:table-cell>
              <table:table-cell office:value-type="float" office:value="-85.634">
                <text:p>-85.6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36">
                <text:p>7.36</text:p>
              </table:table-cell>
              <table:table-cell office:value-type="float" office:value="98.166">
                <text:p>98.166</text:p>
              </table:table-cell>
              <table:table-cell office:value-type="float" office:value="-83.167">
                <text:p>-83.1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4">
                <text:p>7.4</text:p>
              </table:table-cell>
              <table:table-cell office:value-type="float" office:value="94.74">
                <text:p>94.74</text:p>
              </table:table-cell>
              <table:table-cell office:value-type="float" office:value="-82.416">
                <text:p>-82.4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44">
                <text:p>7.44</text:p>
              </table:table-cell>
              <table:table-cell office:value-type="float" office:value="91.414">
                <text:p>91.414</text:p>
              </table:table-cell>
              <table:table-cell office:value-type="float" office:value="-76.772">
                <text:p>-76.7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48">
                <text:p>7.48</text:p>
              </table:table-cell>
              <table:table-cell office:value-type="float" office:value="88.117">
                <text:p>88.117</text:p>
              </table:table-cell>
              <table:table-cell office:value-type="float" office:value="-65.201">
                <text:p>-65.2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52">
                <text:p>7.52</text:p>
              </table:table-cell>
              <table:table-cell office:value-type="float" office:value="85.046">
                <text:p>85.046</text:p>
              </table:table-cell>
              <table:table-cell office:value-type="float" office:value="-53.761">
                <text:p>-53.7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56">
                <text:p>7.56</text:p>
              </table:table-cell>
              <table:table-cell office:value-type="float" office:value="82.438">
                <text:p>82.438</text:p>
              </table:table-cell>
              <table:table-cell office:value-type="float" office:value="-43.78">
                <text:p>-43.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6">
                <text:p>7.6</text:p>
              </table:table-cell>
              <table:table-cell office:value-type="float" office:value="80.288">
                <text:p>80.288</text:p>
              </table:table-cell>
              <table:table-cell office:value-type="float" office:value="-30.505">
                <text:p>-30.5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64">
                <text:p>7.64</text:p>
              </table:table-cell>
              <table:table-cell office:value-type="float" office:value="78.536">
                <text:p>78.536</text:p>
              </table:table-cell>
              <table:table-cell office:value-type="float" office:value="-8.707">
                <text:p>-8.7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68">
                <text:p>7.68</text:p>
              </table:table-cell>
              <table:table-cell office:value-type="float" office:value="77.316">
                <text:p>77.316</text:p>
              </table:table-cell>
              <table:table-cell office:value-type="float" office:value="1.246">
                <text:p>1.24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72">
                <text:p>7.72</text:p>
              </table:table-cell>
              <table:table-cell office:value-type="float" office:value="76.968">
                <text:p>76.968</text:p>
              </table:table-cell>
              <table:table-cell office:value-type="float" office:value="13.672">
                <text:p>13.6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76">
                <text:p>7.76</text:p>
              </table:table-cell>
              <table:table-cell office:value-type="float" office:value="77.018">
                <text:p>77.018</text:p>
              </table:table-cell>
              <table:table-cell office:value-type="float" office:value="23.133">
                <text:p>23.1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8">
                <text:p>7.8</text:p>
              </table:table-cell>
              <table:table-cell office:value-type="float" office:value="77.565">
                <text:p>77.565</text:p>
              </table:table-cell>
              <table:table-cell office:value-type="float" office:value="29.919">
                <text:p>29.9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84">
                <text:p>7.84</text:p>
              </table:table-cell>
              <table:table-cell office:value-type="float" office:value="78.49">
                <text:p>78.49</text:p>
              </table:table-cell>
              <table:table-cell office:value-type="float" office:value="43.241">
                <text:p>43.24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88">
                <text:p>7.88</text:p>
              </table:table-cell>
              <table:table-cell office:value-type="float" office:value="79.687">
                <text:p>79.687</text:p>
              </table:table-cell>
              <table:table-cell office:value-type="float" office:value="45.052">
                <text:p>45.0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92">
                <text:p>7.92</text:p>
              </table:table-cell>
              <table:table-cell office:value-type="float" office:value="81.416">
                <text:p>81.416</text:p>
              </table:table-cell>
              <table:table-cell office:value-type="float" office:value="49.294">
                <text:p>49.2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96">
                <text:p>7.96</text:p>
              </table:table-cell>
              <table:table-cell office:value-type="float" office:value="83.219">
                <text:p>83.219</text:p>
              </table:table-cell>
              <table:table-cell office:value-type="float" office:value="56.983">
                <text:p>56.9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">
                <text:p>8</text:p>
              </table:table-cell>
              <table:table-cell office:value-type="float" office:value="85.19">
                <text:p>85.19</text:p>
              </table:table-cell>
              <table:table-cell office:value-type="float" office:value="62.382">
                <text:p>62.38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04">
                <text:p>8.04</text:p>
              </table:table-cell>
              <table:table-cell office:value-type="float" office:value="87.47">
                <text:p>87.47</text:p>
              </table:table-cell>
              <table:table-cell office:value-type="float" office:value="65.061">
                <text:p>65.0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.08">
                <text:p>8.08</text:p>
              </table:table-cell>
              <table:table-cell office:value-type="float" office:value="89.965">
                <text:p>89.965</text:p>
              </table:table-cell>
              <table:table-cell office:value-type="float" office:value="76.667">
                <text:p>76.6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.12">
                <text:p>8.12</text:p>
              </table:table-cell>
              <table:table-cell office:value-type="float" office:value="92.567">
                <text:p>92.567</text:p>
              </table:table-cell>
              <table:table-cell office:value-type="float" office:value="88.172">
                <text:p>88.1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.16">
                <text:p>8.16</text:p>
              </table:table-cell>
              <table:table-cell office:value-type="float" office:value="95.634">
                <text:p>95.634</text:p>
              </table:table-cell>
              <table:table-cell office:value-type="float" office:value="98.63">
                <text:p>98.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.2">
                <text:p>8.2</text:p>
              </table:table-cell>
              <table:table-cell office:value-type="float" office:value="99.161">
                <text:p>99.161</text:p>
              </table:table-cell>
              <table:table-cell office:value-type="float" office:value="102.559">
                <text:p>102.5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.24">
                <text:p>8.24</text:p>
              </table:table-cell>
              <table:table-cell office:value-type="float" office:value="103.106">
                <text:p>103.106</text:p>
              </table:table-cell>
              <table:table-cell office:value-type="float" office:value="114.332">
                <text:p>114.3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.28">
                <text:p>8.28</text:p>
              </table:table-cell>
              <table:table-cell office:value-type="float" office:value="107.208">
                <text:p>107.208</text:p>
              </table:table-cell>
              <table:table-cell office:value-type="float" office:value="120.246">
                <text:p>120.2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.32">
                <text:p>8.32</text:p>
              </table:table-cell>
              <table:table-cell office:value-type="float" office:value="111.782">
                <text:p>111.782</text:p>
              </table:table-cell>
              <table:table-cell office:value-type="float" office:value="117.729">
                <text:p>117.72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.36">
                <text:p>8.36</text:p>
              </table:table-cell>
              <table:table-cell office:value-type="float" office:value="116.592">
                <text:p>116.592</text:p>
              </table:table-cell>
              <table:table-cell office:value-type="float" office:value="113.973">
                <text:p>113.97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.4">
                <text:p>8.4</text:p>
              </table:table-cell>
              <table:table-cell office:value-type="float" office:value="121.301">
                <text:p>121.301</text:p>
              </table:table-cell>
              <table:table-cell office:value-type="float" office:value="109.954">
                <text:p>109.9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.44">
                <text:p>8.44</text:p>
              </table:table-cell>
              <table:table-cell office:value-type="float" office:value="125.86">
                <text:p>125.86</text:p>
              </table:table-cell>
              <table:table-cell office:value-type="float" office:value="110.625">
                <text:p>110.6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.48">
                <text:p>8.48</text:p>
              </table:table-cell>
              <table:table-cell office:value-type="float" office:value="130.258">
                <text:p>130.258</text:p>
              </table:table-cell>
              <table:table-cell office:value-type="float" office:value="102.379">
                <text:p>102.37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.52">
                <text:p>8.52</text:p>
              </table:table-cell>
              <table:table-cell office:value-type="float" office:value="134.683">
                <text:p>134.683</text:p>
              </table:table-cell>
              <table:table-cell office:value-type="float" office:value="92.048">
                <text:p>92.0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.56">
                <text:p>8.56</text:p>
              </table:table-cell>
              <table:table-cell office:value-type="float" office:value="138.778">
                <text:p>138.778</text:p>
              </table:table-cell>
              <table:table-cell office:value-type="float" office:value="79.022">
                <text:p>79.02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.6">
                <text:p>8.6</text:p>
              </table:table-cell>
              <table:table-cell office:value-type="float" office:value="142.46">
                <text:p>142.46</text:p>
              </table:table-cell>
              <table:table-cell office:value-type="float" office:value="69.394">
                <text:p>69.39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.64">
                <text:p>8.64</text:p>
              </table:table-cell>
              <table:table-cell office:value-type="float" office:value="145.621">
                <text:p>145.621</text:p>
              </table:table-cell>
              <table:table-cell office:value-type="float" office:value="60.636">
                <text:p>60.6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.68">
                <text:p>8.68</text:p>
              </table:table-cell>
              <table:table-cell office:value-type="float" office:value="148.396">
                <text:p>148.396</text:p>
              </table:table-cell>
              <table:table-cell office:value-type="float" office:value="55.485">
                <text:p>55.4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.72">
                <text:p>8.72</text:p>
              </table:table-cell>
              <table:table-cell office:value-type="float" office:value="150.822">
                <text:p>150.822</text:p>
              </table:table-cell>
              <table:table-cell office:value-type="float" office:value="40.907">
                <text:p>40.9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.76">
                <text:p>8.76</text:p>
              </table:table-cell>
              <table:table-cell office:value-type="float" office:value="153.041">
                <text:p>153.041</text:p>
              </table:table-cell>
              <table:table-cell office:value-type="float" office:value="29.543">
                <text:p>29.54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.8">
                <text:p>8.8</text:p>
              </table:table-cell>
              <table:table-cell office:value-type="float" office:value="154.678">
                <text:p>154.678</text:p>
              </table:table-cell>
              <table:table-cell office:value-type="float" office:value="13.023">
                <text:p>13.0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.84">
                <text:p>8.84</text:p>
              </table:table-cell>
              <table:table-cell office:value-type="float" office:value="155.859">
                <text:p>155.859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.88">
                <text:p>8.88</text:p>
              </table:table-cell>
              <table:table-cell office:value-type="float" office:value="156.38">
                <text:p>156.38</text:p>
              </table:table-cell>
              <table:table-cell office:value-type="float" office:value="-27.248">
                <text:p>-27.2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.92">
                <text:p>8.92</text:p>
              </table:table-cell>
              <table:table-cell office:value-type="float" office:value="156.204">
                <text:p>156.204</text:p>
              </table:table-cell>
              <table:table-cell office:value-type="float" office:value="-42.965">
                <text:p>-42.96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.96">
                <text:p>8.96</text:p>
              </table:table-cell>
              <table:table-cell office:value-type="float" office:value="155.114">
                <text:p>155.114</text:p>
              </table:table-cell>
              <table:table-cell office:value-type="float" office:value="-64.177">
                <text:p>-64.17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">
                <text:p>9</text:p>
              </table:table-cell>
              <table:table-cell office:value-type="float" office:value="153.396">
                <text:p>153.396</text:p>
              </table:table-cell>
              <table:table-cell office:value-type="float" office:value="-74.388">
                <text:p>-74.3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.04">
                <text:p>9.04</text:p>
              </table:table-cell>
              <table:table-cell office:value-type="float" office:value="150.829">
                <text:p>150.829</text:p>
              </table:table-cell>
              <table:table-cell office:value-type="float" office:value="-85.17">
                <text:p>-85.1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.08">
                <text:p>9.08</text:p>
              </table:table-cell>
              <table:table-cell office:value-type="float" office:value="147.853">
                <text:p>147.853</text:p>
              </table:table-cell>
              <table:table-cell office:value-type="float" office:value="-96.341">
                <text:p>-96.3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.12">
                <text:p>9.12</text:p>
              </table:table-cell>
              <table:table-cell office:value-type="float" office:value="144.446">
                <text:p>144.446</text:p>
              </table:table-cell>
              <table:table-cell office:value-type="float" office:value="-91.929">
                <text:p>-91.92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.16">
                <text:p>9.16</text:p>
              </table:table-cell>
              <table:table-cell office:value-type="float" office:value="140.593">
                <text:p>140.593</text:p>
              </table:table-cell>
              <table:table-cell office:value-type="float" office:value="-94.555">
                <text:p>-94.5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.2">
                <text:p>9.2</text:p>
              </table:table-cell>
              <table:table-cell office:value-type="float" office:value="136.915">
                <text:p>136.915</text:p>
              </table:table-cell>
              <table:table-cell office:value-type="float" office:value="-93.351">
                <text:p>-93.35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.24">
                <text:p>9.24</text:p>
              </table:table-cell>
              <table:table-cell office:value-type="float" office:value="133.133">
                <text:p>133.133</text:p>
              </table:table-cell>
              <table:table-cell office:value-type="float" office:value="-96.824">
                <text:p>-96.8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.28">
                <text:p>9.28</text:p>
              </table:table-cell>
              <table:table-cell office:value-type="float" office:value="129.399">
                <text:p>129.399</text:p>
              </table:table-cell>
              <table:table-cell office:value-type="float" office:value="-98.567">
                <text:p>-98.5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.32">
                <text:p>9.32</text:p>
              </table:table-cell>
              <table:table-cell office:value-type="float" office:value="125.526">
                <text:p>125.526</text:p>
              </table:table-cell>
              <table:table-cell office:value-type="float" office:value="-102.55">
                <text:p>-102.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.36">
                <text:p>9.36</text:p>
              </table:table-cell>
              <table:table-cell office:value-type="float" office:value="121.584">
                <text:p>121.584</text:p>
              </table:table-cell>
              <table:table-cell office:value-type="float" office:value="-100.921">
                <text:p>-100.92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.4">
                <text:p>9.4</text:p>
              </table:table-cell>
              <table:table-cell office:value-type="float" office:value="117.482">
                <text:p>117.482</text:p>
              </table:table-cell>
              <table:table-cell office:value-type="float" office:value="-97.314">
                <text:p>-97.3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.44">
                <text:p>9.44</text:p>
              </table:table-cell>
              <table:table-cell office:value-type="float" office:value="113.445">
                <text:p>113.445</text:p>
              </table:table-cell>
              <table:table-cell office:value-type="float" office:value="-94.749">
                <text:p>-94.7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.48">
                <text:p>9.48</text:p>
              </table:table-cell>
              <table:table-cell office:value-type="float" office:value="109.552">
                <text:p>109.552</text:p>
              </table:table-cell>
              <table:table-cell office:value-type="float" office:value="-93.556">
                <text:p>-93.55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.52">
                <text:p>9.52</text:p>
              </table:table-cell>
              <table:table-cell office:value-type="float" office:value="105.762">
                <text:p>105.762</text:p>
              </table:table-cell>
              <table:table-cell office:value-type="float" office:value="-92.258">
                <text:p>-92.25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.56">
                <text:p>9.56</text:p>
              </table:table-cell>
              <table:table-cell office:value-type="float" office:value="102.02">
                <text:p>102.02</text:p>
              </table:table-cell>
              <table:table-cell office:value-type="float" office:value="-92.205">
                <text:p>-92.2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.6">
                <text:p>9.6</text:p>
              </table:table-cell>
              <table:table-cell office:value-type="float" office:value="98.33">
                <text:p>98.33</text:p>
              </table:table-cell>
              <table:table-cell office:value-type="float" office:value="-86.525">
                <text:p>-86.5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.64">
                <text:p>9.64</text:p>
              </table:table-cell>
              <table:table-cell office:value-type="float" office:value="94.641">
                <text:p>94.641</text:p>
              </table:table-cell>
              <table:table-cell office:value-type="float" office:value="-80.664">
                <text:p>-80.6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.68">
                <text:p>9.68</text:p>
              </table:table-cell>
              <table:table-cell office:value-type="float" office:value="91.18">
                <text:p>91.18</text:p>
              </table:table-cell>
              <table:table-cell office:value-type="float" office:value="-71.085">
                <text:p>-71.0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.72">
                <text:p>9.72</text:p>
              </table:table-cell>
              <table:table-cell office:value-type="float" office:value="87.954">
                <text:p>87.954</text:p>
              </table:table-cell>
              <table:table-cell office:value-type="float" office:value="-59.996">
                <text:p>-59.9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.76">
                <text:p>9.76</text:p>
              </table:table-cell>
              <table:table-cell office:value-type="float" office:value="85.11">
                <text:p>85.11</text:p>
              </table:table-cell>
              <table:table-cell office:value-type="float" office:value="-47.178">
                <text:p>-47.17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.8">
                <text:p>9.8</text:p>
              </table:table-cell>
              <table:table-cell office:value-type="float" office:value="82.711">
                <text:p>82.711</text:p>
              </table:table-cell>
              <table:table-cell office:value-type="float" office:value="-42.929">
                <text:p>-42.9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.84">
                <text:p>9.84</text:p>
              </table:table-cell>
              <table:table-cell office:value-type="float" office:value="80.823">
                <text:p>80.823</text:p>
              </table:table-cell>
              <table:table-cell office:value-type="float" office:value="-22.969">
                <text:p>-22.96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.88">
                <text:p>9.88</text:p>
              </table:table-cell>
              <table:table-cell office:value-type="float" office:value="79.106">
                <text:p>79.106</text:p>
              </table:table-cell>
              <table:table-cell office:value-type="float" office:value="-8.051">
                <text:p>-8.05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.92">
                <text:p>9.92</text:p>
              </table:table-cell>
              <table:table-cell office:value-type="float" office:value="78.188">
                <text:p>78.18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.96">
                <text:p>9.96</text:p>
              </table:table-cell>
              <table:table-cell office:value-type="float" office:value="77.866">
                <text:p>77.866</text:p>
              </table:table-cell>
              <table:table-cell office:value-type="float" office:value="14.369">
                <text:p>14.3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">
                <text:p>10</text:p>
              </table:table-cell>
              <table:table-cell office:value-type="float" office:value="77.919">
                <text:p>77.919</text:p>
              </table:table-cell>
              <table:table-cell office:value-type="float" office:value="26.65">
                <text:p>26.6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.04">
                <text:p>10.04</text:p>
              </table:table-cell>
              <table:table-cell office:value-type="float" office:value="78.493">
                <text:p>78.493</text:p>
              </table:table-cell>
              <table:table-cell office:value-type="float" office:value="38.887">
                <text:p>38.88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.08">
                <text:p>10.08</text:p>
              </table:table-cell>
              <table:table-cell office:value-type="float" office:value="79.559">
                <text:p>79.559</text:p>
              </table:table-cell>
              <table:table-cell office:value-type="float" office:value="46.37">
                <text:p>46.3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.12">
                <text:p>10.12</text:p>
              </table:table-cell>
              <table:table-cell office:value-type="float" office:value="81.115">
                <text:p>81.115</text:p>
              </table:table-cell>
              <table:table-cell office:value-type="float" office:value="45.038">
                <text:p>45.0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.16">
                <text:p>10.16</text:p>
              </table:table-cell>
              <table:table-cell office:value-type="float" office:value="82.97">
                <text:p>82.97</text:p>
              </table:table-cell>
              <table:table-cell office:value-type="float" office:value="51.378">
                <text:p>51.37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.2">
                <text:p>10.2</text:p>
              </table:table-cell>
              <table:table-cell office:value-type="float" office:value="84.771">
                <text:p>84.771</text:p>
              </table:table-cell>
              <table:table-cell office:value-type="float" office:value="60.839">
                <text:p>60.83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.24">
                <text:p>10.24</text:p>
              </table:table-cell>
              <table:table-cell office:value-type="float" office:value="86.826">
                <text:p>86.826</text:p>
              </table:table-cell>
              <table:table-cell office:value-type="float" office:value="64.894">
                <text:p>64.89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.28">
                <text:p>10.28</text:p>
              </table:table-cell>
              <table:table-cell office:value-type="float" office:value="89.26">
                <text:p>89.26</text:p>
              </table:table-cell>
              <table:table-cell office:value-type="float" office:value="70.65">
                <text:p>70.6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.32">
                <text:p>10.32</text:p>
              </table:table-cell>
              <table:table-cell office:value-type="float" office:value="91.856">
                <text:p>91.856</text:p>
              </table:table-cell>
              <table:table-cell office:value-type="float" office:value="88.583">
                <text:p>88.58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.36">
                <text:p>10.36</text:p>
              </table:table-cell>
              <table:table-cell office:value-type="float" office:value="94.682">
                <text:p>94.682</text:p>
              </table:table-cell>
              <table:table-cell office:value-type="float" office:value="94.873">
                <text:p>94.87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.4">
                <text:p>10.4</text:p>
              </table:table-cell>
              <table:table-cell office:value-type="float" office:value="98.225">
                <text:p>98.225</text:p>
              </table:table-cell>
              <table:table-cell office:value-type="float" office:value="100.903">
                <text:p>100.90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.44">
                <text:p>10.44</text:p>
              </table:table-cell>
              <table:table-cell office:value-type="float" office:value="102.02">
                <text:p>102.02</text:p>
              </table:table-cell>
              <table:table-cell office:value-type="float" office:value="114.057">
                <text:p>114.05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.48">
                <text:p>10.48</text:p>
              </table:table-cell>
              <table:table-cell office:value-type="float" office:value="106.056">
                <text:p>106.056</text:p>
              </table:table-cell>
              <table:table-cell office:value-type="float" office:value="114.482">
                <text:p>114.48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.52">
                <text:p>10.52</text:p>
              </table:table-cell>
              <table:table-cell office:value-type="float" office:value="110.618">
                <text:p>110.618</text:p>
              </table:table-cell>
              <table:table-cell office:value-type="float" office:value="110.849">
                <text:p>110.84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.56">
                <text:p>10.56</text:p>
              </table:table-cell>
              <table:table-cell office:value-type="float" office:value="115.198">
                <text:p>115.198</text:p>
              </table:table-cell>
              <table:table-cell office:value-type="float" office:value="109.983">
                <text:p>109.98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.6">
                <text:p>10.6</text:p>
              </table:table-cell>
              <table:table-cell office:value-type="float" office:value="119.632">
                <text:p>119.632</text:p>
              </table:table-cell>
              <table:table-cell office:value-type="float" office:value="105.957">
                <text:p>105.95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.64">
                <text:p>10.64</text:p>
              </table:table-cell>
              <table:table-cell office:value-type="float" office:value="124.031">
                <text:p>124.031</text:p>
              </table:table-cell>
              <table:table-cell office:value-type="float" office:value="102.484">
                <text:p>102.48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.68">
                <text:p>10.68</text:p>
              </table:table-cell>
              <table:table-cell office:value-type="float" office:value="128.269">
                <text:p>128.269</text:p>
              </table:table-cell>
              <table:table-cell office:value-type="float" office:value="92.98">
                <text:p>92.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.72">
                <text:p>10.72</text:p>
              </table:table-cell>
              <table:table-cell office:value-type="float" office:value="132.369">
                <text:p>132.369</text:p>
              </table:table-cell>
              <table:table-cell office:value-type="float" office:value="85.512">
                <text:p>85.5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.76">
                <text:p>10.76</text:p>
              </table:table-cell>
              <table:table-cell office:value-type="float" office:value="136.088">
                <text:p>136.088</text:p>
              </table:table-cell>
              <table:table-cell office:value-type="float" office:value="81.166">
                <text:p>81.16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.8">
                <text:p>10.8</text:p>
              </table:table-cell>
              <table:table-cell office:value-type="float" office:value="139.508">
                <text:p>139.508</text:p>
              </table:table-cell>
              <table:table-cell office:value-type="float" office:value="74.979">
                <text:p>74.97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.84">
                <text:p>10.84</text:p>
              </table:table-cell>
              <table:table-cell office:value-type="float" office:value="142.755">
                <text:p>142.755</text:p>
              </table:table-cell>
              <table:table-cell office:value-type="float" office:value="67.481">
                <text:p>67.48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.88">
                <text:p>10.88</text:p>
              </table:table-cell>
              <table:table-cell office:value-type="float" office:value="145.754">
                <text:p>145.754</text:p>
              </table:table-cell>
              <table:table-cell office:value-type="float" office:value="59.701">
                <text:p>59.7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.92">
                <text:p>10.92</text:p>
              </table:table-cell>
              <table:table-cell office:value-type="float" office:value="148.453">
                <text:p>148.453</text:p>
              </table:table-cell>
              <table:table-cell office:value-type="float" office:value="52.701">
                <text:p>52.7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.96">
                <text:p>10.96</text:p>
              </table:table-cell>
              <table:table-cell office:value-type="float" office:value="150.841">
                <text:p>150.841</text:p>
              </table:table-cell>
              <table:table-cell office:value-type="float" office:value="46.275">
                <text:p>46.2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">
                <text:p>11</text:p>
              </table:table-cell>
              <table:table-cell office:value-type="float" office:value="152.949">
                <text:p>152.949</text:p>
              </table:table-cell>
              <table:table-cell office:value-type="float" office:value="35.117">
                <text:p>35.11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.04">
                <text:p>11.04</text:p>
              </table:table-cell>
              <table:table-cell office:value-type="float" office:value="154.8">
                <text:p>154.8</text:p>
              </table:table-cell>
              <table:table-cell office:value-type="float" office:value="20.705">
                <text:p>20.7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.08">
                <text:p>11.08</text:p>
              </table:table-cell>
              <table:table-cell office:value-type="float" office:value="156.205">
                <text:p>156.205</text:p>
              </table:table-cell>
              <table:table-cell office:value-type="float" office:value="3.598">
                <text:p>3.5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